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39.811cm" style:rel-width="90%" table:align="center"/>
    </style:style>
    <style:style style:name="Tabela4.A" style:family="table-column">
      <style:table-column-properties style:column-width="1.819cm" style:rel-column-width="1134*"/>
    </style:style>
    <style:style style:name="Tabela4.B" style:family="table-column">
      <style:table-column-properties style:column-width="2.727cm" style:rel-column-width="1701*"/>
    </style:style>
    <style:style style:name="Tabela4.C" style:family="table-column">
      <style:table-column-properties style:column-width="17.632cm" style:rel-column-width="10996*"/>
    </style:style>
    <style:style style:name="Tabela4.D" style:family="table-column">
      <style:table-column-properties style:column-width="17.634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39.811cm" style:rel-width="90%" table:align="center"/>
    </style:style>
    <style:style style:name="Tabela1.A" style:family="table-column">
      <style:table-column-properties style:column-width="1.819cm" style:rel-column-width="1134*"/>
    </style:style>
    <style:style style:name="Tabela1.B" style:family="table-column">
      <style:table-column-properties style:column-width="2.727cm" style:rel-column-width="1701*"/>
    </style:style>
    <style:style style:name="Tabela1.C" style:family="table-column">
      <style:table-column-properties style:column-width="17.632cm" style:rel-column-width="10996*"/>
    </style:style>
    <style:style style:name="Tabela1.D" style:family="table-column">
      <style:table-column-properties style:column-width="17.634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9.811cm" style:rel-width="90%" table:align="center"/>
    </style:style>
    <style:style style:name="Tabela2.A" style:family="table-column">
      <style:table-column-properties style:column-width="1.819cm" style:rel-column-width="1134*"/>
    </style:style>
    <style:style style:name="Tabela2.B" style:family="table-column">
      <style:table-column-properties style:column-width="12.665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39.811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1.819cm" style:rel-column-width="1134*"/>
    </style:style>
    <style:style style:name="Tabela15.B" style:family="table-column">
      <style:table-column-properties style:column-width="2.727cm" style:rel-column-width="1701*"/>
    </style:style>
    <style:style style:name="Tabela15.C" style:family="table-column">
      <style:table-column-properties style:column-width="5.877cm" style:rel-column-width="3665*"/>
    </style:style>
    <style:style style:name="Tabela15.D" style:family="table-column">
      <style:table-column-properties style:column-width="5.879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39.811cm" style:rel-width="90%" table:align="center"/>
    </style:style>
    <style:style style:name="Tabela14.A" style:family="table-column">
      <style:table-column-properties style:column-width="1.819cm" style:rel-column-width="1134*"/>
    </style:style>
    <style:style style:name="Tabela14.B" style:family="table-column">
      <style:table-column-properties style:column-width="2.727cm" style:rel-column-width="1701*"/>
    </style:style>
    <style:style style:name="Tabela14.C" style:family="table-column">
      <style:table-column-properties style:column-width="8.816cm" style:rel-column-width="5498*"/>
    </style:style>
    <style:style style:name="Tabela14.F" style:family="table-column">
      <style:table-column-properties style:column-width="8.818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39.811cm" style:rel-width="90%" table:align="center"/>
    </style:style>
    <style:style style:name="Tabela17.A" style:family="table-column">
      <style:table-column-properties style:column-width="1.827cm" style:rel-column-width="1140*"/>
    </style:style>
    <style:style style:name="Tabela17.B" style:family="table-column">
      <style:table-column-properties style:column-width="2.718cm" style:rel-column-width="1695*"/>
    </style:style>
    <style:style style:name="Tabela17.C" style:family="table-column">
      <style:table-column-properties style:column-width="11.755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39.811cm" style:rel-width="90%" table:align="center"/>
    </style:style>
    <style:style style:name="Tabela16.A" style:family="table-column">
      <style:table-column-properties style:column-width="1.827cm" style:rel-column-width="1140*"/>
    </style:style>
    <style:style style:name="Tabela16.B" style:family="table-column">
      <style:table-column-properties style:column-width="2.718cm" style:rel-column-width="1695*"/>
    </style:style>
    <style:style style:name="Tabela16.C" style:family="table-column">
      <style:table-column-properties style:column-width="11.755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39.811cm" style:rel-width="90%" table:align="center"/>
    </style:style>
    <style:style style:name="Tabela6.A" style:family="table-column">
      <style:table-column-properties style:column-width="1.827cm" style:rel-column-width="1140*"/>
    </style:style>
    <style:style style:name="Tabela6.B" style:family="table-column">
      <style:table-column-properties style:column-width="12.661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39.811cm" style:rel-width="90%" table:align="center"/>
    </style:style>
    <style:style style:name="Table8.A" style:family="table-column">
      <style:table-column-properties style:column-width="1.827cm" style:rel-column-width="1140*"/>
    </style:style>
    <style:style style:name="Table8.B" style:family="table-column">
      <style:table-column-properties style:column-width="2.718cm" style:rel-column-width="1695*"/>
    </style:style>
    <style:style style:name="Table8.C" style:family="table-column">
      <style:table-column-properties style:column-width="35.265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39.811cm" style:rel-width="90%" table:align="center"/>
    </style:style>
    <style:style style:name="Tabela28.A" style:family="table-column">
      <style:table-column-properties style:column-width="1.827cm" style:rel-column-width="1140*"/>
    </style:style>
    <style:style style:name="Tabela28.B" style:family="table-column">
      <style:table-column-properties style:column-width="2.718cm" style:rel-column-width="1695*"/>
    </style:style>
    <style:style style:name="Tabela28.C" style:family="table-column">
      <style:table-column-properties style:column-width="35.265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9.811cm" style:rel-width="90%" table:align="center"/>
    </style:style>
    <style:style style:name="Tabela3.A" style:family="table-column">
      <style:table-column-properties style:column-width="1.827cm" style:rel-column-width="1140*"/>
    </style:style>
    <style:style style:name="Tabela3.B" style:family="table-column">
      <style:table-column-properties style:column-width="2.718cm" style:rel-column-width="1695*"/>
    </style:style>
    <style:style style:name="Tabela3.C" style:family="table-column">
      <style:table-column-properties style:column-width="35.265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39.811cm" style:rel-width="90%" table:align="center"/>
    </style:style>
    <style:style style:name="Tabela29.A" style:family="table-column">
      <style:table-column-properties style:column-width="1.827cm" style:rel-column-width="1140*"/>
    </style:style>
    <style:style style:name="Tabela29.B" style:family="table-column">
      <style:table-column-properties style:column-width="12.661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39.811cm" style:rel-width="90%" table:align="center"/>
    </style:style>
    <style:style style:name="Tabela7.A" style:family="table-column">
      <style:table-column-properties style:column-width="1.827cm" style:rel-column-width="1140*"/>
    </style:style>
    <style:style style:name="Tabela7.B" style:family="table-column">
      <style:table-column-properties style:column-width="37.984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9.811cm" style:rel-width="90%" table:align="center"/>
    </style:style>
    <style:style style:name="Table7.A" style:family="table-column">
      <style:table-column-properties style:column-width="1.827cm" style:rel-column-width="1140*"/>
    </style:style>
    <style:style style:name="Table7.B" style:family="table-column">
      <style:table-column-properties style:column-width="2.718cm" style:rel-column-width="1695*"/>
    </style:style>
    <style:style style:name="Table7.C" style:family="table-column">
      <style:table-column-properties style:column-width="35.265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39.811cm" style:rel-width="90%" table:align="center"/>
    </style:style>
    <style:style style:name="Tabela5.A" style:family="table-column">
      <style:table-column-properties style:column-width="1.827cm" style:rel-column-width="1140*"/>
    </style:style>
    <style:style style:name="Tabela5.B" style:family="table-column">
      <style:table-column-properties style:column-width="2.718cm" style:rel-column-width="1695*"/>
    </style:style>
    <style:style style:name="Tabela5.C" style:family="table-column">
      <style:table-column-properties style:column-width="11.755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39.811cm" style:rel-width="90%" table:align="center"/>
    </style:style>
    <style:style style:name="Tabela30.A" style:family="table-column">
      <style:table-column-properties style:column-width="1.827cm" style:rel-column-width="1140*"/>
    </style:style>
    <style:style style:name="Tabela30.B" style:family="table-column">
      <style:table-column-properties style:column-width="37.984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39.811cm" style:rel-width="90%" table:align="center"/>
    </style:style>
    <style:style style:name="Tabela20.A" style:family="table-column">
      <style:table-column-properties style:column-width="1.827cm" style:rel-column-width="1140*"/>
    </style:style>
    <style:style style:name="Tabela20.B" style:family="table-column">
      <style:table-column-properties style:column-width="2.718cm" style:rel-column-width="1695*"/>
    </style:style>
    <style:style style:name="Tabela20.C" style:family="table-column">
      <style:table-column-properties style:column-width="35.265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39.811cm" style:rel-width="90%" table:align="center"/>
    </style:style>
    <style:style style:name="Tabela26.A" style:family="table-column">
      <style:table-column-properties style:column-width="1.827cm" style:rel-column-width="1026*"/>
    </style:style>
    <style:style style:name="Tabela26.B" style:family="table-column">
      <style:table-column-properties style:column-width="2.716cm" style:rel-column-width="1525*"/>
    </style:style>
    <style:style style:name="Tabela26.C" style:family="table-column">
      <style:table-column-properties style:column-width="12.368cm" style:rel-column-width="6942*"/>
    </style:style>
    <style:style style:name="Tabela26.D" style:family="table-column">
      <style:table-column-properties style:column-width="11.448cm" style:rel-column-width="6426*"/>
    </style:style>
    <style:style style:name="Tabela26.E" style:family="table-column">
      <style:table-column-properties style:column-width="11.449cm" style:rel-column-width="6427*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39.811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1.827cm" style:rel-column-width="1140*"/>
    </style:style>
    <style:style style:name="Tabela10.B" style:family="table-column">
      <style:table-column-properties style:column-width="2.718cm" style:rel-column-width="1695*"/>
    </style:style>
    <style:style style:name="Tabela10.C" style:family="table-column">
      <style:table-column-properties style:column-width="11.755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39.811cm" style:rel-width="90%" table:align="center"/>
    </style:style>
    <style:style style:name="Tabela11.A" style:family="table-column">
      <style:table-column-properties style:column-width="1.827cm" style:rel-column-width="1140*"/>
    </style:style>
    <style:style style:name="Tabela11.B" style:family="table-column">
      <style:table-column-properties style:column-width="2.718cm" style:rel-column-width="1695*"/>
    </style:style>
    <style:style style:name="Tabela11.C" style:family="table-column">
      <style:table-column-properties style:column-width="11.755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39.811cm" style:rel-width="90%" table:align="center"/>
    </style:style>
    <style:style style:name="Tabela13.A" style:family="table-column">
      <style:table-column-properties style:column-width="1.829cm" style:rel-column-width="1426*"/>
    </style:style>
    <style:style style:name="Tabela13.B" style:family="table-column">
      <style:table-column-properties style:column-width="2.722cm" style:rel-column-width="2121*"/>
    </style:style>
    <style:style style:name="Tabela13.C" style:family="table-column">
      <style:table-column-properties style:column-width="4.408cm" style:rel-column-width="3436*"/>
    </style:style>
    <style:style style:name="Tabela13.D" style:family="table-column">
      <style:table-column-properties style:column-width="4.406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39.811cm" style:rel-width="90%" table:align="center"/>
    </style:style>
    <style:style style:name="Tabela24.A" style:family="table-column">
      <style:table-column-properties style:column-width="1.819cm" style:rel-column-width="1418*"/>
    </style:style>
    <style:style style:name="Tabela24.B" style:family="table-column">
      <style:table-column-properties style:column-width="2.729cm" style:rel-column-width="2127*"/>
    </style:style>
    <style:style style:name="Tabela24.C" style:family="table-column">
      <style:table-column-properties style:column-width="3.526cm" style:rel-column-width="2749*"/>
    </style:style>
    <style:style style:name="Tabela24.F" style:family="table-column">
      <style:table-column-properties style:column-width="3.526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9.811cm" style:rel-width="90%" table:align="center"/>
    </style:style>
    <style:style style:name="Tabela9.A" style:family="table-column">
      <style:table-column-properties style:column-width="1.827cm" style:rel-column-width="1425*"/>
    </style:style>
    <style:style style:name="Tabela9.B" style:family="table-column">
      <style:table-column-properties style:column-width="2.716cm" style:rel-column-width="2118*"/>
    </style:style>
    <style:style style:name="Tabela9.C" style:family="table-column">
      <style:table-column-properties style:column-width="17.632cm" style:rel-column-width="13745*"/>
    </style:style>
    <style:style style:name="Tabela9.D" style:family="table-column">
      <style:table-column-properties style:column-width="17.634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39.811cm" style:rel-width="90%" table:align="center"/>
    </style:style>
    <style:style style:name="Tabela25.A" style:family="table-column">
      <style:table-column-properties style:column-width="2.212cm" style:rel-column-width="1380*"/>
    </style:style>
    <style:style style:name="Tabela25.B" style:family="table-column">
      <style:table-column-properties style:column-width="2.334cm" style:rel-column-width="1455*"/>
    </style:style>
    <style:style style:name="Tabela25.C" style:family="table-column">
      <style:table-column-properties style:column-width="18.112cm" style:rel-column-width="11295*"/>
    </style:style>
    <style:style style:name="Tabela25.D" style:family="table-column">
      <style:table-column-properties style:column-width="17.154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39.811cm" style:rel-width="90%" table:align="center"/>
    </style:style>
    <style:style style:name="Tabela31.A" style:family="table-column">
      <style:table-column-properties style:column-width="2.187cm" style:rel-column-width="1228*"/>
    </style:style>
    <style:style style:name="Tabela31.B" style:family="table-column">
      <style:table-column-properties style:column-width="2.357cm" style:rel-column-width="1323*"/>
    </style:style>
    <style:style style:name="Tabela31.C" style:family="table-column">
      <style:table-column-properties style:column-width="7.052cm" style:rel-column-width="3958*"/>
    </style:style>
    <style:style style:name="Tabela31.D" style:family="table-column">
      <style:table-column-properties style:column-width="7.054cm" style:rel-column-width="3959*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39.811cm" style:rel-width="90%" table:align="center"/>
    </style:style>
    <style:style style:name="Tabela21.A" style:family="table-column">
      <style:table-column-properties style:column-width="1.827cm" style:rel-column-width="1425*"/>
    </style:style>
    <style:style style:name="Tabela21.B" style:family="table-column">
      <style:table-column-properties style:column-width="2.716cm" style:rel-column-width="2118*"/>
    </style:style>
    <style:style style:name="Tabela21.C" style:family="table-column">
      <style:table-column-properties style:column-width="35.265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39.811cm" style:rel-width="90%" table:align="center"/>
    </style:style>
    <style:style style:name="Tabela27.A" style:family="table-column">
      <style:table-column-properties style:column-width="1.827cm" style:rel-column-width="1425*"/>
    </style:style>
    <style:style style:name="Tabela27.B" style:family="table-column">
      <style:table-column-properties style:column-width="2.718cm" style:rel-column-width="2119*"/>
    </style:style>
    <style:style style:name="Tabela27.C" style:family="table-column">
      <style:table-column-properties style:column-width="8.816cm" style:rel-column-width="6872*"/>
    </style:style>
    <style:style style:name="Tabela27.D" style:family="table-column">
      <style:table-column-properties style:column-width="8.818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39.811cm" style:rel-width="90%" table:align="center"/>
    </style:style>
    <style:style style:name="Tabela32.A" style:family="table-column">
      <style:table-column-properties style:column-width="1.827cm" style:rel-column-width="1140*"/>
    </style:style>
    <style:style style:name="Tabela32.B" style:family="table-column">
      <style:table-column-properties style:column-width="37.984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9.811cm" style:rel-width="90%" fo:break-before="auto" fo:break-after="auto" table:align="center" fo:keep-with-next="auto"/>
    </style:style>
    <style:style style:name="Tabela8.A" style:family="table-column">
      <style:table-column-properties style:column-width="1.827cm" style:rel-column-width="1026*"/>
    </style:style>
    <style:style style:name="Tabela8.B" style:family="table-column">
      <style:table-column-properties style:column-width="2.718cm" style:rel-column-width="1525*"/>
    </style:style>
    <style:style style:name="Tabela8.C" style:family="table-column">
      <style:table-column-properties style:column-width="3.205cm" style:rel-column-width="1799*"/>
    </style:style>
    <style:style style:name="Tabela8.F" style:family="table-column">
      <style:table-column-properties style:column-width="3.207cm" style:rel-column-width="1800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39.811cm" style:rel-width="90%" table:align="center"/>
    </style:style>
    <style:style style:name="Tabela22.A" style:family="table-column">
      <style:table-column-properties style:column-width="1.827cm" style:rel-column-width="1140*"/>
    </style:style>
    <style:style style:name="Tabela22.B" style:family="table-column">
      <style:table-column-properties style:column-width="18.992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39.811cm" style:rel-width="90%" table:align="center"/>
    </style:style>
    <style:style style:name="Tabela19.A" style:family="table-column">
      <style:table-column-properties style:column-width="1.819cm" style:rel-column-width="1134*"/>
    </style:style>
    <style:style style:name="Tabela19.B" style:family="table-column">
      <style:table-column-properties style:column-width="2.727cm" style:rel-column-width="1701*"/>
    </style:style>
    <style:style style:name="Tabela19.C" style:family="table-column">
      <style:table-column-properties style:column-width="8.816cm" style:rel-column-width="5498*"/>
    </style:style>
    <style:style style:name="Tabela19.F" style:family="table-column">
      <style:table-column-properties style:column-width="8.818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9.811cm" style:rel-width="90%" table:align="center"/>
    </style:style>
    <style:style style:name="Tabela18.A" style:family="table-column">
      <style:table-column-properties style:column-width="1.819cm" style:rel-column-width="1134*"/>
    </style:style>
    <style:style style:name="Tabela18.B" style:family="table-column">
      <style:table-column-properties style:column-width="2.727cm" style:rel-column-width="1701*"/>
    </style:style>
    <style:style style:name="Tabela18.C" style:family="table-column">
      <style:table-column-properties style:column-width="6.108cm" style:rel-column-width="3810*"/>
    </style:style>
    <style:style style:name="Tabela18.D" style:family="table-column">
      <style:table-column-properties style:column-width="8.086cm" style:rel-column-width="5043*"/>
    </style:style>
    <style:style style:name="Tabela18.E" style:family="table-column">
      <style:table-column-properties style:column-width="10.536cm" style:rel-column-width="6571*"/>
    </style:style>
    <style:style style:name="Tabela18.F" style:family="table-column">
      <style:table-column-properties style:column-width="10.534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39.811cm" style:rel-width="90%" table:align="center"/>
    </style:style>
    <style:style style:name="Tabela12.A" style:family="table-column">
      <style:table-column-properties style:column-width="1.827cm" style:rel-column-width="1425*"/>
    </style:style>
    <style:style style:name="Tabela12.B" style:family="table-column">
      <style:table-column-properties style:column-width="3.632cm" style:rel-column-width="2831*"/>
    </style:style>
    <style:style style:name="Tabela12.C" style:family="table-column">
      <style:table-column-properties style:column-width="17.175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39.811cm" style:rel-width="90%" table:align="center"/>
    </style:style>
    <style:style style:name="Tabela23.A" style:family="table-column">
      <style:table-column-properties style:column-width="1.827cm" style:rel-column-width="1425*"/>
    </style:style>
    <style:style style:name="Tabela23.B" style:family="table-column">
      <style:table-column-properties style:column-width="3.637cm" style:rel-column-width="2835*"/>
    </style:style>
    <style:style style:name="Tabela23.C" style:family="table-column">
      <style:table-column-properties style:column-width="3.122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text-properties fo:language="pt" fo:country="BR" officeooo:paragraph-rsid="01712acc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7" style:family="paragraph" style:parent-style-name="Standard">
      <style:text-properties fo:language="pt" fo:country="BR" officeooo:paragraph-rsid="0172f1ae"/>
    </style:style>
    <style:style style:name="P8" style:family="paragraph" style:parent-style-name="Standard">
      <style:text-properties fo:language="pt" fo:country="BR" officeooo:paragraph-rsid="0174ef1a"/>
    </style:style>
    <style:style style:name="P9" style:family="paragraph" style:parent-style-name="Standard">
      <style:text-properties fo:language="pt" fo:country="BR" officeooo:paragraph-rsid="001b5886"/>
    </style:style>
    <style:style style:name="P10" style:family="paragraph" style:parent-style-name="Standard">
      <style:text-properties fo:language="pt" fo:country="BR" officeooo:paragraph-rsid="001c869c"/>
    </style:style>
    <style:style style:name="P11" style:family="paragraph" style:parent-style-name="Standard">
      <style:text-properties fo:language="pt" fo:country="BR" officeooo:paragraph-rsid="02222dc5"/>
    </style:style>
    <style:style style:name="P12" style:family="paragraph" style:parent-style-name="Standard">
      <style:text-properties fo:language="pt" fo:country="BR" officeooo:paragraph-rsid="01feb0cb"/>
    </style:style>
    <style:style style:name="P13" style:family="paragraph" style:parent-style-name="Standard">
      <style:text-properties fo:language="pt" fo:country="BR" officeooo:paragraph-rsid="0200e4d8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0" style:family="paragraph" style:parent-style-name="Standard">
      <style:text-properties fo:language="pt" fo:country="BR" officeooo:paragraph-rsid="03349874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22" style:family="paragraph" style:parent-style-name="Standard">
      <style:text-properties fo:language="pt" fo:country="BR" officeooo:paragraph-rsid="0344df1a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language="pt" fo:country="BR" officeooo:rsid="00f23989" officeooo:paragraph-rsid="0062e1cc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6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7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8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9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309600b" officeooo:paragraph-rsid="0344df1a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 style:font-size-asian="10.5pt" style:text-rotation-angle="0" style:text-rotation-scale="line-height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7fdfa6" fo:background-color="#ffff00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808c48" fo:background-color="#ffff00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3fb17a" officeooo:paragraph-rsid="0344df1a" fo:background-color="#ffff00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39bfc03" officeooo:paragraph-rsid="039bfc03"/>
    </style:style>
    <style:style style:name="P42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4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028c7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3cda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d40d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403d9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7d2010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c6ec4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44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445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446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8828ec" fo:background-color="transparent"/>
    </style:style>
    <style:style style:name="P447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a56c46" fo:background-color="transparent"/>
    </style:style>
    <style:style style:name="P448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709c65" fo:background-color="transparent"/>
    </style:style>
    <style:style style:name="P449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f1e562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1487a0b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6ec7a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8bccd" fo:background-color="transparent"/>
    </style:style>
    <style:style style:name="P45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460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62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63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64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65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66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467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68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4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34a1595" fo:background-color="transparent"/>
    </style:style>
    <style:style style:name="P4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4f2275" fo:background-color="transparent"/>
    </style:style>
    <style:style style:name="P4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74376f" fo:background-color="transparent"/>
    </style:style>
    <style:style style:name="P4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374376f" fo:background-color="transparent"/>
    </style:style>
    <style:style style:name="P4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4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4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cf78b" officeooo:paragraph-rsid="0344df1a" fo:background-color="transparent"/>
    </style:style>
    <style:style style:name="P4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b2b3" officeooo:paragraph-rsid="0344df1a" fo:background-color="transparent"/>
    </style:style>
    <style:style style:name="P4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4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8446bf" officeooo:paragraph-rsid="037fdfa6" fo:background-color="transparent"/>
    </style:style>
    <style:style style:name="P4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8b87c6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9028c7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923457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23989" officeooo:paragraph-rsid="0174ef1a" fo:background-color="transparent"/>
    </style:style>
    <style:style style:name="P4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9403d9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95e042" fo:background-color="transparent"/>
    </style:style>
    <style:style style:name="P49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fb17a" officeooo:paragraph-rsid="0344df1a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01683a8"/>
    </style:style>
    <style:style style:name="P4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4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b5886" officeooo:paragraph-rsid="001c3e49"/>
    </style:style>
    <style:style style:name="P4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49874"/>
    </style:style>
    <style:style style:name="P49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/>
    </style:style>
    <style:style style:name="P49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49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49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4df1a"/>
    </style:style>
    <style:style style:name="P500" style:family="paragraph" style:parent-style-name="Table_20_Contents">
      <style:paragraph-properties fo:text-align="center" style:justify-single-word="false"/>
      <style:text-properties fo:color="#2a6099" loext:opacity="100%" officeooo:paragraph-rsid="02664e96"/>
    </style:style>
    <style:style style:name="P501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502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50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44df1a"/>
    </style:style>
    <style:style style:name="P50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505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506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507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508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1053225" officeooo:paragraph-rsid="0344df1a" fo:background-color="transparent"/>
    </style:style>
    <style:style style:name="P509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03fb17a" officeooo:paragraph-rsid="0383f110" fo:background-color="transparent"/>
    </style:style>
    <style:style style:name="P510" style:family="paragraph" style:parent-style-name="Table_20_Contents">
      <style:paragraph-properties fo:text-align="center" style:justify-single-word="false"/>
      <style:text-properties fo:color="#000000" loext:opacity="100%" fo:language="pt" fo:country="BR" officeooo:rsid="01053225" officeooo:paragraph-rsid="0344df1a" fo:background-color="transparent"/>
    </style:style>
    <style:style style:name="P5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5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5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5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5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5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5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49874"/>
    </style:style>
    <style:style style:name="P5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5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5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5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5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5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5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 fo:background-color="transparent"/>
    </style:style>
    <style:style style:name="P5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5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 fo:background-color="#ffff00"/>
    </style:style>
    <style:style style:name="P5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5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5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7b7bfd"/>
    </style:style>
    <style:style style:name="P5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5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939c7" officeooo:paragraph-rsid="039939c7"/>
    </style:style>
    <style:style style:name="P5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ab1e1" officeooo:paragraph-rsid="039ab1e1"/>
    </style:style>
    <style:style style:name="P5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5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5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5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5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5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5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54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54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54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54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54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54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4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54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54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55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23aa0b" fo:background-color="transparent"/>
    </style:style>
    <style:style style:name="P5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5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9d8188" fo:background-color="transparent"/>
    </style:style>
    <style:style style:name="P55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9f0ac0" fo:background-color="transparent"/>
    </style:style>
    <style:style style:name="P55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9d8188" fo:background-color="#ffffff" style:font-size-asian="10.5pt" style:text-rotation-angle="0" style:text-rotation-scale="line-height"/>
    </style:style>
    <style:style style:name="P558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59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60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56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56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56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56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6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56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56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568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569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P57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571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572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57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57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575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9028c7" officeooo:paragraph-rsid="038ee439" fo:background-color="transparent" style:font-size-asian="10.5pt" style:text-rotation-angle="0" style:text-rotation-scale="line-height"/>
    </style:style>
    <style:style style:name="P576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77" style:family="paragraph" style:parent-style-name="Standard">
      <loext:graphic-properties draw:fill="none"/>
      <style:paragraph-properties fo:margin-left="0cm" fo:margin-right="2.499cm" fo:text-align="start" style:justify-single-word="false" fo:text-indent="0cm" style:auto-text-indent="false" fo:background-color="transparent"/>
      <style:text-properties fo:language="pt" fo:country="BR" officeooo:paragraph-rsid="038ee439"/>
    </style:style>
    <style:style style:name="P578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579" style:family="paragraph" style:parent-style-name="Standard" style:master-page-name="">
      <loext:graphic-properties draw:fill="none"/>
      <style:paragraph-properties fo:margin-left="2.401cm" fo:margin-right="2.499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8ee439"/>
    </style:style>
    <style:style style:name="P580" style:family="paragraph" style:parent-style-name="Table_20_Contents">
      <style:paragraph-properties fo:text-align="center" style:justify-single-word="false"/>
      <style:text-properties fo:language="pt" fo:country="BR" officeooo:rsid="028dfbe9" officeooo:paragraph-rsid="028dfbe9"/>
    </style:style>
    <style:style style:name="P58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58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58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5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5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5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5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58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5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590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591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592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593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 fo:background-color="transparent" loext:char-shading-value="0"/>
    </style:style>
    <style:style style:name="T50" style:family="text">
      <style:text-properties fo:color="#ff3333" loext:opacity="100%" style:text-line-through-style="none" style:text-line-through-type="none" fo:background-color="transparent" loext:char-shading-value="0"/>
    </style:style>
    <style:style style:name="T51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52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53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54" style:family="text">
      <style:text-properties fo:color="#ff3333" loext:opacity="100%" style:text-line-through-style="none" style:text-line-through-type="none" officeooo:rsid="00f23989"/>
    </style:style>
    <style:style style:name="T55" style:family="text">
      <style:text-properties fo:color="#ff3333" loext:opacity="100%" style:text-line-through-style="none" style:text-line-through-type="none" officeooo:rsid="0396ec7a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314a160" fo:background-color="transparent" loext:char-shading-value="0"/>
    </style:style>
    <style:style style:name="T58" style:family="text">
      <style:text-properties officeooo:rsid="00f23989" fo:background-color="transparent" loext:char-shading-value="0"/>
    </style:style>
    <style:style style:name="T59" style:family="text">
      <style:text-properties officeooo:rsid="03877c5a" fo:background-color="transparent" loext:char-shading-value="0"/>
    </style:style>
    <style:style style:name="T60" style:family="text">
      <style:text-properties officeooo:rsid="00ff1367"/>
    </style:style>
    <style:style style:name="T61" style:family="text">
      <style:text-properties fo:font-weight="normal" officeooo:rsid="015638d5" style:font-weight-asian="normal" style:font-weight-complex="normal"/>
    </style:style>
    <style:style style:name="T62" style:family="text">
      <style:text-properties fo:font-weight="normal" officeooo:rsid="0156470e" style:font-weight-asian="normal" style:font-weight-complex="normal"/>
    </style:style>
    <style:style style:name="T63" style:family="text">
      <style:text-properties fo:font-weight="normal" officeooo:rsid="034d2d72" style:font-size-asian="10.5pt" style:font-weight-asian="normal" style:font-weight-complex="normal" style:text-rotation-angle="0" style:text-rotation-scale="line-height"/>
    </style:style>
    <style:style style:name="T64" style:family="text">
      <style:text-properties fo:font-weight="normal" officeooo:rsid="0356edd1" style:font-size-asian="10.5pt" style:font-weight-asian="normal" style:font-weight-complex="normal" style:text-rotation-angle="0" style:text-rotation-scale="line-height"/>
    </style:style>
    <style:style style:name="T65" style:family="text">
      <style:text-properties officeooo:rsid="0102e26a"/>
    </style:style>
    <style:style style:name="T66" style:family="text">
      <style:text-properties officeooo:rsid="010d94f1"/>
    </style:style>
    <style:style style:name="T67" style:family="text">
      <style:text-properties officeooo:rsid="00f5a976"/>
    </style:style>
    <style:style style:name="T68" style:family="text">
      <style:text-properties officeooo:rsid="011e07bc"/>
    </style:style>
    <style:style style:name="T69" style:family="text">
      <style:text-properties officeooo:rsid="012087cc"/>
    </style:style>
    <style:style style:name="T70" style:family="text">
      <style:text-properties officeooo:rsid="01237987"/>
    </style:style>
    <style:style style:name="T71" style:family="text">
      <style:text-properties officeooo:rsid="0125d95e"/>
    </style:style>
    <style:style style:name="T72" style:family="text">
      <style:text-properties officeooo:rsid="012c5455"/>
    </style:style>
    <style:style style:name="T73" style:family="text">
      <style:text-properties officeooo:rsid="00f6bf3a"/>
    </style:style>
    <style:style style:name="T74" style:family="text">
      <style:text-properties officeooo:rsid="006edeb6"/>
    </style:style>
    <style:style style:name="T75" style:family="text">
      <style:text-properties officeooo:rsid="01320d79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b1ef" fo:background-color="#ffff00" loext:char-shading-value="0"/>
    </style:style>
    <style:style style:name="T78" style:family="text">
      <style:text-properties officeooo:rsid="00b37a98" fo:background-color="#ffff00" loext:char-shading-value="0"/>
    </style:style>
    <style:style style:name="T79" style:family="text">
      <style:text-properties officeooo:rsid="01e19d87" fo:background-color="#ffff00" loext:char-shading-value="0"/>
    </style:style>
    <style:style style:name="T80" style:family="text">
      <style:text-properties officeooo:rsid="02dcae5a" fo:background-color="#ffff00" loext:char-shading-value="0"/>
    </style:style>
    <style:style style:name="T81" style:family="text">
      <style:text-properties officeooo:rsid="02dd72e1" fo:background-color="#ffff00" loext:char-shading-value="0"/>
    </style:style>
    <style:style style:name="T82" style:family="text">
      <style:text-properties officeooo:rsid="004a7e62" fo:background-color="#ffff00" loext:char-shading-value="0"/>
    </style:style>
    <style:style style:name="T83" style:family="text">
      <style:text-properties officeooo:rsid="00dfb394" fo:background-color="#ffff00" loext:char-shading-value="0"/>
    </style:style>
    <style:style style:name="T84" style:family="text">
      <style:text-properties officeooo:rsid="003fb17a" fo:background-color="#ffff00" loext:char-shading-value="0"/>
    </style:style>
    <style:style style:name="T85" style:family="text">
      <style:text-properties officeooo:rsid="00360d29" fo:background-color="#ffff00" loext:char-shading-value="0"/>
    </style:style>
    <style:style style:name="T86" style:family="text">
      <style:text-properties officeooo:rsid="0003d36e" fo:background-color="#ffff00" loext:char-shading-value="0"/>
    </style:style>
    <style:style style:name="T87" style:family="text">
      <style:text-properties style:font-size-asian="10.5pt" style:text-rotation-angle="0" style:text-rotation-scale="line-height"/>
    </style:style>
    <style:style style:name="T88" style:family="text">
      <style:text-properties officeooo:rsid="02914288" style:font-size-asian="10.5pt" style:text-rotation-angle="0" style:text-rotation-scale="line-height"/>
    </style:style>
    <style:style style:name="T89" style:family="text">
      <style:text-properties officeooo:rsid="02ba8142" style:font-size-asian="10.5pt" style:text-rotation-angle="0" style:text-rotation-scale="line-height"/>
    </style:style>
    <style:style style:name="T90" style:family="text">
      <style:text-properties officeooo:rsid="0309600b" style:font-size-asian="10.5pt" style:text-rotation-angle="0" style:text-rotation-scale="line-height"/>
    </style:style>
    <style:style style:name="T91" style:family="text">
      <style:text-properties officeooo:rsid="02eac6e2" style:font-size-asian="10.5pt" style:text-rotation-angle="0" style:text-rotation-scale="line-height"/>
    </style:style>
    <style:style style:name="T92" style:family="text">
      <style:text-properties officeooo:rsid="02f0120e" style:font-size-asian="10.5pt" style:text-rotation-angle="0" style:text-rotation-scale="line-height"/>
    </style:style>
    <style:style style:name="T93" style:family="text">
      <style:text-properties officeooo:rsid="03349874" style:font-size-asian="10.5pt" style:text-rotation-angle="0" style:text-rotation-scale="line-height"/>
    </style:style>
    <style:style style:name="T94" style:family="text">
      <style:text-properties officeooo:rsid="033cca02" style:font-size-asian="10.5pt" style:text-rotation-angle="0" style:text-rotation-scale="line-height"/>
    </style:style>
    <style:style style:name="T95" style:family="text">
      <style:text-properties officeooo:rsid="034d2d72" style:font-size-asian="10.5pt" style:text-rotation-angle="0" style:text-rotation-scale="line-height"/>
    </style:style>
    <style:style style:name="T96" style:family="text">
      <style:text-properties officeooo:rsid="0356edd1" style:font-size-asian="10.5pt" style:text-rotation-angle="0" style:text-rotation-scale="line-height"/>
    </style:style>
    <style:style style:name="T97" style:family="text">
      <style:text-properties officeooo:rsid="01053225" style:font-size-asian="10.5pt" style:text-rotation-angle="0" style:text-rotation-scale="line-height"/>
    </style:style>
    <style:style style:name="T98" style:family="text">
      <style:text-properties officeooo:rsid="03584f1e" style:font-size-asian="10.5pt" style:text-rotation-angle="0" style:text-rotation-scale="line-height"/>
    </style:style>
    <style:style style:name="T99" style:family="text">
      <style:text-properties officeooo:rsid="0359ad4b" style:font-size-asian="10.5pt" style:text-rotation-angle="0" style:text-rotation-scale="line-height"/>
    </style:style>
    <style:style style:name="T100" style:family="text">
      <style:text-properties officeooo:rsid="03598d37" style:font-size-asian="10.5pt" style:text-rotation-angle="0" style:text-rotation-scale="line-height"/>
    </style:style>
    <style:style style:name="T101" style:family="text">
      <style:text-properties style:use-window-font-color="true" loext:opacity="0%"/>
    </style:style>
    <style:style style:name="T102" style:family="text">
      <style:text-properties style:use-window-font-color="true" loext:opacity="0%" officeooo:rsid="01de9e84"/>
    </style:style>
    <style:style style:name="T103" style:family="text">
      <style:text-properties style:use-window-font-color="true" loext:opacity="0%" officeooo:rsid="0041ac97"/>
    </style:style>
    <style:style style:name="T104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05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1e85549" fo:background-color="#ffffff" loext:char-shading-value="0"/>
    </style:style>
    <style:style style:name="T108" style:family="text">
      <style:text-properties officeooo:rsid="01bc64ae"/>
    </style:style>
    <style:style style:name="T109" style:family="text">
      <style:text-properties officeooo:rsid="01db4e56"/>
    </style:style>
    <style:style style:name="T110" style:family="text">
      <style:text-properties officeooo:rsid="01dcd5c1"/>
    </style:style>
    <style:style style:name="T111" style:family="text">
      <style:text-properties officeooo:rsid="01e31d18"/>
    </style:style>
    <style:style style:name="T112" style:family="text">
      <style:text-properties officeooo:rsid="01e85549"/>
    </style:style>
    <style:style style:name="T113" style:family="text">
      <style:text-properties officeooo:rsid="01fc27bb"/>
    </style:style>
    <style:style style:name="T114" style:family="text">
      <style:text-properties fo:language="pt" fo:country="BR" officeooo:rsid="011c9e96" fo:background-color="transparent" loext:char-shading-value="0"/>
    </style:style>
    <style:style style:name="T115" style:family="text">
      <style:text-properties fo:language="pt" fo:country="BR" officeooo:rsid="02d13db1" fo:background-color="transparent" loext:char-shading-value="0"/>
    </style:style>
    <style:style style:name="T116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17" style:family="text">
      <style:text-properties fo:language="pt" fo:country="BR" officeooo:rsid="004ecc5f"/>
    </style:style>
    <style:style style:name="T118" style:family="text">
      <style:text-properties fo:language="pt" fo:country="BR" officeooo:rsid="02699531"/>
    </style:style>
    <style:style style:name="T119" style:family="text">
      <style:text-properties fo:language="pt" fo:country="BR" officeooo:rsid="02699531" style:font-size-asian="10.5pt" style:text-rotation-angle="0" style:text-rotation-scale="line-height"/>
    </style:style>
    <style:style style:name="T120" style:family="text">
      <style:text-properties fo:language="pt" fo:country="BR" officeooo:rsid="026d073a" style:font-size-asian="10.5pt" style:text-rotation-angle="0" style:text-rotation-scale="line-height"/>
    </style:style>
    <style:style style:name="T121" style:family="text">
      <style:text-properties fo:language="pt" fo:country="BR" officeooo:rsid="02b44896" style:font-size-asian="10.5pt" style:text-rotation-angle="0" style:text-rotation-scale="line-height"/>
    </style:style>
    <style:style style:name="T122" style:family="text">
      <style:text-properties fo:language="pt" fo:country="BR" officeooo:rsid="0286a75b" style:font-size-asian="10.5pt" style:text-rotation-angle="0" style:text-rotation-scale="line-height"/>
    </style:style>
    <style:style style:name="T123" style:family="text">
      <style:text-properties fo:language="pt" fo:country="BR" officeooo:rsid="02b8fb1c" style:font-size-asian="10.5pt" style:text-rotation-angle="0" style:text-rotation-scale="line-height"/>
    </style:style>
    <style:style style:name="T124" style:family="text">
      <style:text-properties fo:language="pt" fo:country="BR" officeooo:rsid="004ecc5f" style:font-size-asian="10.5pt" style:text-rotation-angle="0" style:text-rotation-scale="line-height"/>
    </style:style>
    <style:style style:name="T125" style:family="text">
      <style:text-properties fo:language="pt" fo:country="BR" officeooo:rsid="02914288" style:font-size-asian="10.5pt" style:text-rotation-angle="0" style:text-rotation-scale="line-height"/>
    </style:style>
    <style:style style:name="T126" style:family="text">
      <style:text-properties fo:language="pt" fo:country="BR" officeooo:rsid="02ba8142" style:font-size-asian="10.5pt" style:text-rotation-angle="0" style:text-rotation-scale="line-height"/>
    </style:style>
    <style:style style:name="T127" style:family="text">
      <style:text-properties fo:language="pt" fo:country="BR" officeooo:rsid="02d2d188" style:font-size-asian="10.5pt" style:text-rotation-angle="0" style:text-rotation-scale="line-height"/>
    </style:style>
    <style:style style:name="T128" style:family="text">
      <style:text-properties fo:language="pt" fo:country="BR" officeooo:rsid="026b5dfd" style:font-size-asian="10.5pt" style:text-rotation-angle="0" style:text-rotation-scale="line-height"/>
    </style:style>
    <style:style style:name="T129" style:family="text">
      <style:text-properties fo:language="pt" fo:country="BR" officeooo:rsid="03286aba" style:font-size-asian="10.5pt" style:text-rotation-angle="0" style:text-rotation-scale="line-height"/>
    </style:style>
    <style:style style:name="T130" style:family="text">
      <style:text-properties fo:language="pt" fo:country="BR" officeooo:rsid="026b5dfd"/>
    </style:style>
    <style:style style:name="T131" style:family="text">
      <style:text-properties fo:language="pt" fo:country="BR" officeooo:rsid="026d073a"/>
    </style:style>
    <style:style style:name="T132" style:family="text">
      <style:text-properties fo:language="pt" fo:country="BR" officeooo:rsid="02664e96"/>
    </style:style>
    <style:style style:name="T133" style:family="text">
      <style:text-properties fo:language="pt" fo:country="BR" officeooo:rsid="0286a75b"/>
    </style:style>
    <style:style style:name="T134" style:family="text">
      <style:text-properties fo:language="pt" fo:country="BR" officeooo:rsid="02914288"/>
    </style:style>
    <style:style style:name="T135" style:family="text">
      <style:text-properties fo:language="pt" fo:country="BR" officeooo:rsid="02d2d188"/>
    </style:style>
    <style:style style:name="T136" style:family="text">
      <style:text-properties fo:language="pt" fo:country="BR" officeooo:rsid="006cf78b"/>
    </style:style>
    <style:style style:name="T137" style:family="text">
      <style:text-properties fo:language="pt" fo:country="BR" officeooo:rsid="0323aa0b"/>
    </style:style>
    <style:style style:name="T138" style:family="text">
      <style:text-properties officeooo:rsid="0210a474"/>
    </style:style>
    <style:style style:name="T139" style:family="text">
      <style:text-properties officeooo:rsid="0217dc03"/>
    </style:style>
    <style:style style:name="T140" style:family="text">
      <style:text-properties officeooo:rsid="0218e494"/>
    </style:style>
    <style:style style:name="T141" style:family="text">
      <style:text-properties officeooo:rsid="021abc4c"/>
    </style:style>
    <style:style style:name="T142" style:family="text">
      <style:text-properties officeooo:rsid="02254681"/>
    </style:style>
    <style:style style:name="T143" style:family="text">
      <style:text-properties officeooo:rsid="0226b79b"/>
    </style:style>
    <style:style style:name="T144" style:family="text">
      <style:text-properties officeooo:rsid="02312402"/>
    </style:style>
    <style:style style:name="T145" style:family="text">
      <style:text-properties officeooo:rsid="0238c358"/>
    </style:style>
    <style:style style:name="T146" style:family="text">
      <style:text-properties officeooo:rsid="0243b0c7"/>
    </style:style>
    <style:style style:name="T147" style:family="text">
      <style:text-properties officeooo:rsid="024655ad"/>
    </style:style>
    <style:style style:name="T148" style:family="text">
      <style:text-properties officeooo:rsid="02535bb0"/>
    </style:style>
    <style:style style:name="T149" style:family="text">
      <style:text-properties officeooo:rsid="025800ae"/>
    </style:style>
    <style:style style:name="T150" style:family="text">
      <style:text-properties officeooo:rsid="0259f64c"/>
    </style:style>
    <style:style style:name="T151" style:family="text">
      <style:text-properties officeooo:rsid="025b2f97"/>
    </style:style>
    <style:style style:name="T152" style:family="text">
      <style:text-properties officeooo:rsid="025b30d7"/>
    </style:style>
    <style:style style:name="T153" style:family="text">
      <style:text-properties officeooo:rsid="025c7b8e"/>
    </style:style>
    <style:style style:name="T154" style:family="text">
      <style:text-properties officeooo:rsid="025cbfb0"/>
    </style:style>
    <style:style style:name="T155" style:family="text">
      <style:text-properties officeooo:rsid="025e78b5"/>
    </style:style>
    <style:style style:name="T156" style:family="text">
      <style:text-properties officeooo:rsid="025ff4db"/>
    </style:style>
    <style:style style:name="T157" style:family="text">
      <style:text-properties officeooo:rsid="02664e96"/>
    </style:style>
    <style:style style:name="T158" style:family="text">
      <style:text-properties officeooo:rsid="026edbd9"/>
    </style:style>
    <style:style style:name="T159" style:family="text">
      <style:text-properties officeooo:rsid="027131bc"/>
    </style:style>
    <style:style style:name="T160" style:family="text">
      <style:text-properties officeooo:rsid="02777696"/>
    </style:style>
    <style:style style:name="T161" style:family="text">
      <style:text-properties officeooo:rsid="02793d37"/>
    </style:style>
    <style:style style:name="T162" style:family="text">
      <style:text-properties officeooo:rsid="0279cc48"/>
    </style:style>
    <style:style style:name="T163" style:family="text">
      <style:text-properties officeooo:rsid="027a3ce9"/>
    </style:style>
    <style:style style:name="T164" style:family="text">
      <style:text-properties officeooo:rsid="027dd930"/>
    </style:style>
    <style:style style:name="T165" style:family="text">
      <style:text-properties officeooo:rsid="028272ec"/>
    </style:style>
    <style:style style:name="T166" style:family="text">
      <style:text-properties officeooo:rsid="0283e4a9"/>
    </style:style>
    <style:style style:name="T167" style:family="text">
      <style:text-properties officeooo:rsid="02840829"/>
    </style:style>
    <style:style style:name="T168" style:family="text">
      <style:text-properties officeooo:rsid="02859a90"/>
    </style:style>
    <style:style style:name="T169" style:family="text">
      <style:text-properties officeooo:rsid="028737e7"/>
    </style:style>
    <style:style style:name="T170" style:family="text">
      <style:text-properties officeooo:rsid="02874339"/>
    </style:style>
    <style:style style:name="T171" style:family="text">
      <style:text-properties officeooo:rsid="028800f4"/>
    </style:style>
    <style:style style:name="T172" style:family="text">
      <style:text-properties officeooo:rsid="02899a4d"/>
    </style:style>
    <style:style style:name="T173" style:family="text">
      <style:text-properties officeooo:rsid="028dfbe9"/>
    </style:style>
    <style:style style:name="T174" style:family="text">
      <style:text-properties officeooo:rsid="02914288"/>
    </style:style>
    <style:style style:name="T175" style:family="text">
      <style:text-properties officeooo:rsid="029a23b5"/>
    </style:style>
    <style:style style:name="T176" style:family="text">
      <style:text-properties officeooo:rsid="029e7db5"/>
    </style:style>
    <style:style style:name="T177" style:family="text">
      <style:text-properties officeooo:rsid="02b44896"/>
    </style:style>
    <style:style style:name="T178" style:family="text">
      <style:text-properties officeooo:rsid="02b4bca4"/>
    </style:style>
    <style:style style:name="T179" style:family="text">
      <style:text-properties officeooo:rsid="02b72786"/>
    </style:style>
    <style:style style:name="T180" style:family="text">
      <style:text-properties officeooo:rsid="02d13db1"/>
    </style:style>
    <style:style style:name="T181" style:family="text">
      <style:text-properties officeooo:rsid="02d2d188"/>
    </style:style>
    <style:style style:name="T182" style:family="text">
      <style:text-properties officeooo:rsid="02dd16c2"/>
    </style:style>
    <style:style style:name="T183" style:family="text">
      <style:text-properties officeooo:rsid="02e06512"/>
    </style:style>
    <style:style style:name="T184" style:family="text">
      <style:text-properties officeooo:rsid="02e1af0d"/>
    </style:style>
    <style:style style:name="T185" style:family="text">
      <style:text-properties officeooo:rsid="02e47747"/>
    </style:style>
    <style:style style:name="T186" style:family="text">
      <style:text-properties officeooo:rsid="02ed572c"/>
    </style:style>
    <style:style style:name="T187" style:family="text">
      <style:text-properties officeooo:rsid="02f35b56"/>
    </style:style>
    <style:style style:name="T188" style:family="text">
      <style:text-properties officeooo:rsid="02f88dc1"/>
    </style:style>
    <style:style style:name="T189" style:family="text">
      <style:text-properties officeooo:rsid="02e7874b"/>
    </style:style>
    <style:style style:name="T190" style:family="text">
      <style:text-properties officeooo:rsid="02dffc8c"/>
    </style:style>
    <style:style style:name="T191" style:family="text">
      <style:text-properties officeooo:rsid="0302e678"/>
    </style:style>
    <style:style style:name="T192" style:family="text">
      <style:text-properties officeooo:rsid="0305e97b"/>
    </style:style>
    <style:style style:name="T193" style:family="text">
      <style:text-properties officeooo:rsid="03088ad8"/>
    </style:style>
    <style:style style:name="T194" style:family="text">
      <style:text-properties officeooo:rsid="030942a9"/>
    </style:style>
    <style:style style:name="T195" style:family="text">
      <style:text-properties officeooo:rsid="03058ec3"/>
    </style:style>
    <style:style style:name="T196" style:family="text">
      <style:text-properties officeooo:rsid="03093cd3"/>
    </style:style>
    <style:style style:name="T197" style:family="text">
      <style:text-properties officeooo:rsid="030d2596"/>
    </style:style>
    <style:style style:name="T198" style:family="text">
      <style:text-properties officeooo:rsid="031237ad"/>
    </style:style>
    <style:style style:name="T199" style:family="text">
      <style:text-properties officeooo:rsid="0314a160"/>
    </style:style>
    <style:style style:name="T200" style:family="text">
      <style:text-properties officeooo:rsid="02e33f41"/>
    </style:style>
    <style:style style:name="T201" style:family="text">
      <style:text-properties officeooo:rsid="02e17bf5"/>
    </style:style>
    <style:style style:name="T202" style:family="text">
      <style:text-properties officeooo:rsid="031cd901"/>
    </style:style>
    <style:style style:name="T203" style:family="text">
      <style:text-properties officeooo:rsid="031e5e10"/>
    </style:style>
    <style:style style:name="T204" style:family="text">
      <style:text-properties officeooo:rsid="031ebf8a"/>
    </style:style>
    <style:style style:name="T205" style:family="text">
      <style:text-properties officeooo:rsid="031fe0ef"/>
    </style:style>
    <style:style style:name="T206" style:family="text">
      <style:text-properties officeooo:rsid="0320aa69"/>
    </style:style>
    <style:style style:name="T207" style:family="text">
      <style:text-properties officeooo:rsid="0323aa0b"/>
    </style:style>
    <style:style style:name="T208" style:family="text">
      <style:text-properties officeooo:rsid="03251389"/>
    </style:style>
    <style:style style:name="T209" style:family="text">
      <style:text-properties officeooo:rsid="03263c4e"/>
    </style:style>
    <style:style style:name="T210" style:family="text">
      <style:text-properties officeooo:rsid="02f0120e"/>
    </style:style>
    <style:style style:name="T211" style:family="text">
      <style:text-properties officeooo:rsid="03119f5b"/>
    </style:style>
    <style:style style:name="T212" style:family="text">
      <style:text-properties officeooo:rsid="030fdc88"/>
    </style:style>
    <style:style style:name="T213" style:family="text">
      <style:text-properties officeooo:rsid="031c8c29"/>
    </style:style>
    <style:style style:name="T214" style:family="text">
      <style:text-properties officeooo:rsid="033b2abe"/>
    </style:style>
    <style:style style:name="T215" style:family="text">
      <style:text-properties officeooo:rsid="0344df1a"/>
    </style:style>
    <style:style style:name="T216" style:family="text">
      <style:text-properties officeooo:rsid="0345f7e2"/>
    </style:style>
    <style:style style:name="T217" style:family="text">
      <style:text-properties officeooo:rsid="034780a6"/>
    </style:style>
    <style:style style:name="T218" style:family="text">
      <style:text-properties officeooo:rsid="034a3df2"/>
    </style:style>
    <style:style style:name="T219" style:family="text">
      <style:text-properties officeooo:rsid="034d2d72"/>
    </style:style>
    <style:style style:name="T220" style:family="text">
      <style:text-properties officeooo:rsid="0356edd1"/>
    </style:style>
    <style:style style:name="T221" style:family="text">
      <style:text-properties officeooo:rsid="035fbe09"/>
    </style:style>
    <style:style style:name="T222" style:family="text">
      <style:text-properties officeooo:rsid="036224a1"/>
    </style:style>
    <style:style style:name="T223" style:family="text">
      <style:text-properties officeooo:rsid="0363e1a7"/>
    </style:style>
    <style:style style:name="T224" style:family="text">
      <style:text-properties officeooo:rsid="03668df4"/>
    </style:style>
    <style:style style:name="T225" style:family="text">
      <style:text-properties officeooo:rsid="036baebc"/>
    </style:style>
    <style:style style:name="T226" style:family="text">
      <style:text-properties officeooo:rsid="03710dbc"/>
    </style:style>
    <style:style style:name="T227" style:family="text">
      <style:text-properties officeooo:rsid="0374376f"/>
    </style:style>
    <style:style style:name="T228" style:family="text">
      <style:text-properties officeooo:rsid="0383f110"/>
    </style:style>
    <style:style style:name="T229" style:family="text">
      <style:text-properties officeooo:rsid="0387f6f4"/>
    </style:style>
    <style:style style:name="T230" style:family="text">
      <style:text-properties fo:color="#000000" loext:opacity="100%" fo:background-color="transparent" loext:char-shading-value="0" style:font-size-asian="10.5pt" style:text-rotation-angle="0" style:text-rotation-scale="line-height"/>
    </style:style>
    <style:style style:name="T231" style:family="text">
      <style:text-properties fo:color="#000000" loext:opacity="100%" officeooo:rsid="01053225" fo:background-color="transparent" loext:char-shading-value="0"/>
    </style:style>
    <style:style style:name="T232" style:family="text">
      <style:text-properties officeooo:rsid="03886e1a"/>
    </style:style>
    <style:style style:name="T233" style:family="text">
      <style:text-properties officeooo:rsid="034fcdd7"/>
    </style:style>
    <style:style style:name="T234" style:family="text">
      <style:text-properties officeooo:rsid="034be2a3"/>
    </style:style>
    <style:style style:name="T235" style:family="text">
      <style:text-properties officeooo:rsid="039028c7"/>
    </style:style>
    <style:style style:name="T236" style:family="text">
      <style:text-properties officeooo:rsid="03923457"/>
    </style:style>
    <style:style style:name="T237" style:family="text">
      <style:text-properties officeooo:rsid="039bfc03"/>
    </style:style>
    <style:style style:name="T238" style:family="text">
      <style:text-properties officeooo:rsid="039d8188"/>
    </style:style>
    <style:style style:name="T239" style:family="text">
      <style:text-properties officeooo:rsid="03a62730"/>
    </style:style>
  </office:automatic-styles>
  <office:body>
    <office:text>
      <office:forms form:automatic-focus="false" form:apply-design-mode="false"/>
      <text:tracked-changes text:track-changes="false">
        <text:changed-region xml:id="ct1739510898688" text:id="ct1739510898688">
          <text:deletion>
            <office:change-info>
              <dc:creator>Autor desconhecido</dc:creator>
              <dc:date>2022-06-28T09:30:10</dc:date>
            </office:change-info>
            <text:p text:style-name="P346"/>
            <text:p text:style-name="P356"/>
          </text:deletion>
        </text:changed-region>
        <text:changed-region xml:id="ct1739510889808" text:id="ct1739510889808">
          <text:deletion>
            <office:change-info>
              <dc:creator>Autor desconhecido</dc:creator>
              <dc:date>2022-06-28T09:26:54</dc:date>
            </office:change-info>
            <text:p text:style-name="P356">0</text:p>
          </text:deletion>
        </text:changed-region>
        <text:changed-region xml:id="ct1739510894128" text:id="ct1739510894128">
          <text:deletion>
            <office:change-info>
              <dc:creator>Autor desconhecido</dc:creator>
              <dc:date>2022-06-28T09:27:14</dc:date>
            </office:change-info>
            <text:p text:style-name="P356"><text:s/>-</text:p>
          </text:deletion>
        </text:changed-region>
        <text:changed-region xml:id="ct1739510899648" text:id="ct1739510899648">
          <text:deletion>
            <office:change-info>
              <dc:creator>Autor desconhecido</dc:creator>
              <dc:date>2022-06-28T09:26:44</dc:date>
            </office:change-info>
            <text:p text:style-name="P356">Edificação genérica</text:p>
          </text:deletion>
        </text:changed-region>
        <text:changed-region xml:id="ct1739510895808" text:id="ct1739510895808">
          <text:deletion>
            <office:change-info>
              <dc:creator>Autor desconhecido</dc:creator>
              <dc:date>2022-06-28T09:27:15</dc:date>
            </office:change-info>
            <text:p text:style-name="P356"/>
            <text:p text:style-name="P356"/>
          </text:deletion>
        </text:changed-region>
        <text:changed-region xml:id="ct1739510896768" text:id="ct1739510896768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1739510897728" text:id="ct1739510897728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1739510893888" text:id="ct1739510893888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1739510899168" text:id="ct1739510899168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1739510886928" text:id="ct1739510886928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1739510890288" text:id="ct1739510890288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1739510888368" text:id="ct1739510888368">
          <text:deletion>
            <office:change-info>
              <dc:creator>Autor desconhecido</dc:creator>
              <dc:date>2022-06-28T09:33:15</dc:date>
            </office:change-info>
            <text:p text:style-name="P357"><text:span text:style-name="T173">0</text:span></text:p>
          </text:deletion>
        </text:changed-region>
        <text:changed-region xml:id="ct1739510890528" text:id="ct1739510890528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1739510896288" text:id="ct1739510896288">
          <text:deletion>
            <office:change-info>
              <dc:creator>Autor desconhecido</dc:creator>
              <dc:date>2022-06-28T09:33:59</dc:date>
            </office:change-info>
            <text:p text:style-name="P583">Pub Civ - <text:span text:style-name="T173">Fundação</text:span> -13<text:span text:style-name="T173">12</text:span></text:p>
            <text:p text:style-name="P583">Pub Civ - <text:span text:style-name="T173">Procuradoria</text:span> -13<text:span text:style-name="T173">13</text:span></text:p>
            <text:p text:style-name="P583">Pub Civ - <text:span text:style-name="T173">Autarquia</text:span> -13<text:span text:style-name="T173">14</text:span></text:p>
          </text:deletion>
        </text:changed-region>
        <text:changed-region xml:id="ct1739510899888" text:id="ct1739510899888">
          <text:deletion>
            <office:change-info>
              <dc:creator>Autor desconhecido</dc:creator>
              <dc:date>2022-06-28T09:34:00</dc:date>
            </office:change-info>
            <text:p text:style-name="P583"/>
            <text:p text:style-name="P580"/>
          </text:deletion>
        </text:changed-region>
        <text:changed-region xml:id="ct1739510888128" text:id="ct1739510888128">
          <text:deletion>
            <office:change-info>
              <dc:creator>Autor desconhecido</dc:creator>
              <dc:date>2022-06-28T09:33:56</dc:date>
            </office:change-info>
            <text:p text:style-name="P580">1</text:p>
          </text:deletion>
        </text:changed-region>
        <text:changed-region xml:id="ct1739510888848" text:id="ct1739510888848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1739510897008" text:id="ct1739510897008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1739510892208" text:id="ct1739510892208">
          <text:deletion>
            <office:change-info>
              <dc:creator>Autor desconhecido</dc:creator>
              <dc:date>2022-06-28T09:38:00</dc:date>
            </office:change-info>
            <text:p text:style-name="P346"/>
            <text:p text:style-name="P346">Pub Mil - Hotel de trânsito -1717</text:p>
          </text:deletion>
        </text:changed-region>
        <text:changed-region xml:id="ct1739510900368" text:id="ct1739510900368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1739510887648" text:id="ct1739510887648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1739510891008" text:id="ct1739510891008">
          <text:deletion>
            <office:change-info>
              <dc:creator>Autor desconhecido</dc:creator>
              <dc:date>2022-06-28T09:39:21</dc:date>
            </office:change-info>
            <text:p text:style-name="P358"/>
            <text:p text:style-name="P358">Posto Fisc - Tributação -1910</text:p>
          </text:deletion>
        </text:changed-region>
        <text:changed-region xml:id="ct1739510887168" text:id="ct1739510887168">
          <text:deletion>
            <office:change-info>
              <dc:creator>Autor desconhecido</dc:creator>
              <dc:date>2022-06-28T09:40:04</dc:date>
            </office:change-info>
            <text:p text:style-name="P358">Posto Fisc – Fiscalização -1911</text:p>
          </text:deletion>
        </text:changed-region>
        <text:changed-region xml:id="ct1739510887408" text:id="ct1739510887408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1739510887888" text:id="ct1739510887888">
          <text:deletion>
            <office:change-info>
              <dc:creator>Autor desconhecido</dc:creator>
              <dc:date>2022-06-28T09:40:08</dc:date>
            </office:change-info>
            <text:p text:style-name="P353"><text:span text:style-name="T168">2</text:span></text:p>
          </text:deletion>
        </text:changed-region>
        <text:changed-region xml:id="ct1739510889088" text:id="ct1739510889088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1739510889328" text:id="ct1739510889328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1739510890048" text:id="ct1739510890048">
          <text:deletion>
            <office:change-info>
              <dc:creator>Autor desconhecido</dc:creator>
              <dc:date>2022-06-28T09:40:57</dc:date>
            </office:change-info>
            <text:p text:style-name="P358">Sau - Atendimento a urgência e emergências (pronto socorro) -2027</text:p>
          </text:deletion>
        </text:changed-region>
        <text:changed-region xml:id="ct1739510890768" text:id="ct1739510890768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1739510891248" text:id="ct1739510891248">
          <text:deletion>
            <office:change-info>
              <dc:creator>Autor desconhecido</dc:creator>
              <dc:date>2022-06-28T09:40:50</dc:date>
            </office:change-info>
            <text:p text:style-name="P351">Sau - Atendimento hospitalar -2025</text:p>
            <text:p text:style-name="P346">Sau - Atendimento hospitalar especializado -2026</text:p>
            <text:p text:style-name="P351"><text:span text:style-name="T76"/></text:p>
          </text:deletion>
        </text:changed-region>
        <text:changed-region xml:id="ct1739510900608" text:id="ct1739510900608">
          <text:deletion>
            <office:change-info>
              <dc:creator>Autor desconhecido</dc:creator>
              <dc:date>2022-06-28T09:41:05</dc:date>
            </office:change-info>
            <text:p text:style-name="P351"><text:span text:style-name="T77"/></text:p>
            <text:p text:style-name="P351">Sau - Serviços de complementação diagnóstica ou terapêutica -2029</text:p>
          </text:deletion>
        </text:changed-region>
        <text:changed-region xml:id="ct1739510891488" text:id="ct1739510891488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1739510892448" text:id="ct1739510892448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1739510892928" text:id="ct1739510892928">
          <text:deletion>
            <office:change-info>
              <dc:creator>Autor desconhecido</dc:creator>
              <dc:date>2022-06-28T09:42:16</dc:date>
            </office:change-info>
            <text:p text:style-name="P358">Rod - <text:span text:style-name="T44">Outros</text:span> -22<text:span text:style-name="T44">98</text:span></text:p>
          </text:deletion>
        </text:changed-region>
        <text:changed-region xml:id="ct1739510893408" text:id="ct1739510893408">
          <text:deletion>
            <office:change-info>
              <dc:creator>Autor desconhecido</dc:creator>
              <dc:date>2022-06-28T09:42:56</dc:date>
            </office:change-info>
            <text:p text:style-name="P346"/>
            <text:p text:style-name="P346">Rod - Terminal urbano -2209 <text:span text:style-name="T66">(*)</text:span></text:p>
            <text:p text:style-name="P346">Rod - <text:span text:style-name="T171">Administração</text:span> -22<text:span text:style-name="T171">14</text:span></text:p>
          </text:deletion>
        </text:changed-region>
        <text:changed-region xml:id="ct1739510893168" text:id="ct1739510893168">
          <text:deletion>
            <office:change-info>
              <dc:creator>Autor desconhecido</dc:creator>
              <dc:date>2022-06-28T09:41:53</dc:date>
            </office:change-info>
            <text:p text:style-name="P346">Rod - Terminal interestadual -2208 <text:span text:style-name="T66">(*)</text:span></text:p>
          </text:deletion>
        </text:changed-region>
        <text:changed-region xml:id="ct1739510892688" text:id="ct1739510892688">
          <text:deletion>
            <office:change-info>
              <dc:creator>Autor desconhecido</dc:creator>
              <dc:date>2022-06-28T09:42:57</dc:date>
            </office:change-info>
            <text:p text:style-name="P346"/>
            <text:p text:style-name="P346"/>
          </text:deletion>
        </text:changed-region>
        <text:changed-region xml:id="ct1739510893648" text:id="ct1739510893648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1739510915248" text:id="ct173951091524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739510909248" text:id="ct173951090924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739510914528" text:id="ct173951091452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739510901808" text:id="ct1739510901808">
          <text:deletion>
            <office:change-info>
              <dc:creator>Autor desconhecido</dc:creator>
              <dc:date>2022-06-28T09:46:07</dc:date>
            </office:change-info>
            <text:p text:style-name="P346">Aero - Hangar -2429</text:p>
          </text:deletion>
        </text:changed-region>
        <text:changed-region xml:id="ct1739510906128" text:id="ct1739510906128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1739510908288" text:id="ct1739510908288">
          <text:deletion>
            <office:change-info>
              <dc:creator>Autor desconhecido</dc:creator>
              <dc:date>2022-06-28T09:45:59</dc:date>
            </office:change-info>
            <text:p text:style-name="P346"/>
            <text:p text:style-name="P346">Aero - Terminal de passageiros -2426</text:p>
          </text:deletion>
        </text:changed-region>
        <text:changed-region xml:id="ct1739510911168" text:id="ct1739510911168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1739510906608" text:id="ct1739510906608">
          <text:deletion>
            <office:change-info>
              <dc:creator>Autor desconhecido</dc:creator>
              <dc:date>2022-06-28T09:46:32</dc:date>
            </office:change-info>
            <text:p text:style-name="P463"><text:span text:style-name="T130">incendios</text:span></text:p>
          </text:deletion>
        </text:changed-region>
        <text:changed-region xml:id="ct1739510908048" text:id="ct1739510908048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1739510907808" text:id="ct1739510907808">
          <text:deletion>
            <office:change-info>
              <dc:creator>Autor desconhecido</dc:creator>
              <dc:date>2022-06-28T09:51:35</dc:date>
            </office:change-info>
            <text:p text:style-name="P460">Desconhecido -0</text:p>
            <text:p text:style-name="P589">Alvenaria -1</text:p>
            <text:p text:style-name="P589">Concreto -2</text:p>
            <text:p text:style-name="P589">Madeira -5</text:p>
            <text:p text:style-name="P589">Metal -3</text:p>
            <text:p text:style-name="P226"><text:span text:style-name="T50">Outros -98</text:span></text:p>
          </text:deletion>
        </text:changed-region>
        <text:changed-region xml:id="ct1739510907328" text:id="ct1739510907328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1739510904928" text:id="ct1739510904928">
          <text:deletion>
            <office:change-info>
              <dc:creator>Autor desconhecido</dc:creator>
              <dc:date>2022-06-28T09:51:06</dc:date>
            </office:change-info>
            <text:p text:style-name="P464"><text:span text:style-name="T132"/></text:p>
            <text:p text:style-name="P464"><text:span text:style-name="T132"/></text:p>
          </text:deletion>
        </text:changed-region>
        <text:changed-region xml:id="ct1739510910688" text:id="ct1739510910688">
          <text:deletion>
            <office:change-info>
              <dc:creator>Autor desconhecido</dc:creator>
              <dc:date>2022-06-28T09:51:04</dc:date>
            </office:change-info>
            <text:p text:style-name="P462"><text:span text:style-name="T125"/></text:p>
            <text:p text:style-name="P462"><text:span text:style-name="T125"/></text:p>
          </text:deletion>
        </text:changed-region>
        <text:changed-region xml:id="ct1739510908528" text:id="ct173951090852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39510906848" text:id="ct173951090684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39510902048" text:id="ct173951090204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39510909728" text:id="ct173951090972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39510909488" text:id="ct1739510909488">
          <text:deletion>
            <office:change-info>
              <dc:creator>Autor desconhecido</dc:creator>
              <dc:date>2022-06-28T09:51:01</dc:date>
            </office:change-info>
            <text:p text:style-name="P25"><text:span text:style-name="T105"/></text:p>
            <text:p text:style-name="P25"><text:span text:style-name="T10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1">EDGV <text:span text:style-name="T109">3.0 </text:span>PRO – V<text:span text:style-name="T182">1</text:span><text:span text:style-name="T109">.1.</text:span><text:span text:style-name="T239">2</text:span></text:p>
      <text:p text:style-name="P562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1739502463088">
          <table:table-cell table:style-name="Tabela4.A1" office:value-type="string">
            <text:p text:style-name="P35">Classe</text:p>
          </table:table-cell>
          <table:table-cell table:style-name="Tabela4.B1" table:number-columns-spanned="3" office:value-type="string">
            <text:p text:style-name="P137">cobter_area_<text:span text:style-name="T109">construida [A] / </text:span><text:span text:style-name="T213">aquisicao_</text:span><text:span text:style-name="T109">centroide_area_construida </text:span><text:span text:style-name="T215">[P]</text:span></text:p>
          </table:table-cell>
          <table:covered-table-cell/>
          <table:covered-table-cell/>
        </table:table-row>
        <table:table-row table:style-name="TableLine1739512703392">
          <table:table-cell table:style-name="Tabela4.A2" office:value-type="string">
            <text:p text:style-name="P35">Atributo</text:p>
          </table:table-cell>
          <table:table-cell table:style-name="Tabela4.A2" office:value-type="string">
            <text:p text:style-name="P136">nome<text:span text:style-name="T6"> (0..1)</text:span></text:p>
          </table:table-cell>
          <table:table-cell table:style-name="Tabela4.A2" office:value-type="string">
            <text:p text:style-name="P141">densamente_edificada (1)</text:p>
          </table:table-cell>
          <table:table-cell table:style-name="Tabela4.D2" office:value-type="string">
            <text:p text:style-name="P141">assentamento_precario (1)</text:p>
          </table:table-cell>
        </table:table-row>
        <table:table-row table:style-name="TableLine1739512697136">
          <table:table-cell table:style-name="Tabela4.A3" office:value-type="string">
            <text:p text:style-name="P35">Domínio</text:p>
          </table:table-cell>
          <table:table-cell table:style-name="Tabela4.B3" office:value-type="string">
            <text:p text:style-name="P35">A ser preenchido</text:p>
          </table:table-cell>
          <table:table-cell table:style-name="Tabela4.C3" office:value-type="string">
            <text:p text:style-name="P403">Sim – 1</text:p>
            <text:p text:style-name="P404">Não - <text:span text:style-name="T214">2</text:span></text:p>
          </table:table-cell>
          <table:table-cell table:style-name="Tabela4.D3" office:value-type="string">
            <text:p text:style-name="P403">Sim – 1</text:p>
            <text:p text:style-name="P404">Não - <text:span text:style-name="T214">2</text:span></text:p>
          </table:table-cell>
        </table:table-row>
      </table:table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1739512700672">
          <table:table-cell table:style-name="Tabela1.A1" office:value-type="string">
            <text:p text:style-name="P32">Classe</text:p>
          </table:table-cell>
          <table:table-cell table:style-name="Tabela1.B1" table:number-columns-spanned="3" office:value-type="string">
            <text:p text:style-name="P165">cobter_<text:span text:style-name="T109">massa</text:span>_dagua<text:span text:style-name="T7"> [A] / </text:span><text:span text:style-name="T213">aquisicao_centroide_massa_dagua [P]</text:span></text:p>
          </table:table-cell>
          <table:covered-table-cell/>
          <table:covered-table-cell/>
        </table:table-row>
        <table:table-row table:style-name="TableLine1739512699856">
          <table:table-cell table:style-name="Tabela1.A2" office:value-type="string">
            <text:p text:style-name="P32">Atributo</text:p>
          </table:table-cell>
          <table:table-cell table:style-name="Tabela1.A2" office:value-type="string">
            <text:p text:style-name="P166"><text:span text:style-name="T5">n</text:span>ome <text:span text:style-name="T5">(0..1)</text:span></text:p>
          </table:table-cell>
          <table:table-cell table:style-name="Tabela1.A2" office:value-type="string">
            <text:p text:style-name="P111">tipo (1)</text:p>
          </table:table-cell>
          <table:table-cell table:style-name="Tabela1.D2" office:value-type="string">
            <text:p text:style-name="P166">regime <text:span text:style-name="T5">(1)</text:span></text:p>
          </table:table-cell>
        </table:table-row>
        <table:table-row table:style-name="TableLine1739512711008">
          <table:table-cell table:style-name="Tabela1.A5" table:number-rows-spanned="3" office:value-type="string">
            <text:p text:style-name="P32">Domínio</text:p>
          </table:table-cell>
          <table:table-cell table:style-name="Tabela1.B5" table:number-rows-spanned="3" office:value-type="string">
            <text:p text:style-name="P32">A ser preenchido</text:p>
          </table:table-cell>
          <table:table-cell table:style-name="Tabela1.C3" office:value-type="string">
            <text:p text:style-name="P270">Oceano <text:span text:style-name="T110">(sem fluxo) </text:span>–<text:span text:style-name="T1"> 3 !</text:span></text:p>
            <text:p text:style-name="P268">Baia <text:span text:style-name="T110">(sem fluxo) </text:span>–<text:span text:style-name="T1"> 4 !</text:span></text:p>
            <text:p text:style-name="P268">Enseada <text:span text:style-name="T110">(sem fluxo) </text:span>–<text:span text:style-name="T1"> 5 !</text:span></text:p>
            <text:p text:style-name="P268">Laguna <text:span text:style-name="T110">(com fluxo) </text:span>–<text:span text:style-name="T1"> 9 !</text:span></text:p>
          </table:table-cell>
          <table:table-cell table:style-name="Tabela1.D3" office:value-type="string">
            <text:p text:style-name="P32">Permanente –<text:span text:style-name="T2"> 1 </text:span></text:p>
            <text:p text:style-name="P32"/>
            <text:p text:style-name="P443">V - tipo in (3,4,5,9) and not(regime in (1))</text:p>
          </table:table-cell>
        </table:table-row>
        <table:table-row table:style-name="TableLine1739512696048">
          <table:covered-table-cell/>
          <table:covered-table-cell/>
          <table:table-cell table:style-name="Tabela1.C4" office:value-type="string">
            <text:p text:style-name="P44">Rio <text:span text:style-name="T110">(com fluxo) </text:span>–<text:span text:style-name="T1"> 1</text:span></text:p>
            <text:p text:style-name="P270">Canal <text:span text:style-name="T110">(com fluxo) </text:span>–<text:span text:style-name="T1"> 2 !</text:span></text:p>
            <text:p text:style-name="P270">Meando Abandonado <text:span text:style-name="T110">(sem fluxo) </text:span>–<text:span text:style-name="T1"> 6 !</text:span></text:p>
            <text:p text:style-name="P45">Lago ou Lagoa <text:span text:style-name="T110">(sem fluxo) </text:span>–<text:span text:style-name="T1"> 7</text:span></text:p>
            <text:p text:style-name="P45">Represa/<text:span text:style-name="T109">Açude com fluxo</text:span> –<text:span text:style-name="T1"> 10</text:span></text:p>
            <text:p text:style-name="P45">Represa/<text:span text:style-name="T109">Açude sem fluxo</text:span> –<text:span text:style-name="T1"> 11</text:span></text:p>
          </table:table-cell>
          <table:table-cell table:style-name="Tabela1.D4" office:value-type="string">
            <text:p text:style-name="P32">Permanente –<text:span text:style-name="T2"> 1 </text:span></text:p>
            <text:p text:style-name="P269">Temporário –<text:span text:style-name="T2"> 3 !</text:span></text:p>
            <text:p text:style-name="P270">Seco –<text:span text:style-name="T2"> 5 !</text:span></text:p>
            <text:p text:style-name="P270"/>
            <text:p text:style-name="P469">! - regime in (3,5)</text:p>
          </table:table-cell>
        </table:table-row>
        <table:table-row table:style-name="TableLine1739512701488">
          <table:covered-table-cell/>
          <table:covered-table-cell/>
          <table:table-cell table:style-name="Tabela1.C5" office:value-type="string">
            <text:p text:style-name="P492">! - tipo in (2, 3, 4, 5, 6, 9)</text:p>
          </table:table-cell>
          <table:table-cell table:style-name="Tabela1.D5" office:value-type="string">
            <text:p text:style-name="P32">-</text:p>
          </table:table-cell>
        </table:table-row>
      </table:table>
      <text:p text:style-name="P5"/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1739512706384">
          <table:table-cell table:style-name="Tabela2.A1" office:value-type="string">
            <text:p text:style-name="P33">Classe</text:p>
          </table:table-cell>
          <table:table-cell table:style-name="Tabela2.B1" table:number-columns-spanned="3" office:value-type="string">
            <text:p text:style-name="P101">cobter_vegetacao<text:span text:style-name="T7"> [A] / </text:span><text:span text:style-name="T214">aquisicao_centroide_vegetacao [P]</text:span></text:p>
          </table:table-cell>
          <table:covered-table-cell/>
          <table:covered-table-cell/>
        </table:table-row>
        <table:table-row table:style-name="TableLine1739512706928">
          <table:table-cell table:style-name="Tabela2.A2" office:value-type="string">
            <text:p text:style-name="P33">Atributo</text:p>
          </table:table-cell>
          <table:table-cell table:style-name="Tabela2.A2" office:value-type="string">
            <text:p text:style-name="P168">filtro (1)</text:p>
          </table:table-cell>
          <table:table-cell table:style-name="Tabela2.A2" office:value-type="string">
            <text:p text:style-name="P169">tipo (1)</text:p>
          </table:table-cell>
          <table:table-cell table:style-name="Tabela2.D2" office:value-type="string">
            <text:p text:style-name="P170">sujeito_inundacao (1)</text:p>
          </table:table-cell>
        </table:table-row>
        <table:table-row table:style-name="TableLine1739512708832">
          <table:table-cell table:style-name="Tabela2.A13" table:number-rows-spanned="11" office:value-type="string">
            <text:p text:style-name="P33"><text:span text:style-name="T60">D</text:span>omínio</text:p>
          </table:table-cell>
          <table:table-cell table:style-name="Tabela2.B3" office:value-type="string">
            <text:p text:style-name="P56">Vegetação Cultivada <text:span text:style-name="T3">-1XX</text:span></text:p>
          </table:table-cell>
          <table:table-cell table:style-name="Tabela2.C3" office:value-type="string">
            <text:p text:style-name="P130"><text:span text:style-name="T69">Cult – </text:span>Arroz de inundação -150</text:p>
            <text:p text:style-name="P129"><text:span text:style-name="T69">Cult – Perene</text:span> <text:span text:style-name="T106">-</text:span><text:span text:style-name="T107">194</text:span></text:p>
            <text:p text:style-name="P130"><text:span text:style-name="T69">Cult – Anual </text:span><text:s/>-196</text:p>
          </table:table-cell>
          <table:table-cell table:style-name="Tabela2.D13" table:number-rows-spanned="11" office:value-type="string">
            <text:p text:style-name="P404">Sim – 1</text:p>
            <text:p text:style-name="P142">Não - <text:span text:style-name="T214">2</text:span></text:p>
          </table:table-cell>
        </table:table-row>
        <table:table-row table:style-name="TableLine1739512701760">
          <table:covered-table-cell/>
          <table:table-cell table:style-name="Tabela2.B4" office:value-type="string">
            <text:p text:style-name="P100">Mangue <text:span text:style-name="T3">-2XX</text:span></text:p>
          </table:table-cell>
          <table:table-cell table:style-name="Tabela2.C4" office:value-type="string">
            <text:p text:style-name="P265">Mangue – 201</text:p>
          </table:table-cell>
          <table:covered-table-cell/>
        </table:table-row>
        <table:table-row table:style-name="TableLine1739512711280">
          <table:covered-table-cell/>
          <table:table-cell table:style-name="Tabela2.B5" office:value-type="string">
            <text:p text:style-name="P55">Brejo ou pântano <text:span text:style-name="T3">-3XX</text:span></text:p>
          </table:table-cell>
          <table:table-cell table:style-name="Tabela2.C5" office:value-type="string">
            <text:p text:style-name="P265">Brejo/<text:span text:style-name="T68">pântano</text:span> – 30<text:span text:style-name="T68">1</text:span></text:p>
          </table:table-cell>
          <table:covered-table-cell/>
        </table:table-row>
        <table:table-row table:style-name="TableLine1739512703664">
          <table:covered-table-cell/>
          <table:table-cell table:style-name="Tabela2.B6" office:value-type="string">
            <text:p text:style-name="P100">Restinga <text:span text:style-name="T3">-4XX</text:span></text:p>
          </table:table-cell>
          <table:table-cell table:style-name="Tabela2.C6" office:value-type="string">
            <text:p text:style-name="P58">Restinga – 401</text:p>
          </table:table-cell>
          <table:covered-table-cell/>
        </table:table-row>
        <table:table-row table:style-name="TableLine1739512709648">
          <table:covered-table-cell/>
          <table:table-cell table:style-name="Tabela2.B7" office:value-type="string">
            <text:p text:style-name="P100">Campinarana <text:span text:style-name="T3">-5XX</text:span></text:p>
          </table:table-cell>
          <table:table-cell table:style-name="Tabela2.C7" office:value-type="string">
            <text:p text:style-name="P58">Campi<text:span text:style-name="T71">na</text:span>rana – 501</text:p>
          </table:table-cell>
          <table:covered-table-cell/>
        </table:table-row>
        <table:table-row table:style-name="TableLine1739512694960">
          <table:covered-table-cell/>
          <table:table-cell table:style-name="Tabela2.B8" office:value-type="string">
            <text:p text:style-name="P54">Floresta <text:span text:style-name="T3">-6XX</text:span></text:p>
          </table:table-cell>
          <table:table-cell table:style-name="Tabela2.C8" office:value-type="string">
            <text:p text:style-name="P128">Floresta <text:span text:style-name="T180">densa</text:span> – 601</text:p>
            <text:p text:style-name="P467"><text:span text:style-name="T114">Floresta </text:span><text:span text:style-name="T115">esparsa</text:span><text:span text:style-name="T114"> – 60</text:span><text:span text:style-name="T116">2</text:span></text:p>
          </table:table-cell>
          <table:covered-table-cell/>
        </table:table-row>
        <table:table-row table:style-name="TableLine1739512695504">
          <table:covered-table-cell/>
          <table:table-cell table:style-name="Tabela2.B9" office:value-type="string">
            <text:p text:style-name="P100">Cerrado ou Cerradão <text:span text:style-name="T3">-7XX</text:span></text:p>
          </table:table-cell>
          <table:table-cell table:style-name="Tabela2.C9" office:value-type="string">
            <text:p text:style-name="P57">Cerrado/Cerradão – 701</text:p>
          </table:table-cell>
          <table:covered-table-cell/>
        </table:table-row>
        <table:table-row table:style-name="TableLine1739512704480">
          <table:covered-table-cell/>
          <table:table-cell table:style-name="Tabela2.B10" office:value-type="string">
            <text:p text:style-name="P100"><text:span text:style-name="T35">C</text:span>aatinga <text:span text:style-name="T3">-8XX</text:span></text:p>
          </table:table-cell>
          <table:table-cell table:style-name="Tabela2.C10" office:value-type="string">
            <text:p text:style-name="P127">Ca<text:span text:style-name="T70">atinga – 801</text:span></text:p>
          </table:table-cell>
          <table:covered-table-cell/>
        </table:table-row>
        <table:table-row table:style-name="TableLine1739512720528">
          <table:covered-table-cell/>
          <table:table-cell table:style-name="Tabela2.B11" office:value-type="string">
            <text:p text:style-name="P54">Campo <text:span text:style-name="T3">-9XX</text:span></text:p>
          </table:table-cell>
          <table:table-cell table:style-name="Tabela2.C11" office:value-type="string">
            <text:p text:style-name="P265">Campo – 901</text:p>
          </table:table-cell>
          <table:covered-table-cell/>
        </table:table-row>
        <table:table-row table:style-name="TableLine1739512712096">
          <table:covered-table-cell/>
          <table:table-cell table:style-name="Tabela2.B12" office:value-type="string">
            <text:p text:style-name="P56">Terreno Exposto <text:span text:style-name="T3">-10XX</text:span></text:p>
          </table:table-cell>
          <table:table-cell table:style-name="Tabela2.C12" office:value-type="string">
            <text:p text:style-name="P400">Terreno <text:span text:style-name="T2">Exposto</text:span> -1000</text:p>
          </table:table-cell>
          <table:covered-table-cell/>
        </table:table-row>
        <table:table-row table:style-name="TableLine1739512711552">
          <table:covered-table-cell/>
          <table:table-cell table:style-name="Tabela2.B13" office:value-type="string">
            <text:p text:style-name="P401">Reflorestamento <text:span text:style-name="T33">-12XX</text:span></text:p>
          </table:table-cell>
          <table:table-cell table:style-name="Tabela2.C13" office:value-type="string">
            <text:p text:style-name="P131"><text:span text:style-name="T102">Reflorestamento</text:span><text:span text:style-name="T101"> -129</text:span><text:span text:style-name="T102">6</text:span></text:p>
          </table:table-cell>
          <table:covered-table-cell/>
        </table:table-row>
      </table:table>
      <text:p text:style-name="P9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5">Classe</text:p>
          </table:table-cell>
          <table:table-cell table:style-name="Tabela15.B1" table:number-columns-spanned="7" office:value-type="string">
            <text:p text:style-name="P59"><text:span text:style-name="T25">constr_deposito</text:span> <text:span text:style-name="T72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39512717264">
          <table:table-cell table:style-name="Tabela15.A2" office:value-type="string">
            <text:p text:style-name="P35">Atributo</text:p>
          </table:table-cell>
          <table:table-cell table:style-name="Tabela15.A2" office:value-type="string">
            <text:p text:style-name="P207">nome<text:span text:style-name="T6"> (0..1)</text:span></text:p>
          </table:table-cell>
          <table:table-cell table:style-name="Tabela15.A2" office:value-type="string">
            <text:p text:style-name="P338">filtro (1)</text:p>
          </table:table-cell>
          <table:table-cell table:style-name="Tabela15.A2" office:value-type="string">
            <text:p text:style-name="P227">tipo<text:span text:style-name="T5"> (1)</text:span></text:p>
          </table:table-cell>
          <table:table-cell table:style-name="Tabela15.A2" office:value-type="string">
            <text:p text:style-name="P227">tipo_exposicao<text:span text:style-name="T5"> (1)</text:span></text:p>
          </table:table-cell>
          <table:table-cell table:style-name="Tabela15.A2" office:value-type="string">
            <text:p text:style-name="P227">situacao_fisica<text:span text:style-name="T5"> (1)</text:span></text:p>
          </table:table-cell>
          <table:table-cell table:style-name="Tabela15.A2" office:value-type="string">
            <text:p text:style-name="P227">material_construcao<text:span text:style-name="T5"> (1)</text:span></text:p>
          </table:table-cell>
          <table:table-cell table:style-name="Tabela15.H2" office:value-type="string">
            <text:p text:style-name="P227">finalidade<text:span text:style-name="T5"> (1)</text:span></text:p>
          </table:table-cell>
        </table:table-row>
        <table:table-row table:style-name="TableLine1739512717808">
          <table:table-cell table:style-name="Tabela15.A12" table:number-rows-spanned="10" office:value-type="string">
            <text:p text:style-name="P35">Domínio</text:p>
          </table:table-cell>
          <table:table-cell table:style-name="Tabela15.B12" table:number-rows-spanned="10" office:value-type="string">
            <text:p text:style-name="P513">A ser preenchido</text:p>
          </table:table-cell>
          <table:table-cell table:style-name="Tabela15.C10" table:number-rows-spanned="8" office:value-type="string">
            <text:p text:style-name="P339">Depósito geral -1XX</text:p>
          </table:table-cell>
          <table:table-cell table:style-name="Tabela15.D3" office:value-type="string">
            <text:p text:style-name="P339">Geral - Galpão -108</text:p>
          </table:table-cell>
          <table:table-cell table:style-name="Tabela15.E3" office:value-type="string">
            <text:p text:style-name="P341">Coberto -4</text:p>
            <text:p text:style-name="P341">Fechado -3</text:p>
            <text:p text:style-name="P341"/>
            <text:p text:style-name="P535">V - tipo in (108) and not (tipo_exposicao in (3,4))</text:p>
          </table:table-cell>
          <table:table-cell table:style-name="Tabela15.F3" office:value-type="string">
            <text:p text:style-name="P272">Abandonada -1<text:span text:style-name="T1"> !</text:span></text:p>
            <text:p text:style-name="P274">Destruída -2<text:span text:style-name="T1"> !</text:span></text:p>
            <text:p text:style-name="P228">Construída -3</text:p>
            <text:p text:style-name="P272">Em construção -4<text:span text:style-name="T1"> !</text:span></text:p>
          </table:table-cell>
          <table:table-cell table:style-name="Tabela15.G3" office:value-type="string">
            <text:p text:style-name="P214">Desconhecido -0</text:p>
            <text:p text:style-name="P214">Alvenaria -1</text:p>
            <text:p text:style-name="P211">Concreto -2</text:p>
            <text:p text:style-name="P211">Metal -3</text:p>
            <text:p text:style-name="P220">Madeira -5</text:p>
            <text:p text:style-name="P61">Outros -98</text:p>
            <text:p text:style-name="P535"/>
            <text:p text:style-name="P551">V - tipo in (108,109,132) and not (material_construcao in (0,1,2,3,5,98))</text:p>
          </table:table-cell>
          <table:table-cell table:style-name="Tabela15.H10" table:number-rows-spanned="8" office:value-type="string">
            <text:p text:style-name="P430"/>
            <text:p text:style-name="P72">Armazenamento -8</text:p>
            <text:p text:style-name="P72"/>
            <text:p text:style-name="P535">V - ((tipo - tipo %100)/100) in (1) and not (finalidade in (8))</text:p>
          </table:table-cell>
        </table:table-row>
        <table:table-row table:style-name="TableLine1739512721344">
          <table:covered-table-cell/>
          <table:covered-table-cell/>
          <table:covered-table-cell/>
          <table:table-cell table:style-name="Tabela15.D4" office:value-type="string">
            <text:p text:style-name="P339">Geral - Silo -109</text:p>
          </table:table-cell>
          <table:table-cell table:style-name="Tabela15.E7" office:value-type="string">
            <text:p text:style-name="P341">Fechado -3</text:p>
            <text:p text:style-name="P341"/>
            <text:p text:style-name="P544"><text:span text:style-name="T95">V – </text:span><text:span text:style-name="T97">tipo in (109,111,</text:span><text:span text:style-name="T95">132</text:span><text:span text:style-name="T97">) and not (tipo_exposicao in (3))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2">V - <text:span text:style-name="T63">junto com 1</text:span><text:span text:style-name="T64">08</text:span></text:p>
          </table:table-cell>
          <table:covered-table-cell/>
        </table:table-row>
        <table:table-row table:style-name="TableLine1739512722976">
          <table:covered-table-cell/>
          <table:covered-table-cell/>
          <table:covered-table-cell/>
          <table:table-cell table:style-name="Tabela15.D7" table:number-rows-spanned="2" office:value-type="string">
            <text:p text:style-name="P339">Geral - Composteira -110</text:p>
          </table:table-cell>
          <table:table-cell table:style-name="Tabela15.E7" office:value-type="string">
            <text:p text:style-name="P341">Coberto -4</text:p>
            <text:p text:style-name="P341">Fechado -3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adeira -5</text:p>
            <text:p text:style-name="P211">Metal -3</text:p>
            <text:p text:style-name="P61">Outros -98</text:p>
            <text:p text:style-name="P546">V - tipo in (110,112,113,198) and tipo_exposicao in (3,4) and not (material_construcao in (0,1,2,3,5,98))</text:p>
          </table:table-cell>
          <table:covered-table-cell/>
        </table:table-row>
        <table:table-row table:style-name="TableLine1739512716720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341">Céu aberto -5</text:p>
            <text:p text:style-name="P341"/>
            <text:p text:style-name="P544">V – <text:span text:style-name="T87">tipo in (110,112,113,198) and not (tipo_exposicao in (3,4,5))</text:span></text:p>
          </table:table-cell>
          <table:table-cell table:style-name="Tabela15.F7" office:value-type="string">
            <text:p text:style-name="P271">Abandonada -1 !</text:p>
            <text:p text:style-name="P384">Construída -3</text:p>
            <text:p text:style-name="P384"/>
            <text:p text:style-name="P550">V - tipo in (110,112,113,198) and tipo_exposicao in (5) and not situacao_fisica in (1,3)</text:p>
          </table:table-cell>
          <table:table-cell table:style-name="Tabela15.G7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2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543"/>
            <text:p text:style-name="P546">V - (tipo in (110,112,113,198) and tipo_exposicao in (5)) and material_construcao in (0,1,2,3,5,97,98)</text:p>
            <text:p text:style-name="P546"/>
            <text:p text:style-name="P559">! - (tipo in (110,112,113,198) and tipo_exposicao in (5)) and material_construcao in (1,2,3,5,98)</text:p>
          </table:table-cell>
          <table:covered-table-cell/>
        </table:table-row>
        <table:table-row table:style-name="TableLine1739512722160">
          <table:covered-table-cell/>
          <table:covered-table-cell/>
          <table:covered-table-cell/>
          <table:table-cell table:style-name="Tabela15.D7" office:value-type="string">
            <text:p text:style-name="P278">Geral - Depósito frigorífico -111<text:span text:style-name="T1"> !</text:span></text:p>
          </table:table-cell>
          <table:table-cell table:style-name="Tabela15.E7" office:value-type="string">
            <text:p text:style-name="P341">Fechado -3 !</text:p>
            <text:p text:style-name="P341"/>
            <text:p text:style-name="P541"><text:span text:style-name="T49">V – </text:span><text:span text:style-name="T95">junto com 1</text:span><text:span text:style-name="T96">09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61">Outros -98</text:p>
            <text:p text:style-name="P535">V - tipo in (111) and not (material_construcao in (1,2,3,98))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77">Geral – <text:span text:style-name="T145">Barracão industrial – 112</text:span></text:p>
            <text:p text:style-name="P374">Geral – Reservatório - 113</text:p>
            <text:p text:style-name="P339">Geral - Outros -198</text:p>
          </table:table-cell>
          <table:table-cell table:style-name="Tabela15.E8" office:value-type="string">
            <text:p text:style-name="P341">Coberto -4</text:p>
            <text:p text:style-name="P341">Fechado -3</text:p>
          </table:table-cell>
          <table:table-cell table:style-name="Tabela15.F8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8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222">Madeira -5</text:p>
            <text:p text:style-name="P61">Outros -98</text:p>
            <text:p text:style-name="P535"/>
            <text:p text:style-name="P546">V - <text:span text:style-name="T95">junto com 11</text:span><text:span text:style-name="T99">0</text:span></text:p>
          </table:table-cell>
          <table:covered-table-cell/>
        </table:table-row>
        <table:table-row table:style-name="TableLine1739512715088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341">Céu aberto -5</text:p>
            <text:p text:style-name="P341"/>
            <text:p text:style-name="P544">V – <text:span text:style-name="T95">junto com 1</text:span><text:span text:style-name="T96">10</text:span></text:p>
          </table:table-cell>
          <table:table-cell table:style-name="Tabela15.F9" office:value-type="string">
            <text:p text:style-name="P271">Abandonada -1 !</text:p>
            <text:p text:style-name="P384">Construída -3</text:p>
            <text:p text:style-name="P384"/>
            <text:p text:style-name="P550">V – <text:span text:style-name="T219">junto com 11</text:span><text:span text:style-name="T220">0</text:span></text:p>
          </table:table-cell>
          <table:table-cell table:style-name="Tabela15.G9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3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280"/>
            <text:p text:style-name="P558">V - <text:span text:style-name="T95">junto com 11</text:span><text:span text:style-name="T99">0</text:span></text:p>
            <text:p text:style-name="P533"/>
            <text:p text:style-name="P552"><text:span text:style-name="T95">! - junto com 11</text:span><text:span text:style-name="T99">0</text:span></text:p>
          </table:table-cell>
          <table:covered-table-cell/>
        </table:table-row>
        <table:table-row table:style-name="TableLine1739512716992">
          <table:covered-table-cell/>
          <table:covered-table-cell/>
          <table:covered-table-cell/>
          <table:table-cell table:style-name="Tabela15.D10" office:value-type="string">
            <text:p text:style-name="P339">Geral - Armazém -132</text:p>
          </table:table-cell>
          <table:table-cell table:style-name="Tabela15.E10" office:value-type="string">
            <text:p text:style-name="P341">Fechado -3</text:p>
            <text:p text:style-name="P341"/>
            <text:p text:style-name="P544">V - <text:span text:style-name="T95">junto com 1</text:span><text:span text:style-name="T96">09</text:span></text:p>
          </table:table-cell>
          <table:table-cell table:style-name="Tabela15.F10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0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4">V - <text:span text:style-name="T63">junto com 1</text:span><text:span text:style-name="T64">08</text:span></text:p>
          </table:table-cell>
          <table:covered-table-cell/>
        </table:table-row>
        <table:table-row table:style-name="TableLine1739512718624">
          <table:covered-table-cell/>
          <table:covered-table-cell/>
          <table:table-cell table:style-name="Tabela15.C11" office:value-type="string">
            <text:p text:style-name="P339">Depósito de abastecimento de água -2XX</text:p>
          </table:table-cell>
          <table:table-cell table:style-name="Tabela15.D11" office:value-type="string">
            <text:p text:style-name="P132">Abast Água - Tanque de água -201</text:p>
            <text:p text:style-name="P278">Abast Água - Caixa de água -202<text:span text:style-name="T1"> !</text:span></text:p>
            <text:p text:style-name="P339">Abast Água - Cisterna -203</text:p>
            <text:p text:style-name="P340">Abast Água - <text:span text:style-name="T145">Reservatório</text:span> -20<text:span text:style-name="T145">4</text:span></text:p>
            <text:p text:style-name="P339">Abast Água – Outros -2<text:span text:style-name="T46">98</text:span></text:p>
          </table:table-cell>
          <table:table-cell table:style-name="Tabela15.E11" office:value-type="string">
            <text:p text:style-name="P74">Céu aberto -5</text:p>
            <text:p text:style-name="P74">Fechado -3</text:p>
            <text:p text:style-name="P59"/>
            <text:p text:style-name="P535">V - ((tipo - tipo %100)/100) in (2) and not (tipo_exposicao in (3,5))</text:p>
          </table:table-cell>
          <table:table-cell table:style-name="Tabela15.F11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1" office:value-type="string">
            <text:p text:style-name="P214">Desconhecido -0</text:p>
            <text:p text:style-name="P214">Alvenaria -1</text:p>
            <text:p text:style-name="P211">Concreto -2</text:p>
            <text:p text:style-name="P224">Metal -3</text:p>
            <text:p text:style-name="P223"><text:span text:style-name="T76">Madeira -5</text:span><text:span text:style-name="T77"> !</text:span></text:p>
            <text:p text:style-name="P61">Outros -98</text:p>
            <text:p text:style-name="P61"/>
            <text:p text:style-name="P545">V - ((tipo - tipo %100)/100) in (2,3) and not (material_construcao in (0,1,2,3,5,98))</text:p>
            <text:p text:style-name="P534"/>
            <text:p text:style-name="P554">! - ((tipo - tipo %100)/100) in (2) and not (material_construcao in (5))</text:p>
          </table:table-cell>
          <table:table-cell table:style-name="Tabela15.H11" office:value-type="string">
            <text:p text:style-name="P341">Distribuição -4</text:p>
            <text:p text:style-name="P341">Recalque -3</text:p>
            <text:p text:style-name="P341">Tratamento -2</text:p>
            <text:p text:style-name="P341"/>
            <text:p text:style-name="P535">V - ((tipo - tipo %100)/100) in (2) and not (finalidade in (2,3,4))</text:p>
          </table:table-cell>
        </table:table-row>
        <table:table-row table:style-name="TableLine1739512724336">
          <table:covered-table-cell/>
          <table:covered-table-cell/>
          <table:table-cell table:style-name="Tabela15.C12" office:value-type="string">
            <text:p text:style-name="P339">Depósito de saneamento -3XX</text:p>
          </table:table-cell>
          <table:table-cell table:style-name="Tabela15.D12" office:value-type="string">
            <text:p text:style-name="P132">San - Tanque de saneamento -301</text:p>
            <text:p text:style-name="P132">San - Depósito de lixo -304</text:p>
            <text:p text:style-name="P339">San - Aterro sanitário -305</text:p>
            <text:p text:style-name="P279">San - Aterro controlado -306<text:span text:style-name="T1"> !</text:span></text:p>
            <text:p text:style-name="P339">San - <text:span text:style-name="T46">Outros</text:span> -3<text:span text:style-name="T46">98</text:span></text:p>
            <text:p text:style-name="P339"/>
            <text:p text:style-name="P493">! – tipo in (111,112,202,306)</text:p>
          </table:table-cell>
          <table:table-cell table:style-name="Tabela15.E12" office:value-type="string">
            <text:p text:style-name="P73">Céu aberto -5</text:p>
            <text:p text:style-name="P73">Fechado -3</text:p>
            <text:p text:style-name="P59">Não aplicável -97</text:p>
            <text:p text:style-name="P59"/>
            <text:p text:style-name="P535">V - ((tipo - tipo %100)/100) in (3) and not (tipo_exposicao in (3,5,97))</text:p>
          </table:table-cell>
          <table:table-cell table:style-name="Tabela15.F12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  <text:p text:style-name="P274"/>
            <text:p text:style-name="P472">(Rest, Sit. Fis.)</text:p>
            <text:p text:style-name="P470">! - situacao_fisica in (1, 2, 4)</text:p>
          </table:table-cell>
          <table:table-cell table:style-name="Tabela15.G12" office:value-type="string">
            <text:p text:style-name="P214">Desconhecido -0</text:p>
            <text:p text:style-name="P211">Alvenaria -1</text:p>
            <text:p text:style-name="P211">Concreto -2</text:p>
            <text:p text:style-name="P224">Metal -3</text:p>
            <text:p text:style-name="P211">Madeira -5</text:p>
            <text:p text:style-name="P61">Outros -98</text:p>
            <text:p text:style-name="P61"/>
            <text:p text:style-name="P545">V - <text:span text:style-name="T95">junto com </text:span><text:span text:style-name="T98">2</text:span><text:span text:style-name="T96">XX</text:span></text:p>
          </table:table-cell>
          <table:table-cell table:style-name="Tabela15.H12" office:value-type="string">
            <text:p text:style-name="P428">Desconhecido -0</text:p>
            <text:p text:style-name="P341">Armazenamento -8</text:p>
            <text:p text:style-name="P341">Tratamento -2</text:p>
            <text:p text:style-name="P341"/>
            <text:p text:style-name="P535">V - ((tipo - tipo %100)/100) in (3) and not (finalidade in (<text:span text:style-name="T237">0,</text:span>2,8))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1739512712368">
          <table:table-cell table:style-name="Tabela14.A1" office:value-type="string">
            <text:p text:style-name="P35">Classe</text:p>
          </table:table-cell>
          <table:table-cell table:style-name="Tabela14.B1" table:number-columns-spanned="5" office:value-type="string">
            <text:p text:style-name="P104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39512740656">
          <table:table-cell table:style-name="Tabela14.A2" office:value-type="string">
            <text:p text:style-name="P35">Atributo</text:p>
          </table:table-cell>
          <table:table-cell table:style-name="Tabela14.A2" office:value-type="string">
            <text:p text:style-name="P207">nome<text:span text:style-name="T6"> (0..1)</text:span></text:p>
          </table:table-cell>
          <table:table-cell table:style-name="Tabela14.A2" office:value-type="string">
            <text:p text:style-name="P343">filtro (1)</text:p>
          </table:table-cell>
          <table:table-cell table:style-name="Tabela14.A2" office:value-type="string">
            <text:p text:style-name="P207">tipo<text:span text:style-name="T5"> (1)</text:span></text:p>
          </table:table-cell>
          <table:table-cell table:style-name="Tabela14.A2" office:value-type="string">
            <text:p text:style-name="P207">material_construcao<text:span text:style-name="T5"> (1)</text:span></text:p>
          </table:table-cell>
          <table:table-cell table:style-name="Tabela14.F2" office:value-type="string">
            <text:p text:style-name="P229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35">Domínio</text:p>
          </table:table-cell>
          <table:table-cell table:style-name="Tabela14.B32" table:number-rows-spanned="30" office:value-type="string">
            <text:p text:style-name="P513">A ser preenchido</text:p>
          </table:table-cell>
          <table:table-cell table:style-name="Tabela14.C4" table:number-rows-spanned="2" office:value-type="string">
            <text:p text:style-name="P344">Edificação genérica -<text:span text:style-name="T40">0</text:span>XX</text:p>
          </table:table-cell>
          <table:table-cell table:style-name="Tabela14.D3" office:value-type="string">
            <text:p text:style-name="P346">Edificação genérica -0<text:change text:change-id="ct1739510898688"/><text:change text:change-id="ct1739510889808"/><text:change text:change-id="ct1739510894128"/><text:change text:change-id="ct1739510899648"/><text:change text:change-id="ct1739510895808"/></text:p>
          </table:table-cell>
          <table:table-cell table:style-name="Tabela14.E3" office:value-type="string">
            <text:p text:style-name="P217">Desconhecido -0</text:p>
            <text:p text:style-name="P539">V - (tipo in (0)) and not (material_construcao in (0))</text:p>
          </table:table-cell>
          <table:table-cell table:style-name="Tabela14.F32" table:number-rows-spanned="30" office:value-type="string">
            <text:p text:style-name="P273">Abandonada -1<text:span text:style-name="T1"> !</text:span></text:p>
            <text:p text:style-name="P275">Destruída -2<text:span text:style-name="T1"> !</text:span></text:p>
            <text:p text:style-name="P229">Construída -3</text:p>
            <text:p text:style-name="P273">Em construção -4<text:span text:style-name="T1"> !</text:span></text:p>
            <text:p text:style-name="P273"/>
            <text:p text:style-name="P471">! - <text:span text:style-name="T227">(Rest, Sit. Fis.)</text:span>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468"><text:change-start text:change-id="ct1739510896768"/><text:span text:style-name="T117">Edif. Flutuante / Palafita -</text:span><text:span text:style-name="T137">3</text:span><text:change-end text:change-id="ct1739510896768"/><text:change-start text:change-id="ct1739510897728"/><text:span text:style-name="T137"> !</text:span><text:change-end text:change-id="ct1739510897728"/></text:p>
          </table:table-cell>
          <table:table-cell table:style-name="Tabela14.E4" office:value-type="string">
            <text:p text:style-name="P218"><text:change-start text:change-id="ct1739510893888"/>Desconhecido -0</text:p>
            <text:p text:style-name="P218">Alvenaria -1</text:p>
            <text:p text:style-name="P284">Concreto -2 !</text:p>
            <text:p text:style-name="P225"><text:change-end text:change-id="ct1739510893888"/>Metal -3</text:p>
            <text:p text:style-name="P225"><text:change-start text:change-id="ct1739510899168"/>Madeira -5</text:p>
            <text:p text:style-name="P65"/>
            <text:p text:style-name="P547">V - <text:change-end text:change-id="ct1739510899168"/>(tipo in (3)) and not (material_construcao in (0,1,2,3,5))</text:p>
            <text:p text:style-name="P547"/>
            <text:p text:style-name="P553">! - (tipo in (3)) and not (material_construcao in (2))</text:p>
          </table:table-cell>
          <table:covered-table-cell/>
        </table:table-row>
        <table:table-row table:style-name="TableLine1739512730592">
          <table:covered-table-cell/>
          <table:covered-table-cell/>
          <table:table-cell table:style-name="Tabela14.C5" office:value-type="string">
            <text:p text:style-name="P296">Edificação de comunicação -1XX<text:span text:style-name="T1"> !</text:span></text:p>
          </table:table-cell>
          <table:table-cell table:style-name="Tabela14.D5" office:value-type="string">
            <text:p text:style-name="P346">Com - Centro de operações de comunicação -101</text:p>
            <text:p text:style-name="P350">Com - Central de comutação e transmissão -102</text:p>
            <text:p text:style-name="P350">Com - Estação rádio-base -103</text:p>
            <text:p text:style-name="P346">Com - Estação repetidora -104</text:p>
            <text:p text:style-name="P348">Com - <text:span text:style-name="T158">Administrativo</text:span> -10<text:span text:style-name="T158">5</text:span></text:p>
          </table:table-cell>
          <table:table-cell table:style-name="Tabela14.E5" office:value-type="string">
            <text:p text:style-name="P216">Desconhecido -0</text:p>
            <text:p text:style-name="P216">Alvenaria -1</text:p>
            <text:p text:style-name="P211">Concreto -2</text:p>
            <text:p text:style-name="P211">Metal -3</text:p>
            <text:p text:style-name="P226">Madeira -5</text:p>
            <text:p text:style-name="P61"/>
            <text:p text:style-name="P537">V - ((tipo - tipo %100)/100) in (1) and not (material_construcao in (01,2,3,5))</text:p>
          </table:table-cell>
          <table:covered-table-cell/>
        </table:table-row>
        <table:table-row table:style-name="TableLine1739512736304">
          <table:covered-table-cell/>
          <table:covered-table-cell/>
          <table:table-cell table:style-name="Tabela14.C6" office:value-type="string">
            <text:p text:style-name="P344">Edificação de energia -2XX</text:p>
          </table:table-cell>
          <table:table-cell table:style-name="Tabela14.D6" office:value-type="string">
            <text:p text:style-name="P346">Edificação de energia -201</text:p>
          </table:table-cell>
          <table:table-cell table:style-name="Tabela14.E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) and not (material_construcao in (0,1,2,3,5))</text:p>
          </table:table-cell>
          <table:covered-table-cell/>
        </table:table-row>
        <table:table-row table:style-name="TableLine1739512735488">
          <table:covered-table-cell/>
          <table:covered-table-cell/>
          <table:table-cell table:style-name="Tabela14.C7" office:value-type="string">
            <text:p text:style-name="P344">Edificação de abastecimento de água -3XX</text:p>
          </table:table-cell>
          <table:table-cell table:style-name="Tabela14.D7" office:value-type="string">
            <text:p text:style-name="P346">Abast - Edificação de captação de água -301</text:p>
            <text:p text:style-name="P350">Abast - Edificação de tratamento de água -302</text:p>
            <text:p text:style-name="P350">Abast - Edificação de recalque de água -303</text:p>
            <text:p text:style-name="P461"><text:span text:style-name="T117">Abast - </text:span><text:span text:style-name="T118">Administrativa</text:span><text:span text:style-name="T117"> -30</text:span><text:span text:style-name="T119">4</text:span></text:p>
            <text:p text:style-name="P346">Abast - Mista -395</text:p>
            <text:p text:style-name="P346">Abast - Outros -398</text:p>
          </table:table-cell>
          <table:table-cell table:style-name="Tabela14.E7" office:value-type="string">
            <text:p text:style-name="P215">Desconhecido -0</text:p>
            <text:p text:style-name="P215">Alvenaria -1</text:p>
            <text:p text:style-name="P211">Concreto -2</text:p>
            <text:p text:style-name="P226">Metal -3</text:p>
            <text:p text:style-name="P226">Rocha -4</text:p>
            <text:p text:style-name="P211">Madeira -5</text:p>
            <text:p text:style-name="P61">Outros -98</text:p>
            <text:p text:style-name="P211"/>
            <text:p text:style-name="P535">V - ((tipo - tipo %100)/100) in (3) and not (material_construcao in (0,1,2,3,4,5,98))</text:p>
          </table:table-cell>
          <table:covered-table-cell/>
        </table:table-row>
        <table:table-row table:style-name="TableLine1739512732768">
          <table:covered-table-cell/>
          <table:covered-table-cell/>
          <table:table-cell table:style-name="Tabela14.C8" office:value-type="string">
            <text:p text:style-name="P344">Edificação de saneamento -4XX</text:p>
          </table:table-cell>
          <table:table-cell table:style-name="Tabela14.D8" office:value-type="string">
            <text:p text:style-name="P346">Saneam - Edificação de recalque de resíduos -403</text:p>
            <text:p text:style-name="P350">Saneam - Usina de reciclagem -406</text:p>
            <text:p text:style-name="P350">Saneam - Edificação de tratamento de esgoto -405</text:p>
            <text:p text:style-name="P346">Saneam - Incinerador de resíduos -407</text:p>
            <text:p text:style-name="P346">Saneam - Outros -498</text:p>
            <text:p text:style-name="P349">Saneam – <text:span text:style-name="T170">Administração</text:span> -40<text:span text:style-name="T170">8</text:span></text:p>
          </table:table-cell>
          <table:table-cell table:style-name="Tabela14.E8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5">V - ((tipo - tipo %100)/100) in (4) and not (material_construcao in (<text:span text:style-name="T222">0,</text:span>1,2,3,5))</text:p>
          </table:table-cell>
          <table:covered-table-cell/>
        </table:table-row>
        <table:table-row table:style-name="TableLine1739512736032">
          <table:covered-table-cell/>
          <table:covered-table-cell/>
          <table:table-cell table:style-name="Tabela14.C9" office:value-type="string">
            <text:p text:style-name="P345">Edificação de ensino -5XX</text:p>
          </table:table-cell>
          <table:table-cell table:style-name="Tabela14.D9" office:value-type="string">
            <text:p text:style-name="P350">Ens - Edif. educ. infantil – creche -516</text:p>
            <text:p text:style-name="P350">Ens - Edif. educ. infantil - pré-escola -517</text:p>
            <text:p text:style-name="P350">Ens - Edif. de ensino fundamental -518</text:p>
            <text:p text:style-name="P350">Ens - Edif. de ensino médio -519</text:p>
            <text:p text:style-name="P350">Ens - Edif. educ. superior – Graduação -520</text:p>
            <text:p text:style-name="P350">Ens - Edif. educ. superior – graduação e pós-graduação -521</text:p>
            <text:p text:style-name="P350">Ens - Edif. educ. superior – pós-graduação e extensão -522</text:p>
            <text:p text:style-name="P350">Ens - Edif. educ. <text:span text:style-name="T108">profissional</text:span> de nível técnico -523</text:p>
            <text:p text:style-name="P346">Ens - Edif. educ. profissional de nível tecnológico -524</text:p>
            <text:p text:style-name="P346">Ens - Outras atividades de ensino -525</text:p>
          </table:table-cell>
          <table:table-cell table:style-name="Tabela14.E9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48">V - ((tipo - tipo %100)/100) in (<text:span text:style-name="T223">5</text:span>) and not (material_construcao in (<text:span text:style-name="T222">0,</text:span>1,2,3,5))</text:p>
          </table:table-cell>
          <table:covered-table-cell/>
        </table:table-row>
        <table:table-row table:style-name="TableLine1739512731136">
          <table:covered-table-cell/>
          <table:covered-table-cell/>
          <table:table-cell table:style-name="Tabela14.C10" office:value-type="string">
            <text:p text:style-name="P345">Edificação religiosa -6XX</text:p>
          </table:table-cell>
          <table:table-cell table:style-name="Tabela14.D10" office:value-type="string">
            <text:p text:style-name="P350">Rel - Igreja -601</text:p>
            <text:p text:style-name="P294">Rel - Templo -602<text:span text:style-name="T1"> !</text:span></text:p>
            <text:p text:style-name="P294">Rel - Centro religioso -603<text:span text:style-name="T1"> !</text:span></text:p>
            <text:p text:style-name="P294">Rel - Mosteiro -604<text:span text:style-name="T1"> !</text:span></text:p>
            <text:p text:style-name="P294">Rel - Convento -605<text:span text:style-name="T1"> !</text:span></text:p>
            <text:p text:style-name="P351"><text:span text:style-name="T76">Rel - Mesquita -606</text:span><text:span text:style-name="T77"> !</text:span></text:p>
            <text:p text:style-name="P351"><text:span text:style-name="T76">Rel - Sinagoga -607</text:span><text:span text:style-name="T77"> !</text:span></text:p>
            <text:p text:style-name="P118">Rel –<text:span text:style-name="T172"> Capela Mortuária</text:span> – 6<text:span text:style-name="T172">08</text:span></text:p>
            <text:p text:style-name="P119">Rel –<text:span text:style-name="T172"> Terreiro</text:span> – 6<text:span text:style-name="T177">09</text:span></text:p>
            <text:p text:style-name="P118">Rel –<text:span text:style-name="T172"> Administração</text:span> – 6<text:span text:style-name="T172">10</text:span></text:p>
            <text:p text:style-name="P350">Rel - Outros -698</text:p>
          </table:table-cell>
          <table:table-cell table:style-name="Tabela14.E1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6) and not (material_construcao in (0,1,2,3,4,5,98))</text:p>
          </table:table-cell>
          <table:covered-table-cell/>
        </table:table-row>
        <table:table-row table:style-name="TableLine1739512730864">
          <table:covered-table-cell/>
          <table:covered-table-cell/>
          <table:table-cell table:style-name="Tabela14.C12" table:number-rows-spanned="2" office:value-type="string">
            <text:p text:style-name="P297">Edificação ou construção turística -7XX<text:span text:style-name="T1"> !</text:span></text:p>
          </table:table-cell>
          <table:table-cell table:style-name="Tabela14.D11" office:value-type="string">
            <text:p text:style-name="P346">Tur - Cruzeiro -709</text:p>
            <text:p text:style-name="P346">Tur - Estátua -710</text:p>
            <text:p text:style-name="P346">Tur - Mirante -711</text:p>
            <text:p text:style-name="P346">Tur - Monumento -712</text:p>
          </table:table-cell>
          <table:table-cell table:style-name="Tabela14.E11" office:value-type="string">
            <text:p text:style-name="P211">Desconhecido -0</text:p>
            <text:p text:style-name="P61"/>
            <text:p text:style-name="P535">V - tipo in (709,710,711,712) and not (material_construcao in (0))</text:p>
          </table:table-cell>
          <table:covered-table-cell/>
        </table:table-row>
        <table:table-row table:style-name="TableLine1739512685984">
          <table:covered-table-cell/>
          <table:covered-table-cell/>
          <table:covered-table-cell/>
          <table:table-cell table:style-name="Tabela14.D12" office:value-type="string">
            <text:p text:style-name="P346">Tur - Panteão -713</text:p>
            <text:p text:style-name="P350">Tur - Outros -798</text:p>
          </table:table-cell>
          <table:table-cell table:style-name="Tabela14.E1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5">V - tipo in (713,798) and not (material_construcao in (0,1,2,3,4,5,98))</text:p>
          </table:table-cell>
          <table:covered-table-cell/>
        </table:table-row>
        <table:table-row table:style-name="TableLine1739512677280">
          <table:covered-table-cell/>
          <table:covered-table-cell/>
          <table:table-cell table:style-name="Tabela14.C13" office:value-type="string">
            <text:p text:style-name="P344">Edificação de lazer -8XX</text:p>
          </table:table-cell>
          <table:table-cell table:style-name="Tabela14.D13" office:value-type="string">
            <text:p text:style-name="P347">Laz - Estádio -801 <text:span text:style-name="T66">(*)</text:span></text:p>
            <text:p text:style-name="P347">Laz - Ginásio -802</text:p>
            <text:p text:style-name="P347">Laz - Museu -803 <text:span text:style-name="T66">(*)</text:span></text:p>
            <text:p text:style-name="P347">Laz - Teatro -804 <text:span text:style-name="T66">(*)</text:span></text:p>
            <text:p text:style-name="P346">Laz - Anfiteatro -805 <text:span text:style-name="T66">(*)</text:span></text:p>
            <text:p text:style-name="P346">Laz - Cinema -806</text:p>
            <text:p text:style-name="P347">Laz - Centro cultural -807 <text:span text:style-name="T66">(*)</text:span></text:p>
            <text:p text:style-name="P15">Laz - Plataforma de pesca -808</text:p>
            <text:p text:style-name="P394">Laz – Arquivo – 809</text:p>
            <text:p text:style-name="P394">Laz – Biblioteca – 810</text:p>
            <text:p text:style-name="P394">Laz - Centro de documentação -<text:span text:style-name="T202">811</text:span></text:p>
            <text:p text:style-name="P394">Laz - Circo<text:span text:style-name="T160"> – 812</text:span></text:p>
            <text:p text:style-name="P394">Laz - <text:span text:style-name="T160">Concha acústica – 81</text:span><text:span text:style-name="T202">3</text:span></text:p>
            <text:p text:style-name="P394">Laz - <text:span text:style-name="T160">Conservatório – 81</text:span><text:span text:style-name="T202">4</text:span></text:p>
            <text:p text:style-name="P394">Laz - <text:span text:style-name="T161">Coreto ou tribuna – 81</text:span><text:span text:style-name="T202">5</text:span></text:p>
            <text:p text:style-name="P394">Laz - <text:span text:style-name="T163">Equipamentos culturais diversos – 81</text:span><text:span text:style-name="T202">7</text:span></text:p>
            <text:p text:style-name="P394">Laz - <text:span text:style-name="T162">Espaço de eventos e ou cultural – 81</text:span><text:span text:style-name="T202">8</text:span></text:p>
            <text:p text:style-name="P394">Laz - Galeria<text:span text:style-name="T162"> – 81</text:span><text:span text:style-name="T203">9</text:span></text:p>
            <text:p text:style-name="P346">Laz - Outros -898</text:p>
          </table:table-cell>
          <table:table-cell table:style-name="Tabela14.E1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8) and not (material_construcao in (0,1,2,3,4,5,98))</text:p>
          </table:table-cell>
          <table:covered-table-cell/>
        </table:table-row>
        <table:table-row table:style-name="TableLine1739512691696">
          <table:covered-table-cell/>
          <table:covered-table-cell/>
          <table:table-cell table:style-name="Tabela14.C14" office:value-type="string">
            <text:p text:style-name="P345">Edificação de comércio e serviço -9XX</text:p>
          </table:table-cell>
          <table:table-cell table:style-name="Tabela14.D14" office:value-type="string">
            <text:p text:style-name="P350">Comerc - Centro comercial -903</text:p>
            <text:p text:style-name="P350">Comerc – <text:span text:style-name="T159">Super</text:span><text:span text:style-name="T204">m</text:span>ercado / <text:span text:style-name="T159">mercado</text:span> -904</text:p>
            <text:p text:style-name="P346">Comerc - Centro de convenções -905</text:p>
            <text:p text:style-name="P346">Comerc - Hotel / motel / pousada -907</text:p>
            <text:p text:style-name="P397">Comerc – Banco – 908</text:p>
            <text:p text:style-name="P397">Comerc – Centro de exposições – 909</text:p>
            <text:p text:style-name="P397">Comerc – Mercado púb<text:span text:style-name="T178">l</text:span>ico - 910</text:p>
            <text:p text:style-name="P346">Comerc - Outros -998</text:p>
          </table:table-cell>
          <table:table-cell table:style-name="Tabela14.E1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<text:span text:style-name="T224">9</text:span>) and not (material_construcao in (0,1,2,3,4,5,98))</text:p>
          </table:table-cell>
          <table:covered-table-cell/>
        </table:table-row>
        <table:table-row table:style-name="TableLine1739512683536">
          <table:covered-table-cell/>
          <table:covered-table-cell/>
          <table:table-cell table:style-name="Tabela14.C15" office:value-type="string">
            <text:p text:style-name="P345">Edificação industrial -10XX</text:p>
          </table:table-cell>
          <table:table-cell table:style-name="Tabela14.D15" office:value-type="string">
            <text:p text:style-name="P352">Ind - Fabricação alimentícia e bebidas -1015</text:p>
            <text:p text:style-name="P352">Ind - Fabricação de produtos do fumo -1016</text:p>
            <text:p text:style-name="P352">Ind - Fabricação de produtos têxteis -1017</text:p>
            <text:p text:style-name="P352">Ind - Confecção de artigos de vestuário e acessórios -1018</text:p>
            <text:p text:style-name="P352">Ind - Preparação de couros, artefatos de couro, artigos de viagem e calçados -1019</text:p>
            <text:p text:style-name="P16">nd - Fabricação de produtos de madeira e celulose -1020</text:p>
            <text:p text:style-name="P352">Ind - Fabricação de celulose, papel e produtos de papel -1021</text:p>
            <text:p text:style-name="P352">Ind - Industria de edição, impressão e reprodução de gravações -1022</text:p>
            <text:p text:style-name="P352">Ind - Fabricação de coque, refino de petróleo, elaboração de combustíveis nucleares e produção de álcool -1023</text:p>
            <text:p text:style-name="P352">Ind - Fabricação de produtos químicos -1024</text:p>
            <text:p text:style-name="P352">Ind - Fabricação de artigos de borracha e material plástico -1025</text:p>
            <text:p text:style-name="P352">Ind - Fabricação de produtos de minerais não-metálicos -1026</text:p>
            <text:p text:style-name="P352">Ind - Indústria de metalurgia básica -1027</text:p>
            <text:p text:style-name="P352">IInd - Fabricação de produtos de meta<text:span text:style-name="T205">l</text:span> -1028</text:p>
            <text:p text:style-name="P346">Ind - Fabricação de máquinas e equipamentos -1029</text:p>
            <text:p text:style-name="P352">Ind - Fabri<text:span text:style-name="T165">c</text:span>ação de máquinas de escritório e equipamentos de informática -1030</text:p>
            <text:p text:style-name="P346">Ind - Fabricação de máquinas, aparelhos e materiais elétricos -1031</text:p>
            <text:p text:style-name="P346">Ind - Fabricação de material eletrônico, e equipamentos de comunicações -1032</text:p>
            <text:p text:style-name="P352">Ind - Fabricação de equipamentos de instrumentação médico-hospitalares, instrumentos de precisão e ópticos, automação industrial, cronômetros e relógios -1033</text:p>
            <text:p text:style-name="P352">Ind - Fabricação e montagem de veículos automotores, reboques e carrocerias -1034</text:p>
            <text:p text:style-name="P352">Ind - Fabricação de outros equipamentos de transporte -1035</text:p>
            <text:p text:style-name="P352">Ind - Fabricação de móveis e indústrias diversas -1036</text:p>
            <text:p text:style-name="P352">Ind - Indústria reciclagem -1037</text:p>
            <text:p text:style-name="P346">Ind - Indústria de construção -1045</text:p>
            <text:p text:style-name="P346">Ind - Outros -1098</text:p>
          </table:table-cell>
          <table:table-cell table:style-name="Tabela14.E1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211"/>
            <text:p text:style-name="P537">V - (tipo - tipo %100)/100) in (10) and not (material_construcao in (0,1,2,3,4,5))</text:p>
          </table:table-cell>
          <table:covered-table-cell/>
        </table:table-row>
        <table:table-row table:style-name="TableLine1739512677552">
          <table:covered-table-cell/>
          <table:covered-table-cell/>
          <table:table-cell table:style-name="Tabela14.C16" office:value-type="string">
            <text:p text:style-name="P344">Edificação de extração mineral -<text:span text:style-name="T206">11XX</text:span></text:p>
          </table:table-cell>
          <table:table-cell table:style-name="Tabela14.D16" office:value-type="string">
            <text:p text:style-name="P346">Ext Min - Extração de carvão mineral -1110</text:p>
            <text:p text:style-name="P346">Ext Min - Extração de petróleo e serviços relacionados -1111</text:p>
            <text:p text:style-name="P346">Ext Min - Extração de minerais metálicos -1113</text:p>
            <text:p text:style-name="P346">Ext Min - Extração de minerais não-metálicos -1114</text:p>
            <text:p text:style-name="P346">Ext Min - Outros -1198</text:p>
          </table:table-cell>
          <table:table-cell table:style-name="Tabela14.E1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4"/>
            <text:p text:style-name="P540">V - ((tipo - tipo %100)/100) in (11) and not (material_construcao in (0,1,2,3,4,5,98))</text:p>
          </table:table-cell>
          <table:covered-table-cell/>
        </table:table-row>
        <table:table-row table:style-name="TableLine1739512688976">
          <table:covered-table-cell/>
          <table:covered-table-cell/>
          <table:table-cell table:style-name="Tabela14.C17" office:value-type="string">
            <text:p text:style-name="P344">Edificação agropecuária -12XX</text:p>
          </table:table-cell>
          <table:table-cell table:style-name="Tabela14.D17" office:value-type="string">
            <text:p text:style-name="P17">Agro - Sede operacional de fazenda -1212 <text:span text:style-name="T41">(*)</text:span></text:p>
            <text:p text:style-name="P346">Agro - Aviário -1213</text:p>
            <text:p text:style-name="P17">Agro - Apiário -1214</text:p>
            <text:p text:style-name="P355">Agro - Viveiro de plantas -1215</text:p>
            <text:p text:style-name="P355">Agro - Viveiro para <text:span text:style-name="T41">aquicultura</text:span> -1216</text:p>
            <text:p text:style-name="P346">Agro - Pocilga -1217</text:p>
            <text:p text:style-name="P355">Agro - Curral -1218</text:p>
            <text:p text:style-name="P355">Agro - Outros -1298</text:p>
          </table:table-cell>
          <table:table-cell table:style-name="Tabela14.E17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2) and not (material_construcao in (0,1,2,3,4,5,98))</text:p>
          </table:table-cell>
          <table:covered-table-cell/>
        </table:table-row>
        <table:table-row table:style-name="TableLine1739512683264">
          <table:covered-table-cell/>
          <table:covered-table-cell/>
          <table:table-cell table:style-name="Tabela14.C18" office:value-type="string">
            <text:p text:style-name="P345">Edificação pública civil -13XX</text:p>
          </table:table-cell>
          <table:table-cell table:style-name="Tabela14.D18" office:value-type="string">
            <text:p text:style-name="P346">Pub Civ - Cartorial -1303</text:p>
            <text:p text:style-name="P346">Pub Civ - Gestão pública -1304</text:p>
            <text:p text:style-name="P355">Pub Civ - Eleitoral -1305</text:p>
            <text:p text:style-name="P293">Pub Civ - Produção ou pequisa pública -1306<text:span text:style-name="T1"> !</text:span></text:p>
            <text:p text:style-name="P346">Pub Civ - Seguridade social -1307</text:p>
            <text:p text:style-name="P355">Pub Civ - Câmara municipal -1308</text:p>
            <text:p text:style-name="P355">Pub Civ - <text:span text:style-name="T108">Assembleia</text:span> legislativa -1309<text:change-start text:change-id="ct1739510886928"/></text:p>
            <text:p text:style-name="P356">Pub Civ - <text:span text:style-name="T173">Autarquia</text:span> -13<text:span text:style-name="T173">1</text:span><text:span text:style-name="T207">0</text:span><text:change-end text:change-id="ct1739510886928"/></text:p>
            <text:p text:style-name="P356">Pub Civ - <text:span text:style-name="T173">Fórum</text:span> -13<text:span text:style-name="T173">1</text:span><text:change-start text:change-id="ct1739510890288"/><text:span text:style-name="T207">3</text:span></text:p>
            <text:p text:style-name="P357">Pub Civ - <text:span text:style-name="T173">Fundação</text:span> -13<text:span text:style-name="T173">1</text:span><text:span text:style-name="T207">4</text:span></text:p>
            <text:p text:style-name="P357">Pub Civ - <text:span text:style-name="T173">Procuradoria</text:span> -13<text:span text:style-name="T173">1</text:span><text:span text:style-name="T208">5</text:span><text:change-end text:change-id="ct1739510890288"/><text:change text:change-id="ct1739510888368"/></text:p>
            <text:p text:style-name="P583">Pub Civ - <text:span text:style-name="T173">Secretaria</text:span> -13<text:span text:style-name="T173">1</text:span><text:change-start text:change-id="ct1739510890528"/><text:span text:style-name="T208">6</text:span><text:change-end text:change-id="ct1739510890528"/><text:change text:change-id="ct1739510896288"/><text:change text:change-id="ct1739510899888"/><text:change text:change-id="ct1739510888128"/></text:p>
            <text:p text:style-name="P355">Pub Civ - Prefeitura -1322</text:p>
            <text:p text:style-name="P355">Pub Civ - Outros -1398</text:p>
          </table:table-cell>
          <table:table-cell table:style-name="Tabela14.E18" office:value-type="string">
            <text:p text:style-name="P226">D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3) and not (material_construcao in (0,1,2,3,4,5,98))</text:p>
          </table:table-cell>
          <table:covered-table-cell/>
        </table:table-row>
        <table:table-row table:style-name="TableLine1739512692784">
          <table:covered-table-cell/>
          <table:covered-table-cell/>
          <table:table-cell table:style-name="Tabela14.C19" office:value-type="string">
            <text:p text:style-name="P296"><text:span text:style-name="T108">Habitação</text:span> <text:span text:style-name="T108">indígena</text:span> -14XX<text:span text:style-name="T1"> !</text:span></text:p>
          </table:table-cell>
          <table:table-cell table:style-name="Tabela14.D19" office:value-type="string">
            <text:p text:style-name="P346"><text:span text:style-name="T108">Habitação</text:span> <text:span text:style-name="T108">indígena</text:span> -1401</text:p>
          </table:table-cell>
          <table:table-cell table:style-name="Tabela14.E19" office:value-type="string">
            <text:p text:style-name="P59">Não aplicável -97</text:p>
            <text:p text:style-name="P59"/>
            <text:p text:style-name="P535">V - ((tipo - tipo %100)/100) in (14) and not (material_construcao in (97))</text:p>
          </table:table-cell>
          <table:covered-table-cell/>
        </table:table-row>
        <table:table-row table:style-name="TableLine1739512688432">
          <table:covered-table-cell/>
          <table:covered-table-cell/>
          <table:table-cell table:style-name="Tabela14.C20" office:value-type="string">
            <text:p text:style-name="P296">Edificação de medição de fenômenos -15XX<text:span text:style-name="T1"> !</text:span></text:p>
          </table:table-cell>
          <table:table-cell table:style-name="Tabela14.D20" office:value-type="string">
            <text:p text:style-name="P346">Edificação de medição de fenômenos -1501</text:p>
          </table:table-cell>
          <table:table-cell table:style-name="Tabela14.E2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15) and not (material_construcao in (<text:span text:style-name="T225">0,</text:span>1,2,3,5))</text:p>
          </table:table-cell>
          <table:covered-table-cell/>
        </table:table-row>
        <table:table-row table:style-name="TableLine1739512693328">
          <table:covered-table-cell/>
          <table:covered-table-cell/>
          <table:table-cell table:style-name="Tabela14.C21" office:value-type="string">
            <text:p text:style-name="P345">Edificação militar -17XX</text:p>
          </table:table-cell>
          <table:table-cell table:style-name="Tabela14.D21" office:value-type="string">
            <text:p text:style-name="P358">Pub Mil - Aquartelamento -1712<text:change-start text:change-id="ct1739510888848"/></text:p>
            <text:p text:style-name="P358">Pub Mil - Hotel de trânsito -1717<text:change-end text:change-id="ct1739510888848"/></text:p>
            <text:p text:style-name="P346">Pub Mil - Delegacia de serviço militar -1718<text:change-start text:change-id="ct1739510897008"/></text:p>
            <text:p text:style-name="P346"><text:change-end text:change-id="ct1739510897008"/><text:change text:change-id="ct1739510892208"/><text:change-start text:change-id="ct1739510900368"/>Pub Mil - Capitania dos portos -<text:span text:style-name="T209">1724</text:span><text:change-end text:change-id="ct1739510900368"/></text:p>
            <text:p text:style-name="P346">Pub Mil - Outros -1798</text:p>
          </table:table-cell>
          <table:table-cell table:style-name="Tabela14.E21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7) and not (material_construcao in (0,1,2,3,4,5,98))</text:p>
          </table:table-cell>
          <table:covered-table-cell/>
        </table:table-row>
        <table:table-row table:style-name="TableLine1739512682448">
          <table:covered-table-cell/>
          <table:covered-table-cell/>
          <table:table-cell table:style-name="Tabela14.C22" office:value-type="string">
            <text:p text:style-name="P344">Posto fiscal -19XX</text:p>
          </table:table-cell>
          <table:table-cell table:style-name="Tabela14.D22" office:value-type="string">
            <text:p text:style-name="P358"><text:change-start text:change-id="ct1739510887648"/>Posto Fisc - Tributação -1910</text:p>
            <text:p text:style-name="P358">Posto Fisc - Fiscalização sanitária -<text:span text:style-name="T209">1912</text:span><text:change-end text:change-id="ct1739510887648"/><text:change text:change-id="ct1739510891008"/><text:change text:change-id="ct1739510887168"/></text:p>
            <text:p text:style-name="P353">Posto Fisc – <text:span text:style-name="T168">Posto de pesagem</text:span> -191<text:change-start text:change-id="ct1739510887408"/><text:span text:style-name="T209">3</text:span><text:change-end text:change-id="ct1739510887408"/><text:change text:change-id="ct1739510887888"/></text:p>
            <text:p text:style-name="P346">Posto Fisc - <text:span text:style-name="T43">Misto</text:span> -19<text:span text:style-name="T43">95</text:span><text:change-start text:change-id="ct1739510889088"/></text:p>
            <text:p text:style-name="P358">Posto Fisc - Outros -19<text:span text:style-name="T43">9</text:span><text:span text:style-name="T209">8</text:span><text:change-end text:change-id="ct1739510889088"/></text:p>
          </table:table-cell>
          <table:table-cell table:style-name="Tabela14.E2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19) and not (material_construcao in (0,1,2,3,5,98))</text:p>
          </table:table-cell>
          <table:covered-table-cell/>
        </table:table-row>
        <table:table-row table:style-name="TableLine1739512678368">
          <table:covered-table-cell/>
          <table:covered-table-cell/>
          <table:table-cell table:style-name="Tabela14.C23" office:value-type="string">
            <text:p text:style-name="P345">Edificação de saúde -20XX</text:p>
          </table:table-cell>
          <table:table-cell table:style-name="Tabela14.D23" office:value-type="string">
            <text:p text:style-name="P358"><text:change-start text:change-id="ct1739510889328"/>Sau - Atendimento hospitalar -2025</text:p>
            <text:p text:style-name="P358">Sau - Atendimento hospitalar especializado -2026</text:p>
            <text:p text:style-name="P358">Sau - Atendimento a urgência e emergências (pronto socorro) -2027</text:p>
            <text:p text:style-name="P358"><text:change-end text:change-id="ct1739510889328"/>Sau - Atenção ambulatorial (posto e centro de saúde) -2028</text:p>
            <text:p text:style-name="P358"><text:change text:change-id="ct1739510890048"/><text:change-start text:change-id="ct1739510890768"/>Sau - Serviços de complementação diagnóstica ou terapêutica -2029<text:change-end text:change-id="ct1739510890768"/></text:p>
            <text:p text:style-name="P351"><text:change text:change-id="ct1739510891248"/><text:span text:style-name="T76">Sau - Outras atividades relacionadas com a atenção à saúde (instituto de pesquisa) -2030</text:span><text:span text:style-name="T77"> !</text:span><text:change text:change-id="ct1739510900608"/></text:p>
            <text:p text:style-name="P293">Sau - Serviços veterinários -2031<text:span text:style-name="T1"> !</text:span></text:p>
          </table:table-cell>
          <table:table-cell table:style-name="Tabela14.E2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0) and not (material_construcao in (0,1,2,3,5,98))</text:p>
          </table:table-cell>
          <table:covered-table-cell/>
        </table:table-row>
        <table:table-row table:style-name="TableLine1739512681360">
          <table:covered-table-cell/>
          <table:covered-table-cell/>
          <table:table-cell table:style-name="Tabela14.C24" office:value-type="string">
            <text:p text:style-name="P345">Edificação de <text:span text:style-name="T157">desenvolvimento</text:span> social -21XX</text:p>
          </table:table-cell>
          <table:table-cell table:style-name="Tabela14.D24" office:value-type="string">
            <text:p text:style-name="P117">Ssoc –<text:span text:style-name="T169"> Serviço Social</text:span> -21<text:span text:style-name="T164">01</text:span></text:p>
          </table:table-cell>
          <table:table-cell table:style-name="Tabela14.E2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1) and not (material_construcao in (0,1,2,3,5,98))</text:p>
          </table:table-cell>
          <table:covered-table-cell/>
        </table:table-row>
        <table:table-row table:style-name="TableLine1739512687344">
          <table:covered-table-cell/>
          <table:covered-table-cell/>
          <table:table-cell table:style-name="Tabela14.C25" office:value-type="string">
            <text:p text:style-name="P344">Edificação rodoviária -22XX</text:p>
          </table:table-cell>
          <table:table-cell table:style-name="Tabela14.D25" office:value-type="string">
            <text:p text:style-name="P358"><text:change-start text:change-id="ct1739510891488"/>Rod - Terminal interestadual -2208 <text:span text:style-name="T66">(*)</text:span></text:p>
            <text:p text:style-name="P358"><text:change-end text:change-id="ct1739510891488"/><text:change-start text:change-id="ct1739510892448"/>Rod - Terminal urbano -2209 <text:span text:style-name="T66">(*)</text:span><text:change-end text:change-id="ct1739510892448"/><text:change text:change-id="ct1739510892928"/></text:p>
            <text:p text:style-name="P346">Rod - Parada interestadual -2210</text:p>
            <text:p text:style-name="P346">Rod - Posto de pedágio -2213<text:change text:change-id="ct1739510893408"/><text:change text:change-id="ct1739510893168"/><text:change text:change-id="ct1739510892688"/><text:change-start text:change-id="ct1739510893648"/></text:p>
            <text:p text:style-name="P358">Rod - <text:span text:style-name="T44">Outros</text:span> -22<text:span text:style-name="T44">98</text:span><text:change-end text:change-id="ct1739510893648"/></text:p>
          </table:table-cell>
          <table:table-cell table:style-name="Tabela14.E2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2) and not (material_construcao in (0,1,2,3,5)</text:p>
          </table:table-cell>
          <table:covered-table-cell/>
        </table:table-row>
        <table:table-row table:style-name="TableLine1739512681632">
          <table:covered-table-cell/>
          <table:covered-table-cell/>
          <table:table-cell table:style-name="Tabela14.C26" office:value-type="string">
            <text:p text:style-name="P344"><text:change-start text:change-id="ct1739510915248"/>Edificação ferroviária ou metroviária -23XX<text:change-end text:change-id="ct1739510915248"/></text:p>
          </table:table-cell>
          <table:table-cell table:style-name="Tabela14.D26" office:value-type="string">
            <text:p text:style-name="P346"><text:change-start text:change-id="ct1739510909248"/>Ferrov - Estação ferroviária de passageiros -2316</text:p>
            <text:p text:style-name="P346">Ferrov - Estação metroviária -2317</text:p>
            <text:p text:style-name="P346">Ferrov - Terminal ferroviário de cargas -2318</text:p>
            <text:p text:style-name="P346">Ferrov - Terminal ferroviário de passageiros e cargas -2319</text:p>
            <text:p text:style-name="P295">Ferrov - Oficina de manutenção -2320 !</text:p>
            <text:p text:style-name="P399">Ferrov – Administração 232<text:span text:style-name="T166">1</text:span></text:p>
            <text:p text:style-name="P346">Ferrov - <text:span text:style-name="T44">Outros</text:span> -23<text:span text:style-name="T44">98</text:span><text:change-end text:change-id="ct1739510909248"/></text:p>
          </table:table-cell>
          <table:table-cell table:style-name="Tabela14.E26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text:change-start text:change-id="ct1739510914528"/></text:p>
            <text:p text:style-name="P211"/>
            <text:p text:style-name="P535">V - <text:change-end text:change-id="ct1739510914528"/>((tipo - tipo %100)/100) in (23) and not (material_construcao in (0,1,2,3,5))</text:p>
          </table:table-cell>
          <table:covered-table-cell/>
        </table:table-row>
        <table:table-row table:style-name="TableLine1739512680000">
          <table:covered-table-cell/>
          <table:covered-table-cell/>
          <table:table-cell table:style-name="Tabela14.C27" office:value-type="string">
            <text:p text:style-name="P344">Edificação <text:span text:style-name="T39">aeroportuária</text:span> -24XX</text:p>
          </table:table-cell>
          <table:table-cell table:style-name="Tabela14.D27" office:value-type="string">
            <text:p text:style-name="P346"><text:change text:change-id="ct1739510901808"/><text:change-start text:change-id="ct1739510906128"/>Aero - Terminal de passageiros -2426<text:change-end text:change-id="ct1739510906128"/></text:p>
            <text:p text:style-name="P346">Aero - Terminal de cargas -2427<text:change text:change-id="ct1739510908288"/></text:p>
            <text:p text:style-name="P346">Aero - Torre de controle -2428<text:change-start text:change-id="ct1739510911168"/></text:p>
            <text:p text:style-name="P359">Aero - Hangar -2429<text:change-end text:change-id="ct1739510911168"/></text:p>
            <text:p text:style-name="P463"><text:span text:style-name="T130">Aero – Serviço de Combate à </text:span><text:change text:change-id="ct1739510906608"/><text:change-start text:change-id="ct1739510908048"/><text:span text:style-name="T128">incêndios</text:span><text:change-end text:change-id="ct1739510908048"/><text:span text:style-name="T130"> (SCI) –</text:span><text:span text:style-name="T131"> </text:span><text:span text:style-name="T120">2</text:span><text:span text:style-name="T121">430</text:span></text:p>
            <text:p text:style-name="P396">Aero – Administração - 243<text:span text:style-name="T177">1</text:span></text:p>
            <text:p text:style-name="P346">Aero - <text:span text:style-name="T45">Outros</text:span> -24<text:span text:style-name="T45">98</text:span></text:p>
          </table:table-cell>
          <table:table-cell table:style-name="Tabela14.E27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>Outros -98</text:p>
            <text:p text:style-name="P61"/>
            <text:p text:style-name="P537">V - ((tipo - tipo %100)/100) in (24) and not (material_construcao in (0,1,2,3,5,98))</text:p>
          </table:table-cell>
          <table:covered-table-cell/>
        </table:table-row>
        <table:table-row table:style-name="TableLine1739513933344">
          <table:covered-table-cell/>
          <table:covered-table-cell/>
          <table:table-cell table:style-name="Tabela14.C28" office:value-type="string">
            <text:p text:style-name="P345">Edificação portuária -25XX</text:p>
          </table:table-cell>
          <table:table-cell table:style-name="Tabela14.D28" office:value-type="string">
            <text:p text:style-name="P116">Port – <text:span text:style-name="T144">Edificação portuária</text:span> -25<text:span text:style-name="T144">01</text:span></text:p>
          </table:table-cell>
          <table:table-cell table:style-name="Tabela14.E28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5) and not (material_construcao in (0,1,2,3,5))</text:p>
          </table:table-cell>
          <table:covered-table-cell/>
        </table:table-row>
        <table:table-row table:style-name="TableLine1739513927360">
          <table:covered-table-cell/>
          <table:covered-table-cell/>
          <table:table-cell table:style-name="Tabela14.C29" office:value-type="string">
            <text:p text:style-name="P344">Posto de <text:span text:style-name="T108">combustível</text:span> -26XX</text:p>
          </table:table-cell>
          <table:table-cell table:style-name="Tabela14.D29" office:value-type="string">
            <text:p text:style-name="P346">Posto de <text:span text:style-name="T108">combustível</text:span> -2601</text:p>
          </table:table-cell>
          <table:table-cell table:style-name="Tabela14.E29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6) and not (material_construcao in (<text:span text:style-name="T226">0,</text:span>1,2,3,5))</text:p>
          </table:table-cell>
          <table:covered-table-cell/>
        </table:table-row>
        <table:table-row table:style-name="TableLine1739513923008">
          <table:covered-table-cell/>
          <table:covered-table-cell/>
          <table:table-cell table:style-name="Tabela14.C30" office:value-type="string">
            <text:p text:style-name="P120">Representação diplomática <text:span text:style-name="T167">- 29XX</text:span></text:p>
          </table:table-cell>
          <table:table-cell table:style-name="Tabela14.D30" office:value-type="string">
            <text:p text:style-name="P395">Dip – Consulado - 2901</text:p>
            <text:p text:style-name="P395">Dip – Embaixada - 2902</text:p>
          </table:table-cell>
          <table:table-cell table:style-name="Tabela14.E30" office:value-type="string">
            <text:p text:style-name="P226"><text:change text:change-id="ct1739510907808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text:change-start text:change-id="ct1739510907328"/></text:p>
            <text:p text:style-name="P456">Outros -98</text:p>
            <text:p text:style-name="P66"/>
            <text:p text:style-name="P445">V - <text:change-end text:change-id="ct1739510907328"/>((tipo - tipo %100)/100) in (29) and not (material_construcao in (0,1,2,3,4,5,98))</text:p>
          </table:table-cell>
          <table:covered-table-cell/>
        </table:table-row>
        <table:table-row table:style-name="TableLine1739513922736">
          <table:covered-table-cell/>
          <table:covered-table-cell/>
          <table:table-cell table:style-name="Tabela14.C31" office:value-type="string">
            <text:p text:style-name="P464"><text:change text:change-id="ct1739510904928"/><text:span text:style-name="T132">Edificação de </text:span><text:span text:style-name="T122">s</text:span><text:span text:style-name="T123">egurança pública</text:span><text:span text:style-name="T132"> </text:span><text:span text:style-name="T133">- 30XX</text:span></text:p>
          </table:table-cell>
          <table:table-cell table:style-name="Tabela14.D31" office:value-type="string">
            <text:p text:style-name="P462"><text:change text:change-id="ct1739510910688"/><text:span text:style-name="T125">S</text:span><text:span text:style-name="T126">eg</text:span><text:span text:style-name="T134"> – Delegacia de polícia civil - 3001</text:span></text:p>
            <text:p text:style-name="P354"><text:span text:style-name="T88">S</text:span><text:span text:style-name="T89">eg</text:span> - Posto policia militar – <text:span text:style-name="T174">3002</text:span></text:p>
            <text:p text:style-name="P354"><text:span text:style-name="T88">S</text:span><text:span text:style-name="T89">eg</text:span> - Posto <text:span text:style-name="T174">guarda municipal</text:span> – <text:span text:style-name="T174">3003</text:span></text:p>
            <text:p text:style-name="P18"><text:span text:style-name="T88">S</text:span><text:span text:style-name="T89">eg</text:span><text:span text:style-name="T174"> - </text:span>Posto de polícia rodoviári<text:span text:style-name="T42">a federal</text:span> -<text:span text:style-name="T174">3004</text:span></text:p>
            <text:p text:style-name="P19"><text:span text:style-name="T88">S</text:span><text:span text:style-name="T89">eg</text:span> – Polícia militar – 3005</text:p>
            <text:p text:style-name="P465"><text:span text:style-name="T125">S</text:span><text:span text:style-name="T126">eg</text:span><text:span text:style-name="T117"> - Prisional -</text:span><text:span text:style-name="T124">3</text:span><text:span text:style-name="T123">006</text:span><text:change-start text:change-id="ct1739510908528"/></text:p>
            <text:p text:style-name="P466"><text:span text:style-name="T125">S</text:span><text:span text:style-name="T126">eg</text:span><text:span text:style-name="T124"> - </text:span><text:change-end text:change-id="ct1739510908528"/><text:span text:style-name="T124">Bombeiros Militar</text:span><text:change-start text:change-id="ct1739510906848"/><text:span text:style-name="T124"> -3</text:span><text:span text:style-name="T123">00</text:span><text:change-end text:change-id="ct1739510906848"/><text:span text:style-name="T129">7</text:span><text:change-start text:change-id="ct1739510902048"/></text:p>
            <text:p text:style-name="P466"><text:span text:style-name="T125">S</text:span><text:span text:style-name="T126">eg</text:span><text:span text:style-name="T124"> - </text:span><text:change-end text:change-id="ct1739510902048"/><text:span text:style-name="T124">Bombeiros Civil</text:span><text:change-start text:change-id="ct1739510909728"/><text:span text:style-name="T124"> -3</text:span><text:span text:style-name="T123">00</text:span><text:change-end text:change-id="ct1739510909728"/><text:span text:style-name="T129">8</text:span></text:p>
            <text:p text:style-name="P398"><text:span text:style-name="T88">S</text:span><text:span text:style-name="T89">eg</text:span> – Outras polícias civis - 3098</text:p>
          </table:table-cell>
          <table:table-cell table:style-name="Tabela14.E31" office:value-type="string">
            <text:p text:style-name="P25"><text:change text:change-id="ct1739510909488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/text:p>
            <text:p text:style-name="P457">Outros -98</text:p>
            <text:p text:style-name="P63"/>
            <text:p text:style-name="P538">V - ((tipo - tipo %100)/100) in (30) and not (material_construcao in (0,1,2,3,4,5,98))</text:p>
          </table:table-cell>
          <table:covered-table-cell/>
        </table:table-row>
        <table:table-row table:style-name="TableLine1739513937968">
          <table:covered-table-cell/>
          <table:covered-table-cell/>
          <table:table-cell table:style-name="Tabela14.C32" table:number-columns-spanned="2" office:value-type="string">
            <text:p text:style-name="P500">! - ((tipo - tipo %100)/100) in (1, 7, 14, 15, 16) or tipo in (3, 602, 603, 604, 605, 606, 607, 1306, 2030, 2031, 2320)</text:p>
          </table:table-cell>
          <table:covered-table-cell/>
          <table:table-cell table:style-name="Tabela14.E32" office:value-type="string">
            <text:p text:style-name="P442">V - (tipo %100) in (95, 98) and (observacao is NULL or observacao = '')</text:p>
          </table:table-cell>
          <table:covered-table-cell/>
        </table:table-row>
      </table:table>
      <text:p text:style-name="P4">! </text:p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1739513932256">
          <table:table-cell table:style-name="Tabela17.A1" office:value-type="string">
            <text:p text:style-name="P35">Classe</text:p>
          </table:table-cell>
          <table:table-cell table:style-name="Tabela17.B1" table:number-columns-spanned="4" office:value-type="string">
            <text:p text:style-name="P59"><text:span text:style-name="T26">constr_extracao_mineral</text:span> <text:span text:style-name="T72">[PA]</text:span></text:p>
          </table:table-cell>
          <table:covered-table-cell/>
          <table:covered-table-cell/>
          <table:covered-table-cell/>
        </table:table-row>
        <table:table-row table:style-name="TableLine1739513927904">
          <table:table-cell table:style-name="Tabela17.A2" office:value-type="string">
            <text:p text:style-name="P35">Atributo</text:p>
          </table:table-cell>
          <table:table-cell table:style-name="Tabela17.A2" office:value-type="string">
            <text:p text:style-name="P147">nome<text:span text:style-name="T6"> (0..1)</text:span></text:p>
          </table:table-cell>
          <table:table-cell table:style-name="Tabela17.A2" office:value-type="string">
            <text:p text:style-name="P147">tipo<text:span text:style-name="T5"> (1)</text:span></text:p>
          </table:table-cell>
          <table:table-cell table:style-name="Tabela17.A2" office:value-type="string">
            <text:p text:style-name="P91">forma_extracao<text:span text:style-name="T5"> (1)</text:span></text:p>
          </table:table-cell>
          <table:table-cell table:style-name="Tabela17.E2" office:value-type="string">
            <text:p text:style-name="P59">situacao_fisica<text:span text:style-name="T5"> (1)</text:span></text:p>
          </table:table-cell>
        </table:table-row>
        <table:table-row table:style-name="TableLine1739513924368">
          <table:table-cell table:style-name="Tabela17.A8" table:number-rows-spanned="6" office:value-type="string">
            <text:p text:style-name="P35">Domínio</text:p>
          </table:table-cell>
          <table:table-cell table:style-name="Tabela17.B8" table:number-rows-spanned="6" office:value-type="string">
            <text:p text:style-name="P513">A ser preenchido</text:p>
          </table:table-cell>
          <table:table-cell table:style-name="Tabela17.C3" office:value-type="string">
            <text:p text:style-name="P362"><text:span text:style-name="T79">Poço / </text:span><text:span text:style-name="T80">Á</text:span><text:span text:style-name="T79">gua subterrânea</text:span><text:span text:style-name="T76"> -1</text:span><text:span text:style-name="T77"> !</text:span></text:p>
          </table:table-cell>
          <table:table-cell table:style-name="Tabela17.D7" table:number-rows-spanned="5" office:value-type="string">
            <text:p text:style-name="P360">A céu aberto -5</text:p>
            <text:p text:style-name="P307">Subterrânea -6<text:span text:style-name="T1"> !</text:span></text:p>
            <text:p text:style-name="P304"/>
            <text:p text:style-name="P473">! - forma_extracao in (6)</text:p>
          </table:table-cell>
          <table:table-cell table:style-name="Tabela17.E7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1739513934976">
          <table:covered-table-cell/>
          <table:covered-table-cell/>
          <table:table-cell table:style-name="Tabela17.C4" office:value-type="string">
            <text:p text:style-name="P361">Mina / <text:span text:style-name="T112">Pedreira</text:span> -4</text:p>
          </table:table-cell>
          <table:covered-table-cell/>
          <table:covered-table-cell/>
        </table:table-row>
        <table:table-row table:style-name="TableLine1739513937152">
          <table:covered-table-cell/>
          <table:covered-table-cell/>
          <table:table-cell table:style-name="Tabela17.C5" office:value-type="string">
            <text:p text:style-name="P302">Garimpo -5 !</text:p>
          </table:table-cell>
          <table:covered-table-cell/>
          <table:covered-table-cell/>
        </table:table-row>
        <table:table-row table:style-name="TableLine1739513936064">
          <table:covered-table-cell/>
          <table:covered-table-cell/>
          <table:table-cell table:style-name="Tabela17.C6" office:value-type="string">
            <text:p text:style-name="P302">Salina -6 !</text:p>
          </table:table-cell>
          <table:covered-table-cell/>
          <table:covered-table-cell/>
        </table:table-row>
        <table:table-row table:style-name="TableLine1739513924912">
          <table:covered-table-cell/>
          <table:covered-table-cell/>
          <table:table-cell table:style-name="Tabela17.C7" office:value-type="string">
            <text:p text:style-name="P362"><text:span text:style-name="T76">Poço /</text:span><text:span text:style-name="T79"> </text:span><text:span text:style-name="T80">P</text:span><text:span text:style-name="T79">etróleo</text:span><text:span text:style-name="T76"> -</text:span><text:span text:style-name="T81">8</text:span><text:span text:style-name="T77"> !</text:span></text:p>
          </table:table-cell>
          <table:covered-table-cell/>
          <table:covered-table-cell/>
        </table:table-row>
        <table:table-row table:style-name="TableLine1739513925456">
          <table:covered-table-cell/>
          <table:covered-table-cell/>
          <table:table-cell table:style-name="Tabela17.C8" office:value-type="string">
            <text:p text:style-name="P31">! - tipo in (1, 5, 6, 8)</text:p>
          </table:table-cell>
          <table:table-cell table:style-name="Tabela17.D8" office:value-type="string">
            <text:p text:style-name="P30">-</text:p>
          </table:table-cell>
          <table:table-cell table:style-name="Tabela17.E8" office:value-type="string">
            <text:p text:style-name="P30"/>
          </table:table-cell>
        </table:table-row>
      </table:table>
      <text:p text:style-name="P4"/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1739513930352">
          <table:table-cell table:style-name="Tabela16.A1" office:value-type="string">
            <text:p text:style-name="P35">Classe</text:p>
          </table:table-cell>
          <table:table-cell table:style-name="Tabela16.B1" table:number-columns-spanned="4" office:value-type="string">
            <text:p text:style-name="P72">constr_ocupacao_solo [PLA]</text:p>
          </table:table-cell>
          <table:covered-table-cell/>
          <table:covered-table-cell/>
          <table:covered-table-cell/>
        </table:table-row>
        <table:table-row table:style-name="TableLine1739513933072">
          <table:table-cell table:style-name="Tabela16.A2" office:value-type="string">
            <text:p text:style-name="P35">Atributo</text:p>
          </table:table-cell>
          <table:table-cell table:style-name="Tabela16.A2" office:value-type="string">
            <text:p text:style-name="P147">nome<text:span text:style-name="T6"> (0..1)</text:span></text:p>
          </table:table-cell>
          <table:table-cell table:style-name="Tabela16.A2" office:value-type="string">
            <text:p text:style-name="P174">filtro (1)</text:p>
          </table:table-cell>
          <table:table-cell table:style-name="Tabela16.A2" office:value-type="string">
            <text:p text:style-name="P59">tipo<text:span text:style-name="T5"> (1)</text:span></text:p>
          </table:table-cell>
          <table:table-cell table:style-name="Tabela16.E2" office:value-type="string">
            <text:p text:style-name="P59">situacao_fisica<text:span text:style-name="T5"> (1)</text:span></text:p>
          </table:table-cell>
        </table:table-row>
        <table:table-row table:style-name="TableLine1739513930624">
          <table:table-cell table:style-name="Tabela16.A14" table:number-rows-spanned="12" office:value-type="string">
            <text:p text:style-name="P35">Domínio</text:p>
          </table:table-cell>
          <table:table-cell table:style-name="Tabela16.B14" table:number-rows-spanned="12" office:value-type="string">
            <text:p text:style-name="P513">A ser preenchido</text:p>
          </table:table-cell>
          <table:table-cell table:style-name="Tabela16.C3" office:value-type="string">
            <text:p text:style-name="P360">Cemitério -<text:span text:style-name="T28">1XX</text:span></text:p>
            <text:p text:style-name="P377">[P A]</text:p>
          </table:table-cell>
          <table:table-cell table:style-name="Tabela16.D3" office:value-type="string">
            <text:p text:style-name="P330">Cemitério - Crematório -101 !</text:p>
            <text:p text:style-name="P300">Cemitério Parque -102<text:span text:style-name="T1"> !</text:span></text:p>
            <text:p text:style-name="P300">Cemitério Vertical -103<text:span text:style-name="T1"> !</text:span></text:p>
            <text:p text:style-name="P75">Cemitério Comum -104</text:p>
            <text:p text:style-name="P331">Cemitério - Túmulo isolado -105 !</text:p>
          </table:table-cell>
          <table:table-cell table:style-name="Tabela16.E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1739513946128">
          <table:covered-table-cell/>
          <table:covered-table-cell/>
          <table:table-cell table:style-name="Tabela16.C4" office:value-type="string">
            <text:p text:style-name="P360">Campo ou quadra -<text:span text:style-name="T28">2XX</text:span></text:p>
            <text:p text:style-name="P377">[P A]</text:p>
          </table:table-cell>
          <table:table-cell table:style-name="Tabela16.D4" office:value-type="string">
            <text:p text:style-name="P342">Campo/Quadra de futebol -201</text:p>
            <text:p text:style-name="P341">Campo/Quadra de basquete -202</text:p>
            <text:p text:style-name="P342">Campo/Quadra de vôlei -203</text:p>
            <text:p text:style-name="P300">Campo/Quadra de pólo -204<text:span text:style-name="T1"> !</text:span></text:p>
            <text:p text:style-name="P301">Campo/Quadra de hipismo -205<text:span text:style-name="T1"> !</text:span></text:p>
            <text:p text:style-name="P341">Campo/Quadra poliesportiva -206</text:p>
            <text:p text:style-name="P342">Campo/Quadra de tênis -207</text:p>
            <text:p text:style-name="P342">Campo/Quadra - Outras quadras esportivas -298</text:p>
          </table:table-cell>
          <table:covered-table-cell/>
        </table:table-row>
        <table:table-row table:style-name="TableLine1739513957008">
          <table:covered-table-cell/>
          <table:covered-table-cell/>
          <table:table-cell table:style-name="Tabela16.C12" office:value-type="string">
            <text:p text:style-name="P308">Pista competição <text:span text:style-name="T29">-3XX !</text:span></text:p>
            <text:p text:style-name="P98">[<text:span text:style-name="T146">P</text:span>L<text:span text:style-name="T146">A</text:span>]</text:p>
          </table:table-cell>
          <table:table-cell table:style-name="Tabela16.D12" office:value-type="string">
            <text:p text:style-name="P341">Pista de atletismo -301</text:p>
            <text:p text:style-name="P342">Pista de ciclismo -302</text:p>
            <text:p text:style-name="P342">Pista de motociclismo -303</text:p>
            <text:p text:style-name="P341">Pista de automobilismo -304</text:p>
            <text:p text:style-name="P72">Pista de corrida de cavalos -305</text:p>
            <text:p text:style-name="P409">Pista de bicicross – 306</text:p>
            <text:p text:style-name="P409">Pista de motocross – 307</text:p>
            <text:p text:style-name="P342">Pista - Outras pistas de competição -398</text:p>
          </table:table-cell>
          <table:covered-table-cell/>
        </table:table-row>
        <table:table-row table:style-name="TableLine1739513948032">
          <table:covered-table-cell/>
          <table:covered-table-cell/>
          <table:table-cell table:style-name="Tabela16.C12" office:value-type="string">
            <text:p text:style-name="P307">Pátio -<text:span text:style-name="T28">4XX !</text:span></text:p>
            <text:p text:style-name="P98">[A]</text:p>
          </table:table-cell>
          <table:table-cell table:style-name="Tabela16.D12" office:value-type="string">
            <text:p text:style-name="P342">Pátio rodoviário -404</text:p>
            <text:p text:style-name="P341">Pátio ferroviário -405</text:p>
            <text:p text:style-name="P341">Pátio metroviário -406</text:p>
            <text:p text:style-name="P342">Pátio aeroportuário -409</text:p>
            <text:p text:style-name="P341">Pátio portuário -414</text:p>
            <text:p text:style-name="P342">Pátio <text:span text:style-name="T183">hidro</text:span>viário -4<text:span text:style-name="T183">1</text:span>5</text:p>
            <text:p text:style-name="P342">Pátio <text:span text:style-name="T184">de dutos</text:span> -4<text:span text:style-name="T184">16</text:span></text:p>
          </table:table-cell>
          <table:covered-table-cell/>
        </table:table-row>
        <table:table-row table:style-name="TableLine1739513948848">
          <table:covered-table-cell/>
          <table:covered-table-cell/>
          <table:table-cell table:style-name="Tabela16.C12" office:value-type="string">
            <text:p text:style-name="P307">Piscina -<text:span text:style-name="T28">5XX !</text:span></text:p>
            <text:p text:style-name="P98">[A]</text:p>
          </table:table-cell>
          <table:table-cell table:style-name="Tabela16.D12" office:value-type="string">
            <text:p text:style-name="P341">Piscina -501</text:p>
          </table:table-cell>
          <table:covered-table-cell/>
        </table:table-row>
        <table:table-row table:style-name="TableLine1739513951568">
          <table:covered-table-cell/>
          <table:covered-table-cell/>
          <table:table-cell table:style-name="Tabela16.C12" office:value-type="string">
            <text:p text:style-name="P309"><text:span text:style-name="T147">Sítio Arqueológico</text:span> -6XX !</text:p>
            <text:p text:style-name="P98">[A]</text:p>
          </table:table-cell>
          <table:table-cell table:style-name="Tabela16.D12" office:value-type="string">
            <text:p text:style-name="P123">Sítio Arqueológico -601</text:p>
          </table:table-cell>
          <table:covered-table-cell/>
        </table:table-row>
        <table:table-row table:style-name="TableLine1739513950752">
          <table:covered-table-cell/>
          <table:covered-table-cell/>
          <table:table-cell table:style-name="Tabela16.C12" office:value-type="string">
            <text:p text:style-name="P309">Ruína -7XX !</text:p>
            <text:p text:style-name="P98">[P A]</text:p>
          </table:table-cell>
          <table:table-cell table:style-name="Tabela16.D12" office:value-type="string">
            <text:p text:style-name="P124">Ruína -701</text:p>
          </table:table-cell>
          <table:covered-table-cell/>
        </table:table-row>
        <table:table-row table:style-name="TableLine1739513945856">
          <table:covered-table-cell/>
          <table:covered-table-cell/>
          <table:table-cell table:style-name="Tabela16.C12" office:value-type="string">
            <text:p text:style-name="P410">Equipamento agropecuário - 8XX</text:p>
            <text:p text:style-name="P410">[PLA]</text:p>
          </table:table-cell>
          <table:table-cell table:style-name="Tabela16.D12" office:value-type="string">
            <text:p text:style-name="P105">Moega – 801</text:p>
            <text:p text:style-name="P105">Moinho – 802</text:p>
            <text:p text:style-name="P105">Secador – 80<text:span text:style-name="T175">3</text:span></text:p>
            <text:p text:style-name="P105">Tombador – 80<text:span text:style-name="T175">4</text:span></text:p>
            <text:p text:style-name="P106">Elevador de grãos – 80<text:span text:style-name="T185">5</text:span></text:p>
            <text:p text:style-name="P106">Pivô central - 80<text:span text:style-name="T185">6</text:span></text:p>
          </table:table-cell>
          <table:covered-table-cell/>
        </table:table-row>
        <table:table-row table:style-name="TableLine1739513955104">
          <table:covered-table-cell/>
          <table:covered-table-cell/>
          <table:table-cell table:style-name="Tabela16.C12" office:value-type="string">
            <text:p text:style-name="P411">Estacionamento – 9XX</text:p>
            <text:p text:style-name="P378">[A]</text:p>
          </table:table-cell>
          <table:table-cell table:style-name="Tabela16.D12" office:value-type="string">
            <text:p text:style-name="P164">Estacionamento - 901</text:p>
          </table:table-cell>
          <table:covered-table-cell/>
        </table:table-row>
        <table:table-row table:style-name="TableLine1739513953472">
          <table:covered-table-cell/>
          <table:covered-table-cell/>
          <table:table-cell table:style-name="Tabela16.C12" office:value-type="string">
            <text:p text:style-name="P311">Arquibancada – 10XX !</text:p>
            <text:p text:style-name="P409">[LA]</text:p>
          </table:table-cell>
          <table:table-cell table:style-name="Tabela16.D12" office:value-type="string">
            <text:p text:style-name="P125">Arquibancada – 1001</text:p>
          </table:table-cell>
          <table:covered-table-cell/>
        </table:table-row>
        <table:table-row table:style-name="TableLine1739513945040">
          <table:covered-table-cell/>
          <table:covered-table-cell/>
          <table:table-cell table:style-name="Tabela16.C13" office:value-type="string">
            <text:p text:style-name="P79"><text:span text:style-name="T153">Farol</text:span> -<text:span text:style-name="T218">11</text:span><text:span text:style-name="T153">XX</text:span></text:p>
            <text:p text:style-name="P237">[P]</text:p>
          </table:table-cell>
          <table:table-cell table:style-name="Tabela16.D13" office:value-type="string">
            <text:p text:style-name="P248">Farol ou farolete -<text:span text:style-name="T218">11</text:span>0<text:span text:style-name="T218">1</text:span></text:p>
          </table:table-cell>
          <table:covered-table-cell/>
        </table:table-row>
        <table:table-row table:style-name="TableLine1739513955648">
          <table:covered-table-cell/>
          <table:covered-table-cell/>
          <table:table-cell table:style-name="Tabela16.C14" office:value-type="string">
            <text:p text:style-name="P310">Ponto de estacão de medição de fenômenos – 16XX !</text:p>
            <text:p text:style-name="P121">[P]</text:p>
          </table:table-cell>
          <table:table-cell table:style-name="Tabela16.D14" office:value-type="string">
            <text:p text:style-name="P123">Estação climatológica principal -1601</text:p>
            <text:p text:style-name="P123">Estação climatológica auxiliar -1602</text:p>
            <text:p text:style-name="P123">Estação agroclimatológica -1603</text:p>
            <text:p text:style-name="P123">Estação pluviométrica -1604</text:p>
            <text:p text:style-name="P123">Estação eólica -1605</text:p>
            <text:p text:style-name="P123">Estação evaporimétrica -1606</text:p>
            <text:p text:style-name="P123">Estação solarimétrica -1607</text:p>
            <text:p text:style-name="P123">Estação de radar meteorológico -1608</text:p>
            <text:p text:style-name="P123">Estação de rádiosonda -1609</text:p>
            <text:p text:style-name="P123">Estação fluviométrica -1610</text:p>
            <text:p text:style-name="P123">Estação maregráfica -1611</text:p>
            <text:p text:style-name="P123">Estação mares terrestres - crosta -1612</text:p>
            <text:p text:style-name="P123">Estação Hidrológica – 1613</text:p>
            <text:p text:style-name="P123">Estação Metero-maregráfica - 1614</text:p>
          </table:table-cell>
          <table:covered-table-cell/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 table:number-columns-repeated="3"/>
        <table:table-row table:style-name="TableLine1739513931440">
          <table:table-cell table:style-name="Tabela6.A1" office:value-type="string">
            <text:p text:style-name="P36">Classe</text:p>
          </table:table-cell>
          <table:table-cell table:style-name="Tabela6.B1" table:number-columns-spanned="3" office:value-type="string">
            <text:p text:style-name="P113">elemnat_curva_nivel<text:span text:style-name="T7"> [L]</text:span></text:p>
          </table:table-cell>
          <table:covered-table-cell/>
          <table:covered-table-cell/>
        </table:table-row>
        <table:table-row table:style-name="TableLine1739513940688">
          <table:table-cell table:style-name="Tabela6.A2" office:value-type="string">
            <text:p text:style-name="P36">Atributo</text:p>
          </table:table-cell>
          <table:table-cell table:style-name="Tabela6.A2" office:value-type="string">
            <text:p text:style-name="P113">cota (1)</text:p>
          </table:table-cell>
          <table:table-cell table:style-name="Tabela6.A2" office:value-type="string">
            <text:p text:style-name="P113">indice (1)</text:p>
          </table:table-cell>
          <table:table-cell table:style-name="Tabela6.D2" office:value-type="string">
            <text:p text:style-name="P113">depressao (1)</text:p>
          </table:table-cell>
        </table:table-row>
        <table:table-row table:style-name="TableLine1739513956464">
          <table:table-cell table:style-name="Tabela6.A3" office:value-type="string">
            <text:p text:style-name="P36">Domínio</text:p>
          </table:table-cell>
          <table:table-cell table:style-name="Tabela6.B3" office:value-type="string">
            <text:p text:style-name="P46">A ser preenchido</text:p>
          </table:table-cell>
          <table:table-cell table:style-name="Tabela6.C3" office:value-type="string">
            <text:p text:style-name="P46">Mestra -1</text:p>
            <text:p text:style-name="P46">Normal -2</text:p>
            <text:p text:style-name="P50">Auxiliar -3</text:p>
          </table:table-cell>
          <table:table-cell table:style-name="Tabela6.D3" office:value-type="string">
            <text:p text:style-name="P50">Sim -1</text:p>
            <text:p text:style-name="P50">Não -2</text:p>
          </table:table-cell>
        </table:table-row>
      </table:table>
      <text:p text:style-name="P7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739513952928">
          <table:table-cell table:style-name="Table8.A1" office:value-type="string">
            <text:p text:style-name="P40">Classe</text:p>
          </table:table-cell>
          <table:table-cell table:style-name="Table8.B1" table:number-columns-spanned="2" office:value-type="string">
            <text:p text:style-name="P84">elemnat_elemento_fisiografico [PLA]</text:p>
          </table:table-cell>
          <table:covered-table-cell/>
        </table:table-row>
        <table:table-row table:style-name="TableLine1739513941232">
          <table:table-cell table:style-name="Table8.A2" office:value-type="string">
            <text:p text:style-name="P40">Atributo</text:p>
          </table:table-cell>
          <table:table-cell table:style-name="Table8.A2" office:value-type="string">
            <text:p text:style-name="P148">nome<text:span text:style-name="T6"> (0..1)</text:span></text:p>
          </table:table-cell>
          <table:table-cell table:style-name="Table8.C2" office:value-type="string">
            <text:p text:style-name="P148">tipo<text:span text:style-name="T5"> (1)</text:span></text:p>
          </table:table-cell>
        </table:table-row>
        <table:table-row table:style-name="TableLine1739513944768">
          <table:table-cell table:style-name="Table8.A6" table:number-rows-spanned="4" office:value-type="string">
            <text:p text:style-name="P40">Domínio</text:p>
          </table:table-cell>
          <table:table-cell table:style-name="Table8.B6" table:number-rows-spanned="4" office:value-type="string">
            <text:p text:style-name="P515">A ser preenchido</text:p>
          </table:table-cell>
          <table:table-cell table:style-name="Table8.C3" office:value-type="string">
            <text:p text:style-name="P78">Dolina -15</text:p>
            <text:p text:style-name="P78">Duna -16</text:p>
            <text:p text:style-name="P82">Rocha - Área rochosa/lajedo -23</text:p>
            <text:p text:style-name="P84">[A]</text:p>
          </table:table-cell>
        </table:table-row>
        <table:table-row table:style-name="TableLine1739513944224">
          <table:covered-table-cell/>
          <table:covered-table-cell/>
          <table:table-cell table:style-name="Table8.C4" office:value-type="string">
            <text:p text:style-name="P78">Escarpa -8</text:p>
            <text:p text:style-name="P78">Falésia -13</text:p>
            <text:p text:style-name="P78">Talude -14</text:p>
            <text:p text:style-name="P84">[L]</text:p>
          </table:table-cell>
        </table:table-row>
        <table:table-row table:style-name="TableLine1739513944496">
          <table:covered-table-cell/>
          <table:covered-table-cell/>
          <table:table-cell table:style-name="Table8.C5" office:value-type="string">
            <text:p text:style-name="P78">Gruta -19</text:p>
            <text:p text:style-name="P82">Caverna -20</text:p>
            <text:p text:style-name="P84">[P]</text:p>
          </table:table-cell>
        </table:table-row>
        <table:table-row table:style-name="TableLine1739513946944">
          <table:covered-table-cell/>
          <table:covered-table-cell/>
          <table:table-cell table:style-name="Table8.C6" office:value-type="string">
            <text:p text:style-name="P78">Rocha - Matacão/pedra -21</text:p>
            <text:p text:style-name="P78">Rocha - Penedo isolado -22</text:p>
            <text:p text:style-name="P84">[P A]</text:p>
          </table:table-cell>
        </table:table-row>
      </table:table>
      <text:p text:style-name="P13"/>
      <text:p text:style-name="P22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1739513947488">
          <table:table-cell table:style-name="Tabela28.A1" office:value-type="string">
            <text:p text:style-name="P43">Classe</text:p>
          </table:table-cell>
          <table:table-cell table:style-name="Tabela28.B1" table:number-columns-spanned="2" office:value-type="string">
            <text:p text:style-name="P92"><text:span text:style-name="T27">elemnat_elemento_hidrografico [PLA] / aquisicao_centroide_elemento_hidrografico </text:span><text:span text:style-name="T216">[P]</text:span></text:p>
          </table:table-cell>
          <table:covered-table-cell/>
        </table:table-row>
        <table:table-row table:style-name="TableLine1739513942864">
          <table:table-cell table:style-name="Tabela28.A2" office:value-type="string">
            <text:p text:style-name="P43">Atributo</text:p>
          </table:table-cell>
          <table:table-cell table:style-name="Tabela28.A2" office:value-type="string">
            <text:p text:style-name="P146">nome<text:span text:style-name="T6"> (0..1)</text:span></text:p>
          </table:table-cell>
          <table:table-cell table:style-name="Tabela28.C2" office:value-type="string">
            <text:p text:style-name="P146">tipo<text:span text:style-name="T5"> (1)</text:span></text:p>
          </table:table-cell>
        </table:table-row>
        <table:table-row table:style-name="TableLine1739513952656">
          <table:table-cell table:style-name="Tabela28.A7" table:number-rows-spanned="5" office:value-type="string">
            <text:p text:style-name="P43">Domínio</text:p>
          </table:table-cell>
          <table:table-cell table:style-name="Tabela28.B7" table:number-rows-spanned="5" office:value-type="string">
            <text:p text:style-name="P518">A ser preenchido</text:p>
          </table:table-cell>
          <table:table-cell table:style-name="Tabela28.C3" office:value-type="string">
            <text:p text:style-name="P288">Banco de areia <text:span text:style-name="T31">Fluvial</text:span> -<text:span text:style-name="T31">14 !</text:span></text:p>
            <text:p text:style-name="P252"><text:span text:style-name="T76">Banco de areia </text:span><text:span text:style-name="T78">Marítimo</text:span><text:span text:style-name="T76"> -</text:span><text:span text:style-name="T78">15 !</text:span></text:p>
            <text:p text:style-name="P303">Banco de areia Lacustre -16 !</text:p>
            <text:p text:style-name="P289"><text:span text:style-name="T78">Banco de areia </text:span><text:span text:style-name="T31">Cordão Arenoso</text:span><text:span text:style-name="T78"> -</text:span><text:span text:style-name="T31">17 !</text:span></text:p>
            <text:p text:style-name="P144"><text:span text:style-name="T31">[</text:span>A]</text:p>
          </table:table-cell>
        </table:table-row>
        <table:table-row table:style-name="TableLine1739513943136">
          <table:covered-table-cell/>
          <table:covered-table-cell/>
          <table:table-cell table:style-name="Tabela28.C4" office:value-type="string">
            <text:p text:style-name="P252">Cachoeira -9</text:p>
            <text:p text:style-name="P252">Salto -10</text:p>
            <text:p text:style-name="P289">Catarata -11<text:span text:style-name="T1"> !</text:span></text:p>
            <text:p text:style-name="P240">[P L]</text:p>
          </table:table-cell>
        </table:table-row>
        <table:table-row table:style-name="TableLine1739513969792">
          <table:covered-table-cell/>
          <table:covered-table-cell/>
          <table:table-cell table:style-name="Tabela28.C5" office:value-type="string">
            <text:p text:style-name="P408"><text:span text:style-name="T76">Foz </text:span><text:span text:style-name="T83">Marítima</text:span><text:span text:style-name="T76"> -6</text:span><text:span text:style-name="T77"> !</text:span></text:p>
            <text:p text:style-name="P171">Corredeira -12</text:p>
            <text:p text:style-name="P240">[P L A]</text:p>
          </table:table-cell>
        </table:table-row>
        <table:table-row table:style-name="TableLine1739513959456">
          <table:covered-table-cell/>
          <table:covered-table-cell/>
          <table:table-cell table:style-name="Tabela28.C6" office:value-type="string">
            <text:p text:style-name="P81">Poço <text:span text:style-name="T73">dágua</text:span> -1</text:p>
            <text:p text:style-name="P81">Poço artesiano -2</text:p>
            <text:p text:style-name="P252"><text:span text:style-name="T76">Olho dágua -3</text:span><text:span text:style-name="T77"> !</text:span></text:p>
            <text:p text:style-name="P240">[P]</text:p>
          </table:table-cell>
        </table:table-row>
        <table:table-row table:style-name="TableLine1739513964080">
          <table:covered-table-cell/>
          <table:covered-table-cell/>
          <table:table-cell table:style-name="Tabela28.C7" office:value-type="string">
            <text:p text:style-name="P289">Rocha em água -8<text:span text:style-name="T1"> !</text:span></text:p>
            <text:p text:style-name="P288">Recife <text:span text:style-name="T47">Contíguo</text:span> -<text:span text:style-name="T32">18 !</text:span></text:p>
            <text:p text:style-name="P288">Recife <text:span text:style-name="T32">Afastado</text:span> -<text:span text:style-name="T32">19 !</text:span></text:p>
            <text:p text:style-name="P145">[P A]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739513948576">
          <table:table-cell table:style-name="Tabela3.A1" office:value-type="string">
            <text:p text:style-name="P43">Classe </text:p>
          </table:table-cell>
          <table:table-cell table:style-name="Tabela3.B1" table:number-columns-spanned="2" office:value-type="string">
            <text:p text:style-name="P571">elemnat_ilha [A] / aquisicao_centroide_ilha <text:span text:style-name="T216">[P]</text:span></text:p>
          </table:table-cell>
          <table:covered-table-cell/>
        </table:table-row>
        <table:table-row table:style-name="TableLine1739513964352">
          <table:table-cell table:style-name="Tabela3.A2" office:value-type="string">
            <text:p text:style-name="P43">Atributo</text:p>
          </table:table-cell>
          <table:table-cell table:style-name="Tabela3.A2" office:value-type="string">
            <text:p text:style-name="P146">nome<text:span text:style-name="T6"> (0..1)</text:span></text:p>
          </table:table-cell>
          <table:table-cell table:style-name="Tabela3.C2" office:value-type="string">
            <text:p text:style-name="P146">tipo<text:span text:style-name="T5"> (1)</text:span></text:p>
          </table:table-cell>
        </table:table-row>
        <table:table-row table:style-name="TableLine1739513970336">
          <table:table-cell table:style-name="Tabela3.A3" office:value-type="string">
            <text:p text:style-name="P43">Domínio</text:p>
          </table:table-cell>
          <table:table-cell table:style-name="Tabela3.B3" office:value-type="string">
            <text:p text:style-name="P518">A ser preenchido</text:p>
            <text:p text:style-name="P529">(*)</text:p>
          </table:table-cell>
          <table:table-cell table:style-name="Tabela3.C3" office:value-type="string">
            <text:p text:style-name="P252">Ilha <text:span text:style-name="T32">Fluvial</text:span>-<text:span text:style-name="T187">1</text:span></text:p>
            <text:p text:style-name="P252">Ilha <text:span text:style-name="T32">Lacustre</text:span>-<text:span text:style-name="T187">3</text:span></text:p>
            <text:p text:style-name="P80">Ilha <text:span text:style-name="T32">Mar</text:span><text:span text:style-name="T187">í</text:span><text:span text:style-name="T32">tima</text:span>-<text:span text:style-name="T187">2</text:span></text:p>
          </table:table-cell>
        </table:table-row>
      </table:table>
      <text:p text:style-name="P22"/>
      <text:p text:style-name="P22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1739513960544">
          <table:table-cell table:style-name="Tabela29.A1" office:value-type="string">
            <text:p text:style-name="P43">Classe</text:p>
          </table:table-cell>
          <table:table-cell table:style-name="Tabela29.B1" table:number-columns-spanned="3" office:value-type="string">
            <text:p text:style-name="P114">elemnat_ponto_cotado<text:span text:style-name="T7"> [P]</text:span></text:p>
          </table:table-cell>
          <table:covered-table-cell/>
          <table:covered-table-cell/>
        </table:table-row>
        <table:table-row table:style-name="TableLine1739513960816">
          <table:table-cell table:style-name="Tabela29.A2" office:value-type="string">
            <text:p text:style-name="P43">Atributo</text:p>
          </table:table-cell>
          <table:table-cell table:style-name="Tabela29.A2" office:value-type="string">
            <text:p text:style-name="P114">cota (1)</text:p>
          </table:table-cell>
          <table:table-cell table:style-name="Tabela29.A2" office:value-type="string">
            <text:p text:style-name="P114">cota_comprovada (1)</text:p>
          </table:table-cell>
          <table:table-cell table:style-name="Tabela29.D2" office:value-type="string">
            <text:p text:style-name="P114">cota_<text:span text:style-name="T189">mais_alta</text:span> (1)</text:p>
          </table:table-cell>
        </table:table-row>
        <table:table-row table:style-name="TableLine1739513962720">
          <table:table-cell table:style-name="Tabela29.A3" office:value-type="string">
            <text:p text:style-name="P43">Domínio</text:p>
          </table:table-cell>
          <table:table-cell table:style-name="Tabela29.B3" office:value-type="string">
            <text:p text:style-name="P52">A ser preenchido</text:p>
          </table:table-cell>
          <table:table-cell table:style-name="Tabela29.C3" office:value-type="string">
            <text:p text:style-name="P314">Sim -1 !</text:p>
            <text:p text:style-name="P52">Não -2</text:p>
            <text:p text:style-name="P52"/>
            <text:p text:style-name="P499">! - cota_comprovada in (1)</text:p>
          </table:table-cell>
          <table:table-cell table:style-name="Tabela29.D3" office:value-type="string">
            <text:p text:style-name="P52">Sim -1</text:p>
            <text:p text:style-name="P52">Não -2</text:p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 table:style-name="TableLine1739513963536">
          <table:table-cell table:style-name="Tabela7.A1" office:value-type="string">
            <text:p text:style-name="P43">Classe </text:p>
          </table:table-cell>
          <table:table-cell table:style-name="Tabela7.B1" office:value-type="string">
            <text:p text:style-name="P175">elemnat_terreno_sujeito_inundacao [A]</text:p>
          </table:table-cell>
        </table:table-row>
        <table:table-row table:style-name="TableLine1739513961904">
          <table:table-cell table:style-name="Tabela7.A2" office:value-type="string">
            <text:p text:style-name="P43">Atributo</text:p>
          </table:table-cell>
          <table:table-cell table:style-name="Tabela7.B2" office:value-type="string">
            <text:p text:style-name="P405"/>
          </table:table-cell>
        </table:table-row>
        <table:table-row table:style-name="TableLine1739513963808">
          <table:table-cell table:style-name="Tabela7.A3" office:value-type="string">
            <text:p text:style-name="P43">Domínio</text:p>
          </table:table-cell>
          <table:table-cell table:style-name="Tabela7.B3" office:value-type="string">
            <text:p text:style-name="P43"/>
          </table:table-cell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739513961360">
          <table:table-cell table:style-name="Table7.A1" office:value-type="string">
            <text:p text:style-name="P39">Classe</text:p>
          </table:table-cell>
          <table:table-cell table:style-name="Table7.B1" table:number-columns-spanned="2" office:value-type="string">
            <text:p text:style-name="P501"><text:span text:style-name="T136">elemnat_</text:span>toponimo_fisiografico_natural<text:span text:style-name="T136"> [PL]</text:span></text:p>
          </table:table-cell>
          <table:covered-table-cell/>
        </table:table-row>
        <table:table-row table:style-name="TableLine1739513968160">
          <table:table-cell table:style-name="Table7.A2" office:value-type="string">
            <text:p text:style-name="P39">Atributo</text:p>
          </table:table-cell>
          <table:table-cell table:style-name="Table7.A2" office:value-type="string">
            <text:p text:style-name="P149">nome<text:span text:style-name="T6"> (0..1)</text:span></text:p>
          </table:table-cell>
          <table:table-cell table:style-name="Table7.C2" office:value-type="string">
            <text:p text:style-name="P149">tipo<text:span text:style-name="T5"> (1)</text:span></text:p>
          </table:table-cell>
        </table:table-row>
        <table:table-row table:style-name="TableLine1739513910224">
          <table:table-cell table:style-name="Table7.A5" table:number-rows-spanned="3" office:value-type="string">
            <text:p text:style-name="P39">Domínio</text:p>
          </table:table-cell>
          <table:table-cell table:style-name="Table7.B5" table:number-rows-spanned="3" office:value-type="string">
            <text:p text:style-name="P519">A ser preenchido</text:p>
            <text:p text:style-name="P532">(*)</text:p>
          </table:table-cell>
          <table:table-cell table:style-name="Table7.C3" office:value-type="string">
            <text:p text:style-name="P245">Serra -1</text:p>
            <text:p text:style-name="P236">[L]</text:p>
          </table:table-cell>
        </table:table-row>
        <table:table-row table:style-name="TableLine1739513915664">
          <table:covered-table-cell/>
          <table:covered-table-cell/>
          <table:table-cell table:style-name="Table7.C4" office:value-type="string">
            <text:p text:style-name="P83">Montanha -3</text:p>
            <text:p text:style-name="P287">Chapada -4<text:span text:style-name="T1"> !</text:span></text:p>
            <text:p text:style-name="P245"><text:span text:style-name="T76">Maciço -5</text:span><text:span text:style-name="T77"> !</text:span></text:p>
            <text:p text:style-name="P287">Planalto -6<text:span text:style-name="T1"> !</text:span></text:p>
            <text:p text:style-name="P287">Planície -7<text:span text:style-name="T1"> !</text:span></text:p>
            <text:p text:style-name="P290">Península -9<text:span text:style-name="T1"> !</text:span></text:p>
            <text:p text:style-name="P287">Ponta -10<text:span text:style-name="T1"> !</text:span></text:p>
            <text:p text:style-name="P290">Cabo -11<text:span text:style-name="T1"> !</text:span></text:p>
            <text:p text:style-name="P253">Pico -17</text:p>
            <text:p text:style-name="P236">[P]</text:p>
          </table:table-cell>
        </table:table-row>
        <table:table-row table:style-name="TableLine1739513922192">
          <table:covered-table-cell/>
          <table:covered-table-cell/>
          <table:table-cell table:style-name="Table7.C5" office:value-type="string">
            <text:p text:style-name="P247">Morro -2</text:p>
            <text:p text:style-name="P246">Praia -12</text:p>
            <text:p text:style-name="P85">[P L]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1739513967344">
          <table:table-cell table:style-name="Tabela5.A1" office:value-type="string">
            <text:p text:style-name="P38">Classe</text:p>
          </table:table-cell>
          <table:table-cell table:style-name="Tabela5.B1" table:number-columns-spanned="4" office:value-type="string">
            <text:p text:style-name="P138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1739513915936">
          <table:table-cell table:style-name="Tabela5.A2" office:value-type="string">
            <text:p text:style-name="P38">Atributo</text:p>
          </table:table-cell>
          <table:table-cell table:style-name="Tabela5.A2" office:value-type="string">
            <text:p text:style-name="P139">nome<text:span text:style-name="T6"> (0..1)</text:span></text:p>
          </table:table-cell>
          <table:table-cell table:style-name="Tabela5.A2" office:value-type="string">
            <text:p text:style-name="P139">tipo<text:span text:style-name="T5"> (1)</text:span></text:p>
          </table:table-cell>
          <table:table-cell table:style-name="Tabela5.A2" office:value-type="string">
            <text:p text:style-name="P139">regime<text:span text:style-name="T5"> (1)</text:span></text:p>
          </table:table-cell>
          <table:table-cell table:style-name="Tabela5.E2" office:value-type="string">
            <text:p text:style-name="P140"><text:span text:style-name="T190">situacao_em_poligono</text:span><text:span text:style-name="T5"> (1)</text:span></text:p>
          </table:table-cell>
        </table:table-row>
        <table:table-row table:style-name="TableLine1739513906144">
          <table:table-cell table:style-name="Tabela5.A4" table:number-rows-spanned="2" office:value-type="string">
            <text:p text:style-name="P38">Domínio</text:p>
          </table:table-cell>
          <table:table-cell table:style-name="Tabela5.B4" table:number-rows-spanned="2" office:value-type="string">
            <text:p text:style-name="P197">A ser preenchido</text:p>
          </table:table-cell>
          <table:table-cell table:style-name="Tabela5.C3" office:value-type="string">
            <text:p text:style-name="P201">Rio <text:span text:style-name="T4">-1</text:span></text:p>
            <text:p text:style-name="P197">Canal<text:span text:style-name="T4">-2</text:span></text:p>
            <text:p text:style-name="P332">Canal encoberto – 4 !</text:p>
            <text:p text:style-name="P200"/>
            <text:p text:style-name="P494">! - tipo in (4)</text:p>
          </table:table-cell>
          <table:table-cell table:style-name="Tabela5.D3" office:value-type="string">
            <text:p text:style-name="P380">Desconhecido -0</text:p>
            <text:p text:style-name="P197">Permanente <text:span text:style-name="T4">-1</text:span></text:p>
            <text:p text:style-name="P292">Temporário <text:span text:style-name="T4">-3 !</text:span></text:p>
            <text:p text:style-name="P291">Seco <text:span text:style-name="T4">-5 !</text:span></text:p>
            <text:p text:style-name="P291"/>
            <text:p text:style-name="P440">V - tipo in (1,2,4) and not (regime in (0,1,3,5))</text:p>
            <text:p text:style-name="P291"/>
            <text:p text:style-name="P474"><text:span text:style-name="T62">!</text:span><text:span text:style-name="T61"> – tipo in (1,2,4) and regime in (3,5)</text:span></text:p>
          </table:table-cell>
          <table:table-cell table:style-name="Tabela5.E4" table:number-rows-spanned="2" office:value-type="string">
            <text:p text:style-name="P199">Fora de polígono <text:span text:style-name="T4">-1</text:span></text:p>
            <text:p text:style-name="P455">Dentro de polígono - Trecho principal <text:span text:style-name="T4">-</text:span><text:span text:style-name="T190">2</text:span></text:p>
            <text:p text:style-name="P455">Dentro de polígono - Trecho secundário <text:span text:style-name="T4">-</text:span><text:span text:style-name="T190">3</text:span></text:p>
            <text:p text:style-name="P455"><text:span text:style-name="T4">Dentro de polígono - Trecho compartilhado -</text:span><text:span text:style-name="T190">4</text:span></text:p>
          </table:table-cell>
        </table:table-row>
        <table:table-row table:style-name="TableLine1739513910496">
          <table:covered-table-cell/>
          <table:covered-table-cell/>
          <table:table-cell table:style-name="Tabela5.C4" office:value-type="string">
            <text:p text:style-name="P198"><text:span text:style-name="T111">Pluvial</text:span> <text:span text:style-name="T4">-3</text:span></text:p>
          </table:table-cell>
          <table:table-cell table:style-name="Tabela5.D4" office:value-type="string">
            <text:p text:style-name="P380">Desconhecido -0</text:p>
            <text:p text:style-name="P198">Seco <text:span text:style-name="T4">-5</text:span></text:p>
            <text:p text:style-name="P198"/>
            <text:p text:style-name="P439">V - tipo in (3) and not (regime in (0,5))</text:p>
          </table:table-cell>
          <table:covered-table-cell/>
        </table:table-row>
      </table:table>
      <text:p text:style-name="P10"/>
      <text:p text:style-name="P22"/>
      <table:table table:name="Tabela30" table:style-name="Tabela30">
        <table:table-column table:style-name="Tabela30.A"/>
        <table:table-column table:style-name="Tabela30.B"/>
        <table:table-row table:style-name="TableLine1739513911040">
          <table:table-cell table:style-name="Tabela30.A1" office:value-type="string">
            <text:p text:style-name="P43">Classe </text:p>
          </table:table-cell>
          <table:table-cell table:style-name="Tabela30.B1" office:value-type="string">
            <text:p text:style-name="P133">elemnat_sumidouro_vertedouro [P]</text:p>
          </table:table-cell>
        </table:table-row>
        <table:table-row table:style-name="TableLine1739513918928">
          <table:table-cell table:style-name="Tabela30.A2" office:value-type="string">
            <text:p text:style-name="P43">Atributo</text:p>
          </table:table-cell>
          <table:table-cell table:style-name="Tabela30.B2" office:value-type="string">
            <text:p text:style-name="P572">tipo<text:span text:style-name="T5"> (1)</text:span></text:p>
          </table:table-cell>
        </table:table-row>
        <table:table-row table:style-name="TableLine1739513906688">
          <table:table-cell table:style-name="Tabela30.A3" office:value-type="string">
            <text:p text:style-name="P43">Domínio</text:p>
          </table:table-cell>
          <table:table-cell table:style-name="Tabela30.B3" office:value-type="string">
            <text:p text:style-name="P570">Sumidouro – 4</text:p>
            <text:p text:style-name="P570">Ver<text:span text:style-name="T186">t</text:span>edouro - 5</text:p>
          </table:table-cell>
        </table:table-row>
      </table:table>
      <text:p text:style-name="P22"/>
      <text:p text:style-name="P2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1739513918656">
          <table:table-cell table:style-name="Tabela20.A1" office:value-type="string">
            <text:p text:style-name="P42">Classe</text:p>
          </table:table-cell>
          <table:table-cell table:style-name="Tabela20.B1" table:number-columns-spanned="2" office:value-type="string">
            <text:p text:style-name="P88">infra_alteracao_fisiografica_antropica[L]</text:p>
          </table:table-cell>
          <table:covered-table-cell/>
        </table:table-row>
        <table:table-row table:style-name="TableLine1739513920560">
          <table:table-cell table:style-name="Tabela20.A2" office:value-type="string">
            <text:p text:style-name="P42">Atributo</text:p>
          </table:table-cell>
          <table:table-cell table:style-name="Tabela20.A2" office:value-type="string">
            <text:p text:style-name="P150">nome<text:span text:style-name="T6"> (0..1)</text:span></text:p>
          </table:table-cell>
          <table:table-cell table:style-name="Tabela20.C2" office:value-type="string">
            <text:p text:style-name="P150">tipo<text:span text:style-name="T5"> (1)</text:span></text:p>
          </table:table-cell>
        </table:table-row>
        <table:table-row table:style-name="TableLine1739513913216">
          <table:table-cell table:style-name="Tabela20.A3" office:value-type="string">
            <text:p text:style-name="P42">Domínio</text:p>
          </table:table-cell>
          <table:table-cell table:style-name="Tabela20.B3" office:value-type="string">
            <text:p text:style-name="P517">A ser preenchido</text:p>
          </table:table-cell>
          <table:table-cell table:style-name="Tabela20.C3" office:value-type="string">
            <text:p text:style-name="P249">Aterro -27</text:p>
            <text:p text:style-name="P249">Corte -26</text:p>
            <text:p text:style-name="P238">[L]</text:p>
          </table:table-cell>
        </table:table-row>
      </table:table>
      <text:p text:style-name="P20"/>
      <text:p text:style-name="P2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leLine1739513906960">
          <table:table-cell table:style-name="Tabela26.A1" office:value-type="string">
            <text:p text:style-name="P42">Classe </text:p>
          </table:table-cell>
          <table:table-cell table:style-name="Tabela26.B1" table:number-columns-spanned="4" office:value-type="string">
            <text:p text:style-name="P176"><text:span text:style-name="T93">infra</text:span>_barragem [<text:span text:style-name="T176">L</text:span>A]</text:p>
          </table:table-cell>
          <table:covered-table-cell/>
          <table:covered-table-cell/>
          <table:covered-table-cell/>
        </table:table-row>
        <table:table-row table:style-name="TableLine1739513915120">
          <table:table-cell table:style-name="Tabela26.A2" office:value-type="string">
            <text:p text:style-name="P42">Atributo</text:p>
          </table:table-cell>
          <table:table-cell table:style-name="Tabela26.A2" office:value-type="string">
            <text:p text:style-name="P150">nome<text:span text:style-name="T6"> (0..1)</text:span></text:p>
          </table:table-cell>
          <table:table-cell table:style-name="Tabela26.A2" office:value-type="string">
            <text:p text:style-name="P150">tipo<text:span text:style-name="T5"> (1)</text:span></text:p>
          </table:table-cell>
          <table:table-cell table:style-name="Tabela26.A2" office:value-type="string">
            <text:p text:style-name="P150">material_construcao<text:span text:style-name="T5"> (1)</text:span></text:p>
          </table:table-cell>
          <table:table-cell table:style-name="Tabela26.E2" office:value-type="string">
            <text:p text:style-name="P502"><text:span text:style-name="T127">sobreposto_transportes</text:span><text:span text:style-name="T135"> (1)</text:span></text:p>
          </table:table-cell>
        </table:table-row>
        <table:table-row table:style-name="TableLine1739513921648">
          <table:table-cell table:style-name="Tabela26.A3" office:value-type="string">
            <text:p text:style-name="P42">Domínio</text:p>
          </table:table-cell>
          <table:table-cell table:style-name="Tabela26.B3" office:value-type="string">
            <text:p text:style-name="P517">A ser preenchido</text:p>
          </table:table-cell>
          <table:table-cell table:style-name="Tabela26.C3" office:value-type="string">
            <text:p text:style-name="P134">1 – Barragem</text:p>
            <text:p text:style-name="P315">2- Dique</text:p>
            <text:p text:style-name="P475"/>
            <text:p text:style-name="P475">! - tipo in (2)</text:p>
          </table:table-cell>
          <table:table-cell table:style-name="Tabela26.D3" office:value-type="string">
            <text:p text:style-name="P135">Desconhecido – 0</text:p>
            <text:p text:style-name="P281">Alvenaria -1<text:span text:style-name="T1"> !</text:span></text:p>
            <text:p text:style-name="P67">Concreto -2</text:p>
            <text:p text:style-name="P219">Rocha -4</text:p>
            <text:p text:style-name="P219">Terra -23</text:p>
            <text:p text:style-name="P414"/>
            <text:p text:style-name="P495">! - material_construcao in (1)</text:p>
          </table:table-cell>
          <table:table-cell table:style-name="Tabela26.E3" office:value-type="string">
            <text:p text:style-name="P122">S<text:span text:style-name="T181">im – 1</text:span></text:p>
            <text:p text:style-name="P107"><text:span text:style-name="T87">Não - </text:span><text:span text:style-name="T94">2</text:span></text:p>
          </table:table-cell>
        </table:table-row>
      </table:table>
      <text:p text:style-name="P20"/>
      <text:p text:style-name="P22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1739513905872">
          <table:table-cell table:style-name="Tabela10.A1" office:value-type="string">
            <text:p text:style-name="P43">Classe</text:p>
          </table:table-cell>
          <table:table-cell table:style-name="Tabela10.B1" table:number-columns-spanned="4" office:value-type="string">
            <text:p text:style-name="P178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1739514378864">
          <table:table-cell table:style-name="Tabela10.A2" office:value-type="string">
            <text:p text:style-name="P43">Atributo</text:p>
          </table:table-cell>
          <table:table-cell table:style-name="Tabela10.A2" office:value-type="string">
            <text:p text:style-name="P146">nome<text:span text:style-name="T6"> (0..1)</text:span></text:p>
          </table:table-cell>
          <table:table-cell table:style-name="Tabela10.A2" office:value-type="string">
            <text:p text:style-name="P180">filtro (1)</text:p>
          </table:table-cell>
          <table:table-cell table:style-name="Tabela10.A2" office:value-type="string">
            <text:p text:style-name="P146"><text:span text:style-name="T192">t</text:span>ipo<text:span text:style-name="T5"> (1)</text:span></text:p>
          </table:table-cell>
          <table:table-cell table:style-name="Tabela10.E2" office:value-type="string">
            <text:p text:style-name="P146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3">Domínio</text:p>
          </table:table-cell>
          <table:table-cell table:style-name="Tabela10.A3" table:number-rows-spanned="5" office:value-type="string">
            <text:p text:style-name="P518">A ser preenchido</text:p>
          </table:table-cell>
          <table:table-cell table:style-name="Tabela10.A3" office:value-type="string">
            <text:p text:style-name="P365">Linha de energia <text:span text:style-name="T23">-3XX</text:span></text:p>
            <text:p text:style-name="P376">[L]</text:p>
          </table:table-cell>
          <table:table-cell table:style-name="Tabela10.A3" office:value-type="string">
            <text:p text:style-name="P365"><text:span text:style-name="T76">Linha de distribuição de energia </text:span><text:span text:style-name="T82">-302 !</text:span></text:p>
            <text:p text:style-name="P365">Linha de transmissão de energia <text:span text:style-name="T23">-303</text:span></text:p>
          </table:table-cell>
          <table:table-cell table:style-name="Tabela10.E3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Torre de energia <text:span text:style-name="T23">-14XX</text:span></text:p>
            <text:p text:style-name="P376">[P]</text:p>
          </table:table-cell>
          <table:table-cell table:style-name="Tabela10.A3" office:value-type="string">
            <text:p text:style-name="P365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<text:span text:style-name="T148">Aerogerador</text:span> <text:span text:style-name="T23">-17XX</text:span></text:p>
            <text:p text:style-name="P376">[P]</text:p>
          </table:table-cell>
          <table:table-cell table:style-name="Tabela10.A3" office:value-type="string">
            <text:p text:style-name="P379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Estação geradora de energia <text:span text:style-name="T24">-4XX</text:span></text:p>
            <text:p text:style-name="P376">[P L A]</text:p>
          </table:table-cell>
          <table:table-cell table:style-name="Tabela10.A3" office:value-type="string">
            <text:p text:style-name="P103">Estação geradora – Eólica -405</text:p>
            <text:p text:style-name="P103">Estação geradora – Hidrelétrica -408</text:p>
            <text:p text:style-name="P103">Estação geradora – Maré-motriz -407</text:p>
            <text:p text:style-name="P103">Estação geradora – Outras -498</text:p>
            <text:p text:style-name="P103">Estação geradora – Solar -406</text:p>
            <text:p text:style-name="P103">Estação geradora - Termelétrica -4<text:span text:style-name="T179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Subestação de energia elétrica <text:span text:style-name="T23">-</text:span><text:span text:style-name="T191">18</text:span><text:span text:style-name="T23">XX</text:span></text:p>
            <text:p text:style-name="P376">[P A]</text:p>
          </table:table-cell>
          <table:table-cell table:style-name="Tabela10.A3" office:value-type="string">
            <text:p text:style-name="P103">Subestação de transmissão de energia elétrica -<text:span text:style-name="T191">1801</text:span></text:p>
            <text:p text:style-name="P103">Subestação de <text:span text:style-name="T191">distribuição</text:span> de energia elétrica -<text:span text:style-name="T191">1802</text:span></text:p>
          </table:table-cell>
          <table:covered-table-cell/>
        </table:table-row>
      </table:table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1739514369616">
          <table:table-cell table:style-name="Tabela11.A1" office:value-type="string">
            <text:p text:style-name="P43">Classe</text:p>
          </table:table-cell>
          <table:table-cell table:style-name="Tabela11.B1" table:number-columns-spanned="4" office:value-type="string">
            <text:p text:style-name="P178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1739514369888">
          <table:table-cell table:style-name="Tabela11.A2" office:value-type="string">
            <text:p text:style-name="P43">Atributo</text:p>
          </table:table-cell>
          <table:table-cell table:style-name="Tabela11.A2" office:value-type="string">
            <text:p text:style-name="P146">nome<text:span text:style-name="T6"> (0..1)</text:span></text:p>
          </table:table-cell>
          <table:table-cell table:style-name="Tabela11.A2" office:value-type="string">
            <text:p text:style-name="P180">filtro (1)</text:p>
          </table:table-cell>
          <table:table-cell table:style-name="Tabela11.A2" office:value-type="string">
            <text:p text:style-name="P146">tipo<text:span text:style-name="T5"> (1)</text:span></text:p>
          </table:table-cell>
          <table:table-cell table:style-name="Tabela11.E2" office:value-type="string">
            <text:p text:style-name="P146">situacao_fisica<text:span text:style-name="T5"> (1)</text:span></text:p>
          </table:table-cell>
        </table:table-row>
        <table:table-row table:style-name="TableLine1739514367984">
          <table:table-cell table:style-name="Tabela11.A16" table:number-rows-spanned="14" office:value-type="string">
            <text:p text:style-name="P43">Domínio</text:p>
          </table:table-cell>
          <table:table-cell table:style-name="Tabela11.B16" table:number-rows-spanned="14" office:value-type="string">
            <text:p text:style-name="P518">A ser preenchido</text:p>
          </table:table-cell>
          <table:table-cell table:style-name="Tabela11.C3" office:value-type="string">
            <text:p text:style-name="P316">Quebramar <text:span text:style-name="T23">-7XX !</text:span></text:p>
            <text:p text:style-name="P376">[L A]</text:p>
          </table:table-cell>
          <table:table-cell table:style-name="Tabela11.D3" office:value-type="string">
            <text:p text:style-name="P365">Quebramar <text:span text:style-name="T23">-701</text:span></text:p>
          </table:table-cell>
          <table:table-cell table:style-name="Tabela11.E16" table:number-rows-spanned="14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</table:table-row>
        <table:table-row table:style-name="TableLine1739514381040">
          <table:covered-table-cell/>
          <table:covered-table-cell/>
          <table:table-cell table:style-name="Tabela11.C4" office:value-type="string">
            <text:p text:style-name="P316">Molhe <text:span text:style-name="T23">-8XX !</text:span></text:p>
            <text:p text:style-name="P376">[L A]</text:p>
          </table:table-cell>
          <table:table-cell table:style-name="Tabela11.D4" office:value-type="string">
            <text:p text:style-name="P365">Molhe <text:span text:style-name="T23">-801</text:span></text:p>
          </table:table-cell>
          <table:covered-table-cell/>
        </table:table-row>
        <table:table-row table:style-name="TableLine1739514380224">
          <table:covered-table-cell/>
          <table:covered-table-cell/>
          <table:table-cell table:style-name="Tabela11.C5" office:value-type="string">
            <text:p text:style-name="P77">Comporta <text:span text:style-name="T22">-9XX</text:span></text:p>
            <text:p text:style-name="P376">[P L]</text:p>
          </table:table-cell>
          <table:table-cell table:style-name="Tabela11.D5" office:value-type="string">
            <text:p text:style-name="P365">Comporta <text:span text:style-name="T22">-901</text:span></text:p>
          </table:table-cell>
          <table:covered-table-cell/>
        </table:table-row>
        <table:table-row table:style-name="TableLine1739514366896">
          <table:covered-table-cell/>
          <table:covered-table-cell/>
          <table:table-cell table:style-name="Tabela11.C6" office:value-type="string">
            <text:p text:style-name="P316">Eclusa <text:span text:style-name="T23">-10XX !</text:span></text:p>
            <text:p text:style-name="P376">[P L A]</text:p>
          </table:table-cell>
          <table:table-cell table:style-name="Tabela11.D6" office:value-type="string">
            <text:p text:style-name="P365">Eclusa <text:span text:style-name="T23">-1001</text:span></text:p>
          </table:table-cell>
          <table:covered-table-cell/>
        </table:table-row>
        <table:table-row table:style-name="TableLine1739514365536">
          <table:covered-table-cell/>
          <table:covered-table-cell/>
          <table:table-cell table:style-name="Tabela11.C7" office:value-type="string">
            <text:p text:style-name="P365">Torre de comunicação <text:span text:style-name="T23">-12XX</text:span></text:p>
            <text:p text:style-name="P376">[P]</text:p>
          </table:table-cell>
          <table:table-cell table:style-name="Tabela11.D7" office:value-type="string">
            <text:p text:style-name="P365">Torre de comunicação <text:span text:style-name="T23">-1201</text:span></text:p>
          </table:table-cell>
          <table:covered-table-cell/>
        </table:table-row>
        <table:table-row table:style-name="TableLine1739514375600">
          <table:covered-table-cell/>
          <table:covered-table-cell/>
          <table:table-cell table:style-name="Tabela11.C8" office:value-type="string">
            <text:p text:style-name="P316">Antena de comunicação – 13XX<text:span text:style-name="T1"> !</text:span></text:p>
            <text:p text:style-name="P376">[P]</text:p>
          </table:table-cell>
          <table:table-cell table:style-name="Tabela11.D8" office:value-type="string">
            <text:p text:style-name="P77">Antena de comunicação -1301</text:p>
          </table:table-cell>
          <table:covered-table-cell/>
        </table:table-row>
        <table:table-row table:style-name="TableLine1739514366080">
          <table:covered-table-cell/>
          <table:covered-table-cell/>
          <table:table-cell table:style-name="Tabela11.C9" office:value-type="string">
            <text:p text:style-name="P317"><text:span text:style-name="T34">Plataforma</text:span> – 1<text:span text:style-name="T149">4</text:span>XX !</text:p>
            <text:p text:style-name="P87">[P A]</text:p>
          </table:table-cell>
          <table:table-cell table:style-name="Tabela11.D9" office:value-type="string">
            <text:p text:style-name="P181">Plataforma- Desconhecido -1<text:span text:style-name="T149">4</text:span>00</text:p>
            <text:p text:style-name="P181">Plataforma – Petróleo – 1<text:span text:style-name="T149">4</text:span>01</text:p>
            <text:p text:style-name="P181">Plataforma – Gás -1<text:span text:style-name="T149">4</text:span>02</text:p>
            <text:p text:style-name="P181">Plataforma – Mista -1<text:span text:style-name="T149">4</text:span>95</text:p>
          </table:table-cell>
          <table:covered-table-cell/>
        </table:table-row>
        <table:table-row table:style-name="TableLine1739514376960">
          <table:covered-table-cell/>
          <table:covered-table-cell/>
          <table:table-cell table:style-name="Tabela11.C10" office:value-type="string">
            <text:p text:style-name="P317">Funicular -<text:span text:style-name="T150">15</text:span>XX !</text:p>
            <text:p text:style-name="P87">[L]</text:p>
          </table:table-cell>
          <table:table-cell table:style-name="Tabela11.D10" office:value-type="string">
            <text:p text:style-name="P181">Funicular -<text:span text:style-name="T150">15</text:span>01</text:p>
          </table:table-cell>
          <table:covered-table-cell/>
        </table:table-row>
        <table:table-row table:style-name="TableLine1739514377232">
          <table:covered-table-cell/>
          <table:covered-table-cell/>
          <table:table-cell table:style-name="Tabela11.C11" office:value-type="string">
            <text:p text:style-name="P317">Cremalheira – 1<text:span text:style-name="T150">6</text:span>XX !</text:p>
            <text:p text:style-name="P87">[P L]</text:p>
          </table:table-cell>
          <table:table-cell table:style-name="Tabela11.D11" office:value-type="string">
            <text:p text:style-name="P181">Cremalheira -1<text:span text:style-name="T150">6</text:span>01</text:p>
          </table:table-cell>
          <table:covered-table-cell/>
        </table:table-row>
        <table:table-row table:style-name="TableLine1739514364992">
          <table:covered-table-cell/>
          <table:covered-table-cell/>
          <table:table-cell table:style-name="Tabela11.C13" office:value-type="string">
            <text:p text:style-name="P317">Girador Ferroviário -<text:span text:style-name="T151">1</text:span>7XX !</text:p>
            <text:p text:style-name="P87">[P]</text:p>
          </table:table-cell>
          <table:table-cell table:style-name="Tabela11.D13" office:value-type="string">
            <text:p text:style-name="P181">Girador Ferroviário - <text:span text:style-name="T151">1</text:span>701</text:p>
          </table:table-cell>
          <table:covered-table-cell/>
        </table:table-row>
        <table:table-row table:style-name="TableLine1739514378592">
          <table:covered-table-cell/>
          <table:covered-table-cell/>
          <table:table-cell table:style-name="Tabela11.C13" office:value-type="string">
            <text:p text:style-name="P317">Fundeadouro -1<text:span text:style-name="T152">8</text:span>XX !</text:p>
            <text:p text:style-name="P87">[P A]</text:p>
          </table:table-cell>
          <table:table-cell table:style-name="Tabela11.D13" office:value-type="string">
            <text:p text:style-name="P181">Fundeadouro -1<text:span text:style-name="T152">8</text:span>01</text:p>
          </table:table-cell>
          <table:covered-table-cell/>
        </table:table-row>
        <table:table-row table:style-name="TableLine1739514379952">
          <table:covered-table-cell/>
          <table:covered-table-cell/>
          <table:table-cell table:style-name="Tabela11.C14" office:value-type="string">
            <text:p text:style-name="P288">Atracadouro <text:span text:style-name="T155">Terminal </text:span>-<text:span text:style-name="T154">19XX !</text:span></text:p>
            <text:p text:style-name="P240">[P L A]</text:p>
          </table:table-cell>
          <table:table-cell table:style-name="Tabela11.D14" office:value-type="string">
            <text:p text:style-name="P252">Atrac - Cais -<text:span text:style-name="T154">19</text:span>38</text:p>
            <text:p text:style-name="P252">Atrac - Cais flutuante -<text:span text:style-name="T154">19</text:span>39</text:p>
            <text:p text:style-name="P252">Atrac - Desembarcadouro -<text:span text:style-name="T154">19</text:span>44</text:p>
            <text:p text:style-name="P252">Atrac - Dolfim -<text:span text:style-name="T154">19</text:span>43</text:p>
            <text:p text:style-name="P252">Atrac - Molhe de atracação - <text:span text:style-name="T154">19</text:span>41</text:p>
            <text:p text:style-name="P252">Atrac - Pier - <text:span text:style-name="T154">19</text:span>42</text:p>
            <text:p text:style-name="P252">Atrac - Trapiche - <text:span text:style-name="T154">19</text:span>40</text:p>
          </table:table-cell>
          <table:covered-table-cell/>
        </table:table-row>
        <table:table-row table:style-name="TableLine1739514388656">
          <table:covered-table-cell/>
          <table:covered-table-cell/>
          <table:table-cell table:style-name="Tabela11.C15" office:value-type="string">
            <text:p text:style-name="P317">Caminho Aéreo -<text:span text:style-name="T156">20</text:span>XX !</text:p>
            <text:p text:style-name="P87">[L]</text:p>
          </table:table-cell>
          <table:table-cell table:style-name="Tabela11.D15" office:value-type="string">
            <text:p text:style-name="P181">Caminho Aéreo – Teleférico - <text:span text:style-name="T156">20</text:span>01</text:p>
            <text:p text:style-name="P181">Caminho Aéreo – Outros- <text:span text:style-name="T156">20</text:span>98</text:p>
          </table:table-cell>
          <table:covered-table-cell/>
        </table:table-row>
        <table:table-row table:style-name="TableLine1739514383216">
          <table:covered-table-cell/>
          <table:covered-table-cell/>
          <table:table-cell table:style-name="Tabela11.C16" table:number-columns-spanned="2" office:value-type="string">
            <text:p text:style-name="P476">! - ((tipo - tipo %100)/100) in (7, 8, 10, 13, 14, 15, 16, 17 18, 19, 20)</text:p>
          </table:table-cell>
          <table:covered-table-cell/>
          <table:covered-table-cell/>
        </table:table-row>
      </table:table>
      <text:p text:style-name="P22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1739514378320">
          <table:table-cell table:style-name="Tabela13.A1" office:value-type="string">
            <text:p text:style-name="P43">Classe</text:p>
          </table:table-cell>
          <table:table-cell table:style-name="Tabela13.B1" table:number-columns-spanned="9" office:value-type="string">
            <text:p text:style-name="P183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39514385392">
          <table:table-cell table:style-name="Tabela13.A2" office:value-type="string">
            <text:p text:style-name="P43">Atributo</text:p>
          </table:table-cell>
          <table:table-cell table:style-name="Tabela13.A2" office:value-type="string">
            <text:p text:style-name="P146">nome<text:span text:style-name="T6"> (0..1)</text:span></text:p>
          </table:table-cell>
          <table:table-cell table:style-name="Tabela13.A2" office:value-type="string">
            <text:p text:style-name="P184">filtro (1)</text:p>
          </table:table-cell>
          <table:table-cell table:style-name="Tabela13.A2" office:value-type="string">
            <text:p text:style-name="P146">tipo<text:span text:style-name="T5"> (1)</text:span></text:p>
          </table:table-cell>
          <table:table-cell table:style-name="Tabela13.A2" office:value-type="string">
            <text:p text:style-name="P146">material_construcao<text:span text:style-name="T5"> (1)</text:span></text:p>
          </table:table-cell>
          <table:table-cell table:style-name="Tabela13.A2" office:value-type="string">
            <text:p text:style-name="P146">modal_uso<text:span text:style-name="T5"> (1)</text:span></text:p>
          </table:table-cell>
          <table:table-cell table:style-name="Tabela13.A2" office:value-type="string">
            <text:p text:style-name="P146">nr_faixas<text:span text:style-name="T6"> (1)</text:span></text:p>
          </table:table-cell>
          <table:table-cell table:style-name="Tabela13.A2" office:value-type="string">
            <text:p text:style-name="P146">nr_pistas<text:span text:style-name="T6"> (1)</text:span></text:p>
          </table:table-cell>
          <table:table-cell table:style-name="Tabela13.A2" office:value-type="string">
            <text:p text:style-name="P146">posicao_pista<text:span text:style-name="T5"> (1)</text:span></text:p>
          </table:table-cell>
          <table:table-cell table:style-name="Tabela13.J2" office:value-type="string">
            <text:p text:style-name="P146">situacao_fisica<text:span text:style-name="T5"> (1)</text:span></text:p>
          </table:table-cell>
        </table:table-row>
        <table:table-row table:style-name="TableLine1739514397632">
          <table:table-cell table:style-name="Tabela13.A14" table:number-rows-spanned="12" office:value-type="string">
            <text:p text:style-name="P43">Domínio</text:p>
          </table:table-cell>
          <table:table-cell table:style-name="Tabela13.B14" table:number-rows-spanned="12" office:value-type="string">
            <text:p text:style-name="P518">A ser preenchido</text:p>
          </table:table-cell>
          <table:table-cell table:style-name="Tabela13.C4" table:number-rows-spanned="2" office:value-type="string">
            <text:p text:style-name="P209">Túnel <text:span text:style-name="T13">- 1XX</text:span></text:p>
          </table:table-cell>
          <table:table-cell table:style-name="Tabela13.D4" table:number-rows-spanned="2" office:value-type="string">
            <text:p text:style-name="P406">Túnel -101</text:p>
            <text:p text:style-name="P320">Túnel - Passagem subterrânea sob via -102<text:span text:style-name="T1"> !</text:span></text:p>
            <text:p text:style-name="P320"/>
            <text:p text:style-name="P477">! - tipo in (102, 201, 202, 204)</text:p>
          </table:table-cell>
          <table:table-cell table:style-name="Tabela13.E4" table:number-rows-spanned="2" office:value-type="string">
            <text:p text:style-name="P182">Desconhecido -0</text:p>
            <text:p text:style-name="P298">Alvenaria <text:span text:style-name="T14">-1 !</text:span></text:p>
            <text:p text:style-name="P209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09">Madeira <text:span text:style-name="T14">-5</text:span></text:p>
            <text:p text:style-name="P416"/>
            <text:p text:style-name="P503">V - ((tipo - tipo %100)/100) in (1,2,5,6,7) and not (material_construcao in (0,1,2,3,4,5))</text:p>
            <text:p text:style-name="P209"/>
            <text:p text:style-name="P496">! - material_construcao in (1,<text:span text:style-name="T228">4</text:span>)</text:p>
          </table:table-cell>
          <table:table-cell table:style-name="Tabela13.F7" office:value-type="string">
            <text:p text:style-name="P157">Ferroviário -5</text:p>
            <text:p text:style-name="P157">Metroviário -6</text:p>
          </table:table-cell>
          <table:table-cell table:style-name="Tabela13.G7" office:value-type="string">
            <text:p text:style-name="P523">0</text:p>
            <text:p text:style-name="P523"/>
            <text:p text:style-name="P555">V - ((modal_uso in (4,8) and not (nr_faixas &gt;=1)) or ( ((tipo -tipo %100)/100) in (4)) and not (nr_faixas =0)) <text:s/><text:span text:style-name="T238">or </text:span>(nr_faixas =0)</text:p>
          </table:table-cell>
          <table:table-cell table:style-name="Tabela13.H7" office:value-type="string">
            <text:p text:style-name="P530">0</text:p>
            <text:p text:style-name="P530"/>
            <text:p text:style-name="P557"><text:span text:style-name="T232">V - </text:span>((modal_uso in (4,8) and not (nr_pistas &gt;=1)) or ( ((tipo -tipo %100)/100) in (4)) and not (nr_pistas =0)) <text:span text:style-name="T238">or </text:span><text:span text:style-name="T59">(nr_faixas =0)</text:span></text:p>
          </table:table-cell>
          <table:table-cell table:style-name="Tabela13.I4" table:number-rows-spanned="2" office:value-type="string">
            <text:p text:style-name="P321"><text:span text:style-name="T230">Subterrânea</text:span><text:span text:style-name="T231"> – 14</text:span></text:p>
            <text:p text:style-name="P510"/>
            <text:p text:style-name="P508">V - ((((tipo -tipo %100)/100) in (1)) and posicao_pista not in (97) or ((((tipo -tipo %100)/100) not in (1)) and (nr_pistas = 0) and posicao_pista not in (97)) or (( ((tipo -tipo %100)/100) not in (1)) and (nr_pistas != 0) and posicao_pista not in (12,13))</text:p>
          </table:table-cell>
          <table:table-cell table:style-name="Tabela13.J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</table:table-row>
        <table:table-row table:style-name="TableLine1739514397088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506"/>
            <text:p text:style-name="P506">V - ((tipo - tipo %100)/100) in (1) and not (modal_uso in (4,5,6,8))</text:p>
            <text:p text:style-name="P506"/>
            <text:p text:style-name="P479">! - modal_uso in (3,8,9)</text:p>
          </table:table-cell>
          <table:table-cell table:style-name="Tabela13.G7" office:value-type="string">
            <text:p text:style-name="P524">Mínimo 1</text:p>
          </table:table-cell>
          <table:table-cell table:style-name="Tabela13.H7" office:value-type="string">
            <text:p text:style-name="P524">Mínimo 1</text:p>
            <text:p text:style-name="P524"/>
            <text:p text:style-name="P556"><text:span text:style-name="T229">V – </text:span>nr_pistas &gt; nr_faixas </text:p>
          </table:table-cell>
          <table:covered-table-cell/>
          <table:covered-table-cell/>
        </table:table-row>
        <table:table-row table:style-name="TableLine1739514386752">
          <table:covered-table-cell/>
          <table:covered-table-cell/>
          <table:table-cell table:style-name="Tabela13.C6" table:number-rows-spanned="2" office:value-type="string">
            <text:p text:style-name="P560">Ponte <text:span text:style-name="T13">- 2XX</text:span></text:p>
          </table:table-cell>
          <table:table-cell table:style-name="Tabela13.D6" table:number-rows-spanned="2" office:value-type="string">
            <text:p text:style-name="P406"><text:span text:style-name="T76">Ponte móvel -201</text:span><text:span text:style-name="T77"> !</text:span></text:p>
            <text:p text:style-name="P320">Ponte pênsil -202<text:span text:style-name="T1"> !</text:span></text:p>
            <text:p text:style-name="P110">Ponte fixa -203</text:p>
            <text:p text:style-name="P320">Ponte <text:span text:style-name="T138">estaiada</text:span> -20<text:span text:style-name="T138">4 !</text:span></text:p>
          </table:table-cell>
          <table:table-cell table:style-name="Tabela13.E6" table:number-rows-spanned="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10">Madeira <text:span text:style-name="T14">-5</text:span></text:p>
          </table:table-cell>
          <table:table-cell table:style-name="Tabela13.F7" office:value-type="string">
            <text:p text:style-name="P415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39514398176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318"/>
            <text:p text:style-name="P507">V - ((tipo - tipo %100)/100) in (2) and not (modal_uso in (4,5,8,9))</text:p>
          </table:table-cell>
          <table:table-cell table:style-name="Tabela13.G7" office:value-type="string">
            <text:p text:style-name="P528">Mínimo 1</text:p>
          </table:table-cell>
          <table:table-cell table:style-name="Tabela13.H7" office:value-type="string">
            <text:p text:style-name="P528">Mínimo 1</text:p>
          </table:table-cell>
          <table:table-cell table:style-name="Tabela13.I7" office:value-type="string">
            <text:p text:style-name="P209">Adjacentes <text:span text:style-name="T14">-12</text:span></text:p>
            <text:p text:style-name="P298">Superpostas <text:span text:style-name="T14">-13 !</text:span></text:p>
            <text:p text:style-name="P298"/>
            <text:p text:style-name="P478">! - posicao_pista in (13)</text:p>
          </table:table-cell>
          <table:covered-table-cell/>
        </table:table-row>
        <table:table-row table:style-name="TableLine1739514382400">
          <table:covered-table-cell/>
          <table:covered-table-cell/>
          <table:table-cell table:style-name="Tabela13.C10" table:number-rows-spanned="4" office:value-type="string">
            <text:p text:style-name="P146">Passagem elevada / <text:span text:style-name="T75">Viaduto- 3XX</text:span></text:p>
          </table:table-cell>
          <table:table-cell table:style-name="Tabela13.D8" table:number-rows-spanned="2" office:value-type="string">
            <text:p text:style-name="P209">Passagem elevada –<text:span text:style-name="T13"> 301</text:span></text:p>
          </table:table-cell>
          <table:table-cell table:style-name="Tabela13.E8" table:number-rows-spanned="2" office:value-type="string">
            <text:p text:style-name="P209">Concreto <text:span text:style-name="T14">-2</text:span></text:p>
            <text:p text:style-name="P209">Metal <text:span text:style-name="T14">-3</text:span></text:p>
            <text:p text:style-name="P209"/>
            <text:p text:style-name="P504">V - tipo in (301) and not (material_construcao in (2,3))</text:p>
          </table:table-cell>
          <table:table-cell table:style-name="Tabela13.F7" office:value-type="string">
            <text:p text:style-name="P333">Dutos – 3 !</text:p>
            <text:p text:style-name="P157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39514387024">
          <table:covered-table-cell/>
          <table:covered-table-cell/>
          <table:covered-table-cell/>
          <table:covered-table-cell/>
          <table:covered-table-cell/>
          <table:table-cell table:style-name="Tabela13.F8" office:value-type="string">
            <text:p text:style-name="P158">Rodoviário -4</text:p>
            <text:p text:style-name="P319">Rodoferroviário -8<text:span text:style-name="T1"> !</text:span></text:p>
            <text:p text:style-name="P319"/>
            <text:p text:style-name="P507">V - ((tipo - tipo %100)/100) in (3) and not (modal_uso in (3,4,5,8,9))</text:p>
          </table:table-cell>
          <table:table-cell table:style-name="Tabela13.G8" office:value-type="string">
            <text:p text:style-name="P528">M<text:span text:style-name="T193">í</text:span>nimo 1</text:p>
          </table:table-cell>
          <table:table-cell table:style-name="Tabela13.H8" office:value-type="string">
            <text:p text:style-name="P528">Mínimo 1</text:p>
          </table:table-cell>
          <table:table-cell table:style-name="Tabela13.I8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1739514382672">
          <table:covered-table-cell/>
          <table:covered-table-cell/>
          <table:covered-table-cell/>
          <table:table-cell table:style-name="Tabela13.D10" table:number-rows-spanned="2" office:value-type="string">
            <text:p text:style-name="P209">Viaduto <text:span text:style-name="T13">- 302</text:span></text:p>
          </table:table-cell>
          <table:table-cell table:style-name="Tabela13.E10" table:number-rows-spanned="2" office:value-type="string">
            <text:p text:style-name="P209">Concreto <text:span text:style-name="T14">-2</text:span></text:p>
            <text:p text:style-name="P210">Metal <text:span text:style-name="T14">-3</text:span></text:p>
            <text:p text:style-name="P209"><text:span text:style-name="T76">Madeira </text:span><text:span text:style-name="T84">-5 !</text:span></text:p>
            <text:p text:style-name="P146"/>
            <text:p text:style-name="P509">V - tipo in (302) and not (material_construcao in (2,3,5))</text:p>
            <text:p text:style-name="P335"/>
            <text:p text:style-name="P491">! - tipo in (302) and <text:s/>material_construcao in (5)</text:p>
          </table:table-cell>
          <table:table-cell table:style-name="Tabela13.F9" office:value-type="string">
            <text:p text:style-name="P334">Dutos – 3 !</text:p>
            <text:p text:style-name="P158">Ferroviário -5</text:p>
            <text:p text:style-name="P319">Aeroportuário -9<text:span text:style-name="T1"> !</text:span></text:p>
          </table:table-cell>
          <table:table-cell table:style-name="Tabela13.G9" office:value-type="string">
            <text:p text:style-name="P527">0</text:p>
          </table:table-cell>
          <table:table-cell table:style-name="Tabela13.H9" office:value-type="string">
            <text:p text:style-name="P527">0</text:p>
          </table:table-cell>
          <table:table-cell table:style-name="Tabela13.I9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39514387568">
          <table:covered-table-cell/>
          <table:covered-table-cell/>
          <table:covered-table-cell/>
          <table:covered-table-cell/>
          <table:covered-table-cell/>
          <table:table-cell table:style-name="Tabela13.F10" office:value-type="string">
            <text:p text:style-name="P158">Rodoviário -4</text:p>
            <text:p text:style-name="P319">Rodoferroviário -8<text:span text:style-name="T1"> !</text:span></text:p>
          </table:table-cell>
          <table:table-cell table:style-name="Tabela13.G10" office:value-type="string">
            <text:p text:style-name="P528">Mínimo 1</text:p>
          </table:table-cell>
          <table:table-cell table:style-name="Tabela13.H10" office:value-type="string">
            <text:p text:style-name="P528">Mínimo 1</text:p>
          </table:table-cell>
          <table:table-cell table:style-name="Tabela13.I10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1739514390288">
          <table:covered-table-cell/>
          <table:covered-table-cell/>
          <table:table-cell table:style-name="Tabela13.C11" office:value-type="string">
            <text:p text:style-name="P209">Travessia <text:span text:style-name="T13">- 4XX</text:span></text:p>
          </table:table-cell>
          <table:table-cell table:style-name="Tabela13.D11" office:value-type="string">
            <text:p text:style-name="P407">Travessia - Vau natural -401</text:p>
            <text:p text:style-name="P406">Travessia - Vau construído -402</text:p>
          </table:table-cell>
          <table:table-cell table:style-name="Tabela13.E11" office:value-type="string">
            <text:p text:style-name="P160">Não aplicável <text:span text:style-name="T8">-97</text:span></text:p>
            <text:p text:style-name="P160"/>
            <text:p text:style-name="P505">V - ((tipo - tipo %100)/100) in (4,7) and not (material_construcao in (97))</text:p>
          </table:table-cell>
          <table:table-cell table:style-name="Tabela13.F11" office:value-type="string">
            <text:p text:style-name="P157">Rodoviário -4</text:p>
            <text:p text:style-name="P157"/>
            <text:p text:style-name="P507">V - ((tipo - tipo %100)/100) in (4) and not (modal_uso in (4))</text:p>
          </table:table-cell>
          <table:table-cell table:style-name="Tabela13.G11" office:value-type="string">
            <text:p text:style-name="P523">0</text:p>
          </table:table-cell>
          <table:table-cell table:style-name="Tabela13.H11" office:value-type="string">
            <text:p text:style-name="P523">0</text:p>
          </table:table-cell>
          <table:table-cell table:style-name="Tabela13.I11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39514395184">
          <table:covered-table-cell/>
          <table:covered-table-cell/>
          <table:table-cell table:style-name="Tabela13.C12" office:value-type="string">
            <text:p text:style-name="P27">Galeria Bueiro - 5XX</text:p>
          </table:table-cell>
          <table:table-cell table:style-name="Tabela13.D12" office:value-type="string">
            <text:p text:style-name="P27">Galeria/Bueiro - 501</text:p>
          </table:table-cell>
          <table:table-cell table:style-name="Tabela13.E1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210">Madeira <text:span text:style-name="T14">-5</text:span></text:p>
          </table:table-cell>
          <table:table-cell table:style-name="Tabela13.F12" office:value-type="string">
            <text:p text:style-name="P162">Não aplicável – 97</text:p>
            <text:p text:style-name="P162"/>
            <text:p text:style-name="P507">V - ((tipo - tipo %100)/100) in (5,6,7) and not (modal_uso in (97))</text:p>
          </table:table-cell>
          <table:table-cell table:style-name="Tabela13.G12" office:value-type="string">
            <text:p text:style-name="P522">0</text:p>
          </table:table-cell>
          <table:table-cell table:style-name="Tabela13.H12" office:value-type="string">
            <text:p text:style-name="P522">0</text:p>
          </table:table-cell>
          <table:table-cell table:style-name="Tabela13.I12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39514408240">
          <table:covered-table-cell/>
          <table:covered-table-cell/>
          <table:table-cell table:style-name="Tabela13.C13" office:value-type="string">
            <text:p text:style-name="P28">Travessia pedestre - 6XX</text:p>
          </table:table-cell>
          <table:table-cell table:style-name="Tabela13.D13" office:value-type="string">
            <text:p text:style-name="P109">Pedestre - Passagem subterrânea -<text:span text:style-name="T30">6</text:span>07</text:p>
            <text:p text:style-name="P109">Pedestre - Passarela -<text:span text:style-name="T30">6</text:span>08</text:p>
            <text:p text:style-name="P109">Pedestre - Pinguela -<text:span text:style-name="T30">6</text:span>09</text:p>
          </table:table-cell>
          <table:table-cell table:style-name="Tabela13.E13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151">Madeira <text:span text:style-name="T14">-5</text:span></text:p>
          </table:table-cell>
          <table:table-cell table:style-name="Tabela13.F13" office:value-type="string">
            <text:p text:style-name="P162">Não aplicável - 97</text:p>
          </table:table-cell>
          <table:table-cell table:style-name="Tabela13.G13" office:value-type="string">
            <text:p text:style-name="P522">0</text:p>
          </table:table-cell>
          <table:table-cell table:style-name="Tabela13.H13" office:value-type="string">
            <text:p text:style-name="P522">0</text:p>
          </table:table-cell>
          <table:table-cell table:style-name="Tabela13.I13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39514414496">
          <table:covered-table-cell/>
          <table:covered-table-cell/>
          <table:table-cell table:style-name="Tabela13.C14" office:value-type="string">
            <text:p text:style-name="P29">Passagem em nível - 7XX</text:p>
          </table:table-cell>
          <table:table-cell table:style-name="Tabela13.D14" office:value-type="string">
            <text:p text:style-name="P14">Passagem em nível - 701</text:p>
          </table:table-cell>
          <table:table-cell table:style-name="Tabela13.E14" office:value-type="string">
            <text:p text:style-name="P160">Não aplicável <text:span text:style-name="T8">-97</text:span></text:p>
          </table:table-cell>
          <table:table-cell table:style-name="Tabela13.F14" office:value-type="string">
            <text:p text:style-name="P162">Não aplicável - 97</text:p>
          </table:table-cell>
          <table:table-cell table:style-name="Tabela13.G14" office:value-type="string">
            <text:p text:style-name="P522">0</text:p>
          </table:table-cell>
          <table:table-cell table:style-name="Tabela13.H14" office:value-type="string">
            <text:p text:style-name="P522">0</text:p>
          </table:table-cell>
          <table:table-cell table:style-name="Tabela13.I14" office:value-type="string">
            <text:p text:style-name="P159">Não aplicável <text:span text:style-name="T8">-97</text:span></text:p>
          </table:table-cell>
          <table:covered-table-cell/>
        </table:table-row>
      </table:table>
      <text:p text:style-name="P22"/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1739514396544">
          <table:table-cell table:style-name="Tabela24.A1" office:value-type="string">
            <text:p text:style-name="P43">Classe</text:p>
          </table:table-cell>
          <table:table-cell table:style-name="Tabela24.B1" table:number-columns-spanned="11" office:value-type="string">
            <text:p text:style-name="P573"><text:span text:style-name="T15">infra_ferrovia</text:span> <text:span text:style-name="T67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39514400080">
          <table:table-cell table:style-name="Tabela24.A2" office:value-type="string">
            <text:p text:style-name="P43">Atributo</text:p>
          </table:table-cell>
          <table:table-cell table:style-name="Tabela24.A2" office:value-type="string">
            <text:p text:style-name="P185">nome<text:span text:style-name="T6"> (0..1)</text:span></text:p>
          </table:table-cell>
          <table:table-cell table:style-name="Tabela24.A2" office:value-type="string">
            <text:p text:style-name="P185">tipo<text:span text:style-name="T5"> (1)</text:span></text:p>
          </table:table-cell>
          <table:table-cell table:style-name="Tabela24.A2" office:value-type="string">
            <text:p text:style-name="P185">situacao_fisica<text:span text:style-name="T5"> (1)</text:span></text:p>
          </table:table-cell>
          <table:table-cell table:style-name="Tabela24.A2" office:value-type="string">
            <text:p text:style-name="P185">posicao_relativa<text:span text:style-name="T5"> (1)</text:span></text:p>
          </table:table-cell>
          <table:table-cell table:style-name="Tabela24.A2" office:value-type="string">
            <text:p text:style-name="P185">nr_linhas<text:span text:style-name="T5"> (1)</text:span></text:p>
          </table:table-cell>
          <table:table-cell table:style-name="Tabela24.A2" office:value-type="string">
            <text:p text:style-name="P187"><text:span text:style-name="T197">e</text:span>letrificada <text:span text:style-name="T195">(1)</text:span></text:p>
          </table:table-cell>
          <table:table-cell table:style-name="Tabela24.A2" office:value-type="string">
            <text:p text:style-name="P185"><text:span text:style-name="T91">bitola</text:span><text:span text:style-name="T5"> (1)</text:span></text:p>
          </table:table-cell>
          <table:table-cell table:style-name="Tabela24.A2" office:value-type="string">
            <text:p text:style-name="P185">em_arruamento<text:span text:style-name="T5"> (1)</text:span></text:p>
          </table:table-cell>
          <table:table-cell table:style-name="Tabela24.A2" office:value-type="string">
            <text:p text:style-name="P185">juridisdicao<text:span text:style-name="T5"> (1)</text:span></text:p>
          </table:table-cell>
          <table:table-cell table:style-name="Tabela24.A2" office:value-type="string">
            <text:p text:style-name="P185">administracao<text:span text:style-name="T5"> (1)</text:span></text:p>
          </table:table-cell>
          <table:table-cell table:style-name="Tabela24.L2" office:value-type="string">
            <text:p text:style-name="P185">concessionaria<text:span text:style-name="T6"> (0..1)</text:span></text:p>
          </table:table-cell>
        </table:table-row>
        <table:table-row table:style-name="TableLine1739514403888">
          <table:table-cell table:style-name="Tabela24.A6" table:number-rows-spanned="4" office:value-type="string">
            <text:p text:style-name="P43">Domínio</text:p>
          </table:table-cell>
          <table:table-cell table:style-name="Tabela24.B6" table:number-rows-spanned="4" office:value-type="string">
            <text:p text:style-name="P518">A ser preenchido</text:p>
          </table:table-cell>
          <table:table-cell table:style-name="Tabela24.C3" office:value-type="string">
            <text:p text:style-name="P322">Bonde <text:span text:style-name="T12">-5 !</text:span></text:p>
            <text:p text:style-name="P322"/>
            <text:p text:style-name="P480">! - tipo in (5,6)</text:p>
          </table:table-cell>
          <table:table-cell table:style-name="Tabela24.D6" table:number-rows-spanned="4" office:value-type="string">
            <text:p text:style-name="P38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24.E3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/>
            <text:p text:style-name="P431">V - tipo in (5) and not (posicao_relativa in (2,3))</text:p>
          </table:table-cell>
          <table:table-cell table:style-name="Tabela24.F6" table:number-rows-spanned="4" office:value-type="string">
            <text:p text:style-name="P385">Desconhecido <text:span text:style-name="T12">-0</text:span></text:p>
            <text:p text:style-name="P385">Dupla <text:span text:style-name="T12">-2</text:span></text:p>
            <text:p text:style-name="P385">Múltipla <text:span text:style-name="T12">-3</text:span></text:p>
            <text:p text:style-name="P385">Simples <text:span text:style-name="T12">-1</text:span></text:p>
          </table:table-cell>
          <table:table-cell table:style-name="Tabela24.G5" table:number-rows-spanned="3" office:value-type="string">
            <text:p text:style-name="P53">Sim -1</text:p>
            <text:p text:style-name="P112">Não -2</text:p>
          </table:table-cell>
          <table:table-cell table:style-name="Tabela24.H6" table:number-rows-spanned="4" office:value-type="string">
            <text:p text:style-name="P388">Desconhecida -0</text:p>
            <text:p text:style-name="P388">Métrica -1</text:p>
            <text:p text:style-name="P388">Internacional -2</text:p>
            <text:p text:style-name="P388">Larga -3</text:p>
            <text:p text:style-name="P388">Mista métrica internacional -4</text:p>
            <text:p text:style-name="P388">Mista métrica larga -5</text:p>
            <text:p text:style-name="P388">Mista internacional larga -6</text:p>
          </table:table-cell>
          <table:table-cell table:style-name="Tabela24.I3" office:value-type="string">
            <text:p text:style-name="P53"><text:span text:style-name="T76">Sim -1</text:span><text:span text:style-name="T77"> !</text:span></text:p>
            <text:p text:style-name="P172">Não -2</text:p>
            <text:p text:style-name="P172"/>
            <text:p text:style-name="P481">! - em_arruamento in (1)</text:p>
          </table:table-cell>
          <table:table-cell table:style-name="Tabela24.J6" table:number-rows-spanned="4" office:value-type="string">
            <text:p text:style-name="P389">Desconhecida -0</text:p>
            <text:p text:style-name="P389">Federal -1</text:p>
            <text:p text:style-name="P389">Estadual -2</text:p>
            <text:p text:style-name="P389">Municipal -3</text:p>
            <text:p text:style-name="P323">Particular -6<text:span text:style-name="T1"> !</text:span></text:p>
            <text:p text:style-name="P323"/>
            <text:p text:style-name="P482">! - jurisdicao in (6)</text:p>
          </table:table-cell>
          <table:table-cell table:style-name="Tabela24.K6" table:number-rows-spanned="4" office:value-type="string">
            <text:p text:style-name="P417">Desconhecida -0</text:p>
            <text:p text:style-name="P417">Federal -1</text:p>
            <text:p text:style-name="P417">Estadual -2</text:p>
            <text:p text:style-name="P417">Municipal -3</text:p>
            <text:p text:style-name="P324">Particular -6<text:span text:style-name="T1"> !</text:span><text:span text:style-name="T56">Concessionada -7</text:span></text:p>
            <text:p text:style-name="P186"/>
            <text:p text:style-name="P483">! - administracao in (6)</text:p>
          </table:table-cell>
          <table:table-cell table:style-name="Tabela24.L6" table:number-rows-spanned="4" office:value-type="string">
            <text:p text:style-name="P566">(*)</text:p>
            <text:p text:style-name="P565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leLine1739514405520">
          <table:covered-table-cell/>
          <table:covered-table-cell/>
          <table:table-cell table:style-name="Tabela24.C4" office:value-type="string">
            <text:p text:style-name="P458"><text:span text:style-name="T76">Aeromóvel </text:span><text:span text:style-name="T85">-6 !</text:span></text:p>
          </table:table-cell>
          <table:covered-table-cell/>
          <table:table-cell table:style-name="Tabela24.E4" office:value-type="string">
            <text:p text:style-name="P387">Elevado <text:span text:style-name="T12">-3</text:span></text:p>
            <text:p text:style-name="P387"/>
            <text:p text:style-name="P431">V - tipo in (6) and not (posicao_relativa in (3))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3">Não -2</text:p>
            <text:p text:style-name="P53"/>
            <text:p text:style-name="P431">V - tipo in (<text:span text:style-name="T233">6,</text:span><text:span text:style-name="T65">7,8)</text:span> and <text:span text:style-name="T60">not (</text:span><text:span text:style-name="T65">em_arruamento</text:span> <text:span text:style-name="T65">in (2))</text:span>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386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>Subterrâneo <text:span text:style-name="T12">-6</text:span></text:p>
            <text:p text:style-name="P387"/>
            <text:p text:style-name="P432">V - tipo in (7,8) and not (posicao_relativa in (2,3,6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386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3">Sim -1</text:p>
            <text:p text:style-name="P53"/>
            <text:p text:style-name="P431"><text:span text:style-name="T196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1739514412320">
          <table:table-cell table:style-name="Tabela9.A1" office:value-type="string">
            <text:p text:style-name="P43">Classe </text:p>
          </table:table-cell>
          <table:table-cell table:style-name="Tabela9.B1" table:number-columns-spanned="3" office:value-type="string">
            <text:p text:style-name="P177"><text:span text:style-name="T113">infra_mobilidade_urbana</text:span> [<text:span text:style-name="T113">L</text:span>]</text:p>
          </table:table-cell>
          <table:covered-table-cell/>
          <table:covered-table-cell/>
        </table:table-row>
        <table:table-row table:style-name="TableLine1739514413680">
          <table:table-cell table:style-name="Tabela9.A2" office:value-type="string">
            <text:p text:style-name="P43">Atributo</text:p>
          </table:table-cell>
          <table:table-cell table:style-name="Tabela9.A2" office:value-type="string">
            <text:p text:style-name="P146">nome<text:span text:style-name="T6"> (0..1)</text:span></text:p>
          </table:table-cell>
          <table:table-cell table:style-name="Tabela9.A2" office:value-type="string">
            <text:p text:style-name="P146">tipo<text:span text:style-name="T5"> (1)</text:span></text:p>
          </table:table-cell>
          <table:table-cell table:style-name="Tabela9.D2" office:value-type="string">
            <text:p text:style-name="P146">situacao_fisica<text:span text:style-name="T5"> (1)</text:span></text:p>
          </table:table-cell>
        </table:table-row>
        <table:table-row table:style-name="TableLine1739514418032">
          <table:table-cell table:style-name="Tabela9.A3" office:value-type="string">
            <text:p text:style-name="P43">Domínio</text:p>
          </table:table-cell>
          <table:table-cell table:style-name="Tabela9.B3" office:value-type="string">
            <text:p text:style-name="P518">A ser preenchido</text:p>
          </table:table-cell>
          <table:table-cell table:style-name="Tabela9.C3" office:value-type="string">
            <text:p text:style-name="P163">1 – Calçadão / Rua pedestre</text:p>
            <text:p text:style-name="P163">2 - Ciclovia</text:p>
          </table:table-cell>
          <table:table-cell table:style-name="Tabela9.D3" office:value-type="string">
            <text:p text:style-name="P68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7">(Rest, Sit. Fis.)</text:span></text:p>
          </table:table-cell>
        </table:table-row>
      </table:table>
      <text:p text:style-name="P22"/>
      <text:p text:style-name="P22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1739514399808">
          <table:table-cell table:style-name="Tabela25.A1" office:value-type="string">
            <text:p text:style-name="P43">Classe </text:p>
          </table:table-cell>
          <table:table-cell table:style-name="Tabela25.B1" table:number-columns-spanned="3" office:value-type="string">
            <text:p text:style-name="P133"><text:span text:style-name="T92">infra_obstaculo_vertical</text:span> [P]</text:p>
          </table:table-cell>
          <table:covered-table-cell/>
          <table:covered-table-cell/>
        </table:table-row>
        <table:table-row table:style-name="TableLine1739514421568">
          <table:table-cell table:style-name="Tabela25.A2" office:value-type="string">
            <text:p text:style-name="P43">Atributo</text:p>
          </table:table-cell>
          <table:table-cell table:style-name="Tabela25.A2" office:value-type="string">
            <text:p text:style-name="P209">nome<text:span text:style-name="T6"> (0..1)</text:span></text:p>
          </table:table-cell>
          <table:table-cell table:style-name="Tabela25.A2" office:value-type="string">
            <text:p text:style-name="P209"><text:span text:style-name="T210">altitude</text:span><text:span text:style-name="T6"> (1)</text:span></text:p>
          </table:table-cell>
          <table:table-cell table:style-name="Tabela25.D2" office:value-type="string">
            <text:p text:style-name="P209"><text:span text:style-name="T210">altura</text:span><text:span text:style-name="T6"> (1)</text:span></text:p>
          </table:table-cell>
        </table:table-row>
        <table:table-row table:style-name="TableLine1739514421840">
          <table:table-cell table:style-name="Tabela25.A3" office:value-type="string">
            <text:p text:style-name="P43">Domínio</text:p>
          </table:table-cell>
          <table:table-cell table:style-name="Tabela25.B3" office:value-type="string">
            <text:p text:style-name="P518">A ser preenchido</text:p>
          </table:table-cell>
          <table:table-cell table:style-name="Tabela25.C3" office:value-type="string">
            <text:p text:style-name="P518">A ser preenchido <text:span text:style-name="T211">(*)</text:span></text:p>
          </table:table-cell>
          <table:table-cell table:style-name="Tabela25.D3" office:value-type="string">
            <text:p text:style-name="P518">A ser preenchido <text:span text:style-name="T211">(*)</text:span></text:p>
            <text:p text:style-name="P518"/>
            <text:p text:style-name="P549"><text:span text:style-name="T48">V -</text:span><text:span text:style-name="T212">altura</text:span> &lt;<text:span text:style-name="T212">46 $</text:span></text:p>
            <text:p text:style-name="P526"><text:span text:style-name="T212">altura </text:span>&gt; <text:span text:style-name="T212">200 !</text:span></text:p>
          </table:table-cell>
        </table:table-row>
      </table:table>
      <text:p text:style-name="P22"/>
      <text:p text:style-name="P26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C" table:number-columns-repeated="2"/>
        <table:table-column table:style-name="Tabela31.D"/>
        <table:table-row table:style-name="TableLine1739514417488">
          <table:table-cell table:style-name="Tabela31.A1" office:value-type="string">
            <text:p text:style-name="P43">Classe</text:p>
          </table:table-cell>
          <table:table-cell table:style-name="Tabela31.B1" table:number-columns-spanned="6" office:value-type="string">
            <text:p text:style-name="P190"><text:span text:style-name="T10">infra_pista_pouso</text:span> <text:span text:style-name="T67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39514421296">
          <table:table-cell table:style-name="Tabela31.A2" office:value-type="string">
            <text:p text:style-name="P43">Atributo</text:p>
          </table:table-cell>
          <table:table-cell table:style-name="Tabela31.A2" office:value-type="string">
            <text:p text:style-name="P190">nome<text:span text:style-name="T6"> (0..1)</text:span></text:p>
          </table:table-cell>
          <table:table-cell table:style-name="Tabela31.A2" office:value-type="string">
            <text:p text:style-name="P190">tipo<text:span text:style-name="T5"> (1)</text:span></text:p>
          </table:table-cell>
          <table:table-cell table:style-name="Tabela31.A2" office:value-type="string">
            <text:p text:style-name="P191">revestimento<text:span text:style-name="T5"> (1)</text:span></text:p>
          </table:table-cell>
          <table:table-cell table:style-name="Tabela31.A2" office:value-type="string">
            <text:p text:style-name="P191">uso_pista<text:span text:style-name="T5"> (1)</text:span></text:p>
          </table:table-cell>
          <table:table-cell table:style-name="Tabela31.A2" office:value-type="string">
            <text:p text:style-name="P191">situacao_fisica<text:span text:style-name="T5"> (1)</text:span></text:p>
          </table:table-cell>
          <table:table-cell table:style-name="Tabela31.G2" office:value-type="string">
            <text:p text:style-name="P189">Altitude (0..1)</text:p>
          </table:table-cell>
        </table:table-row>
        <table:table-row table:style-name="TableLine1739514419936">
          <table:table-cell table:style-name="Tabela31.A3" office:value-type="string">
            <text:p text:style-name="P43">Domínio</text:p>
          </table:table-cell>
          <table:table-cell table:style-name="Tabela31.B3" office:value-type="string">
            <text:p text:style-name="P518">A ser preenchido</text:p>
          </table:table-cell>
          <table:table-cell table:style-name="Tabela31.C3" office:value-type="string">
            <text:p text:style-name="P418">Pista de pouso -9</text:p>
            <text:p text:style-name="P188">[<text:span text:style-name="T198">P </text:span>L A]</text:p>
            <text:p text:style-name="P418"/>
            <text:p text:style-name="P325">Pista de táxi -10<text:span text:style-name="T1"> !</text:span></text:p>
            <text:p text:style-name="P422">[<text:span text:style-name="T198">L </text:span>A]</text:p>
            <text:p text:style-name="P336"/>
            <text:p text:style-name="P325">Heliponto -11<text:span text:style-name="T1"> !</text:span></text:p>
            <text:p text:style-name="P422">[P]</text:p>
            <text:p text:style-name="P423"/>
            <text:p text:style-name="P497">! - tipo in (10, 11)</text:p>
          </table:table-cell>
          <table:table-cell table:style-name="Tabela31.D3" office:value-type="string">
            <text:p text:style-name="P189">Desconhecido -0</text:p>
            <text:p text:style-name="P326">Sem revestimento (Leito natural) -1<text:span text:style-name="T1"> !</text:span></text:p>
            <text:p text:style-name="P419">Revestimento primário (solto) -2</text:p>
            <text:p text:style-name="P419">Pavimentado -3</text:p>
            <text:p text:style-name="P419"/>
            <text:p text:style-name="P498">! - revestimento in (1)</text:p>
          </table:table-cell>
          <table:table-cell table:style-name="Tabela31.E3" office:value-type="string">
            <text:p text:style-name="P419">Desconhecido -0</text:p>
            <text:p text:style-name="P419">Particular -6</text:p>
            <text:p text:style-name="P419">Público -11</text:p>
            <text:p text:style-name="P419">Militar -12</text:p>
            <text:p text:style-name="P419">Público/Militar -13</text:p>
          </table:table-cell>
          <table:table-cell table:style-name="Tabela31.F3" office:value-type="string">
            <text:p text:style-name="P383">Desconhecida -0</text:p>
            <text:p text:style-name="P305">Abandonada <text:span text:style-name="T9">-1 !</text:span></text:p>
            <text:p text:style-name="P203"><text:span text:style-name="T76">Destruída </text:span><text:span text:style-name="T86">-2 !</text:span></text:p>
            <text:p text:style-name="P203">Construída <text:span text:style-name="T9">-3</text:span></text:p>
            <text:p text:style-name="P305">Em construção <text:span text:style-name="T9">-4 !</text:span></text:p>
            <text:p text:style-name="P305"/>
            <text:p text:style-name="P484">! - (<text:span text:style-name="T234">R</text:span>est. <text:span text:style-name="T234">S</text:span>it. Fis.)</text:p>
          </table:table-cell>
          <table:table-cell table:style-name="Tabela31.G3" office:value-type="string">
            <text:p text:style-name="P525">A ser preenchido</text:p>
          </table:table-cell>
        </table:table-row>
      </table:table>
      <text:p text:style-name="P22"/>
      <text:p text:style-name="P2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1739514423472">
          <table:table-cell table:style-name="Tabela21.A1" office:value-type="string">
            <text:p text:style-name="P43">Classe</text:p>
          </table:table-cell>
          <table:table-cell table:style-name="Tabela21.B1" table:number-columns-spanned="2" office:value-type="string">
            <text:p text:style-name="P190"><text:span text:style-name="T10">infra_</text:span><text:span text:style-name="T194">travessia_hidroviaria</text:span> <text:span text:style-name="T67">[L]</text:span></text:p>
          </table:table-cell>
          <table:covered-table-cell/>
        </table:table-row>
        <table:table-row table:style-name="TableLine1739514428096">
          <table:table-cell table:style-name="Tabela21.A2" office:value-type="string">
            <text:p text:style-name="P43">Atributo</text:p>
          </table:table-cell>
          <table:table-cell table:style-name="Tabela21.A2" office:value-type="string">
            <text:p text:style-name="P190">nome<text:span text:style-name="T6"> (0..1)</text:span></text:p>
          </table:table-cell>
          <table:table-cell table:style-name="Tabela21.C2" office:value-type="string">
            <text:p text:style-name="P190">tipo<text:span text:style-name="T5"> (1)</text:span></text:p>
          </table:table-cell>
        </table:table-row>
        <table:table-row table:style-name="TableLine1739514416944">
          <table:table-cell table:style-name="Tabela21.A3" office:value-type="string">
            <text:p text:style-name="P43">Domínio</text:p>
          </table:table-cell>
          <table:table-cell table:style-name="Tabela21.B3" office:value-type="string">
            <text:p text:style-name="P518">A ser preenchido</text:p>
          </table:table-cell>
          <table:table-cell table:style-name="Tabela21.C3" office:value-type="string">
            <text:p text:style-name="P108">Desconhecido -0</text:p>
            <text:p text:style-name="P109">Balsa -<text:span text:style-name="T90">1</text:span></text:p>
            <text:p text:style-name="P109">Bote transportador -<text:span text:style-name="T90">2</text:span></text:p>
          </table:table-cell>
        </table:table-row>
      </table:table>
      <text:p text:style-name="P22"/>
      <text:p text:style-name="P2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1739514959856">
          <table:table-cell table:style-name="Tabela27.A1" office:value-type="string">
            <text:p text:style-name="P41">Classe</text:p>
          </table:table-cell>
          <table:table-cell table:style-name="Tabela27.B1" table:number-columns-spanned="5" office:value-type="string">
            <text:p text:style-name="P192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1739514960672">
          <table:table-cell table:style-name="Tabela27.A2" office:value-type="string">
            <text:p text:style-name="P41">Atributo</text:p>
          </table:table-cell>
          <table:table-cell table:style-name="Tabela27.A2" office:value-type="string">
            <text:p text:style-name="P152">nome<text:span text:style-name="T6"> (0..1)</text:span></text:p>
          </table:table-cell>
          <table:table-cell table:style-name="Tabela27.A2" office:value-type="string">
            <text:p text:style-name="P194">tipo</text:p>
          </table:table-cell>
          <table:table-cell table:style-name="Tabela27.A2" office:value-type="string">
            <text:p text:style-name="P153">tipo<text:span text:style-name="T5"> (1)</text:span></text:p>
          </table:table-cell>
          <table:table-cell table:style-name="Tabela27.A2" office:value-type="string">
            <text:p text:style-name="P193">situacao_fisica (1)</text:p>
          </table:table-cell>
          <table:table-cell table:style-name="Tabela27.F2" office:value-type="string">
            <text:p text:style-name="P179">posicao_relativa<text:span text:style-name="T5"> (1)</text:span></text:p>
          </table:table-cell>
        </table:table-row>
        <table:table-row table:style-name="TableLine1739514949248">
          <table:table-cell table:style-name="Tabela27.A5" table:number-rows-spanned="3" office:value-type="string">
            <text:p text:style-name="P41">Domínio</text:p>
          </table:table-cell>
          <table:table-cell table:style-name="Tabela27.B5" table:number-rows-spanned="3" office:value-type="string">
            <text:p text:style-name="P516">A ser preenchido</text:p>
          </table:table-cell>
          <table:table-cell table:style-name="Tabela27.C3" office:value-type="string">
            <text:p text:style-name="P76">Calha –<text:span text:style-name="T142">1XX !</text:span></text:p>
            <text:p text:style-name="P97">[L]</text:p>
          </table:table-cell>
          <table:table-cell table:style-name="Tabela27.D3" office:value-type="string">
            <text:p text:style-name="P76">Calha – <text:span text:style-name="T38">á</text:span>gua <text:span text:style-name="T38">pluvial</text:span>-<text:span text:style-name="T142">1</text:span>01</text:p>
          </table:table-cell>
          <table:table-cell table:style-name="Tabela27.E5" table:number-rows-spanned="3" office:value-type="string">
            <text:p text:style-name="P6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7">(Rest, Sit. Fis.)</text:span></text:p>
          </table:table-cell>
          <table:table-cell table:style-name="Tabela27.F5" table:number-rows-spanned="3" office:value-type="string">
            <text:p text:style-name="P102">Elevado -3</text:p>
            <text:p text:style-name="P102">Emerso -4</text:p>
            <text:p text:style-name="P102">Submerso -5</text:p>
            <text:p text:style-name="P102">Subterrâneo -6</text:p>
            <text:p text:style-name="P102">Superfície -2</text:p>
          </table:table-cell>
        </table:table-row>
        <table:table-row table:style-name="TableLine1739514949792">
          <table:covered-table-cell/>
          <table:covered-table-cell/>
          <table:table-cell table:style-name="Tabela27.C4" office:value-type="string">
            <text:p text:style-name="P76">Correia Transportadora <text:span text:style-name="T22">- 2XX !</text:span></text:p>
            <text:p text:style-name="P97">[L]</text:p>
          </table:table-cell>
          <table:table-cell table:style-name="Tabela27.D4" office:value-type="string">
            <text:p text:style-name="P99">Correia transp – Grãos -<text:span text:style-name="T142">2</text:span>02</text:p>
            <text:p text:style-name="P99">Correia transp – Minério -<text:span text:style-name="T142">20</text:span>1</text:p>
            <text:p text:style-name="P99">Correia transp – Outros -<text:span text:style-name="T142">2</text:span>98</text:p>
          </table:table-cell>
          <table:covered-table-cell/>
          <table:covered-table-cell/>
        </table:table-row>
        <table:table-row table:style-name="TableLine1739514961216">
          <table:covered-table-cell/>
          <table:covered-table-cell/>
          <table:table-cell table:style-name="Tabela27.C5" office:value-type="string">
            <text:p text:style-name="P364">Duto <text:span text:style-name="T22">-3XX</text:span></text:p>
            <text:p text:style-name="P97">[L]</text:p>
          </table:table-cell>
          <table:table-cell table:style-name="Tabela27.D5" office:value-type="string">
            <text:p text:style-name="P367">Duto – Água -<text:span text:style-name="T143">3</text:span>01</text:p>
            <text:p text:style-name="P367">Duto – Álcool -<text:span text:style-name="T143">3</text:span>04</text:p>
            <text:p text:style-name="P381">Duto – Efluentes -<text:span text:style-name="T143">309</text:span></text:p>
            <text:p text:style-name="P367">Duto – Esgoto -<text:span text:style-name="T143">3</text:span>10</text:p>
            <text:p text:style-name="P367">Duto – Gasolina -<text:span text:style-name="T143">3</text:span>03</text:p>
            <text:p text:style-name="P381">Duto – Gás -<text:span text:style-name="T143">308</text:span></text:p>
            <text:p text:style-name="P366">Duto – Nafta -<text:span text:style-name="T143">3</text:span>07</text:p>
            <text:p text:style-name="P367">Duto – Óleo -<text:span text:style-name="T143">3</text:span>02</text:p>
            <text:p text:style-name="P367">Duto – Petróleo -<text:span text:style-name="T143">3</text:span>06</text:p>
            <text:p text:style-name="P366">Duto – Querosene -<text:span text:style-name="T143">3</text:span>05</text:p>
            <text:p text:style-name="P366">Duto – Outros -<text:span text:style-name="T143">3</text:span>98</text:p>
            <text:p text:style-name="P363">Duto – Desconhecido -<text:span text:style-name="T143">3</text:span>00</text:p>
          </table:table-cell>
          <table:covered-table-cell/>
          <table:covered-table-cell/>
        </table:table-row>
      </table:table>
      <text:p text:style-name="P11"/>
      <text:p text:style-name="P22"/>
      <table:table table:name="Tabela32" table:style-name="Tabela32">
        <table:table-column table:style-name="Tabela32.A"/>
        <table:table-column table:style-name="Tabela32.B"/>
        <table:table-row table:style-name="TableLine1739514947072">
          <table:table-cell table:style-name="Tabela32.A1" office:value-type="string">
            <text:p text:style-name="P43">Classe </text:p>
          </table:table-cell>
          <table:table-cell table:style-name="Tabela32.B1" office:value-type="string">
            <text:p text:style-name="P574">infra_vala [L]</text:p>
          </table:table-cell>
        </table:table-row>
        <table:table-row table:style-name="TableLine1739514955776">
          <table:table-cell table:style-name="Tabela32.A2" office:value-type="string">
            <text:p text:style-name="P43">Atributo</text:p>
          </table:table-cell>
          <table:table-cell table:style-name="Tabela32.B2" office:value-type="string">
            <text:p text:style-name="P167"/>
          </table:table-cell>
        </table:table-row>
        <table:table-row table:style-name="TableLine1739514954688">
          <table:table-cell table:style-name="Tabela32.A3" office:value-type="string">
            <text:p text:style-name="P43">Domínio</text:p>
          </table:table-cell>
          <table:table-cell table:style-name="Tabela32.B3" office:value-type="string">
            <text:p text:style-name="P43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column table:style-name="Tabela8.C" table:number-columns-repeated="6"/>
        <table:table-column table:style-name="Tabela8.F"/>
        <table:table-row table:style-name="TableLine1739514947344">
          <table:table-cell table:style-name="Tabela8.A1" office:value-type="string">
            <text:p text:style-name="P37">Classe</text:p>
          </table:table-cell>
          <table:table-cell table:style-name="Tabela8.B1" table:number-columns-spanned="12" office:value-type="string">
            <text:p text:style-name="P161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39514956864">
          <table:table-cell table:style-name="Tabela8.A2" office:value-type="string">
            <text:p text:style-name="P567">Atributo</text:p>
          </table:table-cell>
          <table:table-cell table:style-name="Tabela8.A2" office:value-type="string">
            <text:p text:style-name="P569"><text:span text:style-name="T37">n</text:span>ome<text:span text:style-name="T6">(0..1)</text:span></text:p>
          </table:table-cell>
          <table:table-cell table:style-name="Tabela8.A2" office:value-type="string">
            <text:p text:style-name="P568">tipo (1)</text:p>
          </table:table-cell>
          <table:table-cell table:style-name="Tabela8.A2" office:value-type="string">
            <text:p text:style-name="P568">revestimento (1)</text:p>
          </table:table-cell>
          <table:table-cell table:style-name="Tabela8.A2" office:value-type="string">
            <text:p text:style-name="P568">tr<text:span text:style-name="T9">a</text:span>fego (1)</text:p>
          </table:table-cell>
          <table:table-cell table:style-name="Tabela8.A2" office:value-type="string">
            <text:p text:style-name="P568">nr_faixas<text:span text:style-name="T6"> (1)</text:span></text:p>
          </table:table-cell>
          <table:table-cell table:style-name="Tabela8.A2" office:value-type="string">
            <text:p text:style-name="P568">nr_pistas (1)</text:p>
          </table:table-cell>
          <table:table-cell table:style-name="Tabela8.A2" office:value-type="string">
            <text:p text:style-name="P568">canteiro_divisorio (1)</text:p>
          </table:table-cell>
          <table:table-cell table:style-name="Tabela8.A2" office:value-type="string">
            <text:p text:style-name="P568">situacao_fisica (1)</text:p>
          </table:table-cell>
          <table:table-cell table:style-name="Tabela8.A2" office:value-type="string">
            <text:p text:style-name="P568">jurisdicao (1)</text:p>
          </table:table-cell>
          <table:table-cell table:style-name="Tabela8.A2" office:value-type="string">
            <text:p text:style-name="P568"><text:span text:style-name="T37">s</text:span>igla<text:span text:style-name="T6"> (0..1)</text:span></text:p>
          </table:table-cell>
          <table:table-cell table:style-name="Tabela8.A2" office:value-type="string">
            <text:p text:style-name="P568">administracao (1)</text:p>
          </table:table-cell>
          <table:table-cell table:style-name="Tabela8.M2" office:value-type="string">
            <text:p text:style-name="P568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37">Domínio</text:p>
          </table:table-cell>
          <table:table-cell table:style-name="Tabela8.B7" table:number-rows-spanned="5" office:value-type="string">
            <text:p text:style-name="P514">A ser preenchido</text:p>
          </table:table-cell>
          <table:table-cell table:style-name="Tabela8.C3" office:value-type="string">
            <text:p text:style-name="P202">Rodovia <text:span text:style-name="T8">-2</text:span></text:p>
          </table:table-cell>
          <table:table-cell table:style-name="Tabela8.D3" office:value-type="string">
            <text:p text:style-name="P420">Sem revestimento (Leito natural) -1</text:p>
            <text:p text:style-name="P420">Revestimento primário (solto) -2</text:p>
            <text:p text:style-name="P421">Pavimentado -3</text:p>
            <text:p text:style-name="P327">Calçado -4 !</text:p>
            <text:p text:style-name="P195"/>
            <text:p text:style-name="P488">! - revestimento in (4)</text:p>
          </table:table-cell>
          <table:table-cell table:style-name="Tabela8.E3" office:value-type="string">
            <text:p text:style-name="P202">Periódico <text:span text:style-name="T8">-2</text:span></text:p>
            <text:p text:style-name="P202">Permanente <text:span text:style-name="T8">-1</text:span></text:p>
          </table:table-cell>
          <table:table-cell table:style-name="Tabela8.F3" office:value-type="string">
            <text:p text:style-name="P424">Mínimo 1</text:p>
            <text:p text:style-name="P424"/>
            <text:p text:style-name="P437">V - tipo in (2,<text:span text:style-name="T236">5</text:span>) and not (nr_faixas &gt;=1)</text:p>
            <text:p text:style-name="P437"/>
            <text:p text:style-name="P486">! - tipo in (2) and nr_faixas &gt; 4</text:p>
          </table:table-cell>
          <table:table-cell table:style-name="Tabela8.G3" office:value-type="string">
            <text:p text:style-name="P425">Mínimo 1</text:p>
            <text:p text:style-name="P425"/>
            <text:p text:style-name="P437">V - tipo in (2,<text:span text:style-name="T236">5</text:span>) and not (nr_pistas &gt;=1)</text:p>
            <text:p text:style-name="P437"/>
            <text:p text:style-name="P441">V - canteiro_divisorio in (1) and not (nr_pistas &gt;1)</text:p>
          </table:table-cell>
          <table:table-cell table:style-name="Tabela8.H3" office:value-type="string">
            <text:p text:style-name="P47">Não -2</text:p>
            <text:p text:style-name="P47">Sim -1</text:p>
          </table:table-cell>
          <table:table-cell table:style-name="Tabela8.I3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8.J3" office:value-type="string">
            <text:p text:style-name="P206">Desconhecida <text:span text:style-name="T8">-0</text:span></text:p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2) and not (jurisdicao in (0,1,2))</text:p>
          </table:table-cell>
          <table:table-cell table:style-name="Tabela8.K7" table:number-rows-spanned="5" office:value-type="string">
            <text:p text:style-name="P426">(*)</text:p>
            <text:p text:style-name="P426"/>
            <text:p text:style-name="P433">V – <text:span text:style-name="T100">olhar obs abaixo</text:span></text:p>
          </table:table-cell>
          <table:table-cell table:style-name="Tabela8.L3" office:value-type="string">
            <text:p text:style-name="P205">Desconhecida <text:span text:style-name="T8">-0</text:span></text:p>
            <text:p text:style-name="P202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429"/>
            <text:p text:style-name="P429">V - tipo in (2) and not (administracao in (0,1,2,7))</text:p>
          </table:table-cell>
          <table:table-cell table:style-name="Tabela8.M7" table:number-rows-spanned="5" office:value-type="string">
            <text:p text:style-name="P563">(**)</text:p>
            <text:p text:style-name="P563"/>
            <text:p text:style-name="P564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02">Caminho carroçável <text:span text:style-name="T8">-3</text:span></text:p>
          </table:table-cell>
          <table:table-cell table:style-name="Tabela8.D4" office:value-type="string">
            <text:p text:style-name="P202">Sem revestimento (Leito natural) <text:span text:style-name="T9">-1</text:span></text:p>
            <text:p text:style-name="P429"/>
            <text:p text:style-name="P429">V - tipo in (3,6) and not (revestimento in (1))</text:p>
          </table:table-cell>
          <table:table-cell table:style-name="Tabela8.E4" office:value-type="string">
            <text:p text:style-name="P202">Periódico <text:span text:style-name="T8">-2</text:span></text:p>
            <text:p text:style-name="P202"/>
            <text:p text:style-name="P429">V - tipo in (3,6) and not (trafego in (2))</text:p>
          </table:table-cell>
          <table:table-cell table:style-name="Tabela8.F4" office:value-type="string">
            <text:p text:style-name="P368">1</text:p>
            <text:p text:style-name="P368"/>
            <text:p text:style-name="P429">V - tipo in (3,6) and not (nr_faixas =1)</text:p>
          </table:table-cell>
          <table:table-cell table:style-name="Tabela8.G4" office:value-type="string">
            <text:p text:style-name="P368">1</text:p>
            <text:p text:style-name="P429"/>
            <text:p text:style-name="P429">V - tipo in (3,6) and not (nr_pistas =1)</text:p>
          </table:table-cell>
          <table:table-cell table:style-name="Tabela8.H4" office:value-type="string">
            <text:p text:style-name="P47">Não -2</text:p>
            <text:p text:style-name="P429"/>
            <text:p text:style-name="P429">V - tipo in (3,6) and not (canteiro_divisorio in (2))</text:p>
          </table:table-cell>
          <table:table-cell table:style-name="Tabela8.I4" office:value-type="string">
            <text:p text:style-name="P89">Construída -3</text:p>
            <text:p text:style-name="P89"/>
            <text:p text:style-name="P429">V - tipo in (3,6) and not (situacao_fisica in (3))</text:p>
          </table:table-cell>
          <table:table-cell table:style-name="Tabela8.J4" office:value-type="string">
            <text:p text:style-name="P202">Desconhecida <text:span text:style-name="T8">-0</text:span></text:p>
            <text:p text:style-name="P429"/>
            <text:p text:style-name="P429">V - tipo in (3,5,6) and not (jurisdicao in (0))</text:p>
          </table:table-cell>
          <table:covered-table-cell/>
          <table:table-cell table:style-name="Tabela8.L4" office:value-type="string">
            <text:p text:style-name="P202">Desconhecida <text:span text:style-name="T8">-0</text:span></text:p>
            <text:p text:style-name="P202"/>
            <text:p text:style-name="P429">V - tipo in (3,5,6) and not (administracao in (0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06">Auto-estrada <text:span text:style-name="T8">-4 !</text:span></text:p>
            <text:p text:style-name="P328"/>
            <text:p text:style-name="P485">! - tipo in (4)</text:p>
          </table:table-cell>
          <table:table-cell table:style-name="Tabela8.D5" office:value-type="string">
            <text:p text:style-name="P420">Pavimentado -3</text:p>
            <text:p text:style-name="P420"/>
            <text:p text:style-name="P429">V - tipo in (4) and not (revestimento in (3))</text:p>
          </table:table-cell>
          <table:table-cell table:style-name="Tabela8.E5" office:value-type="string">
            <text:p text:style-name="P202">Permanente <text:span text:style-name="T8">-1</text:span></text:p>
            <text:p text:style-name="P202"/>
            <text:p text:style-name="P429">V - tipo in (4,5) and not (trafego in (1))</text:p>
          </table:table-cell>
          <table:table-cell table:style-name="Tabela8.F5" office:value-type="string">
            <text:p text:style-name="P368">Mínimo 4</text:p>
            <text:p text:style-name="P368"/>
            <text:p text:style-name="P429">V - tipo in (4) and not (nr_faixas &gt;=4)</text:p>
          </table:table-cell>
          <table:table-cell table:style-name="Tabela8.G5" office:value-type="string">
            <text:p text:style-name="P368">Mínimo 2</text:p>
            <text:p text:style-name="P429"/>
            <text:p text:style-name="P429">V - tipo in (4) and not (nr_pistas &gt;=2)</text:p>
            <text:p text:style-name="P429"/>
            <text:p text:style-name="P487">! - nr_pistas &gt; 2</text:p>
          </table:table-cell>
          <table:table-cell table:style-name="Tabela8.H5" office:value-type="string">
            <text:p text:style-name="P47">Não -2</text:p>
            <text:p text:style-name="P47">Sim -1</text:p>
          </table:table-cell>
          <table:table-cell table:style-name="Tabela8.I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8.J5" office:value-type="string"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4) and not (jurisdicao in (1,2))</text:p>
          </table:table-cell>
          <table:covered-table-cell/>
          <table:table-cell table:style-name="Tabela8.L5" office:value-type="string">
            <text:p text:style-name="P205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202"/>
            <text:p text:style-name="P429">V - tipo in (4) and not (administracao in (1,2,7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202">Arruamento <text:span text:style-name="T8">-5</text:span></text:p>
          </table:table-cell>
          <table:table-cell table:style-name="Tabela8.D6" office:value-type="string">
            <text:p text:style-name="P421">Sem revestimento (Leito natural) -1</text:p>
            <text:p text:style-name="P421">Revestimento primário (solto) -2</text:p>
            <text:p text:style-name="P421">Pavimentado -3</text:p>
            <text:p text:style-name="P327">Calçado -4 !</text:p>
          </table:table-cell>
          <table:table-cell table:style-name="Tabela8.E7" office:value-type="string">
            <text:p text:style-name="P202">Permanente <text:span text:style-name="T8">-1</text:span></text:p>
            <text:p text:style-name="P202"/>
            <text:p text:style-name="P434">V – <text:span text:style-name="T235">junto com tipo 4</text:span></text:p>
          </table:table-cell>
          <table:table-cell table:style-name="Tabela8.F6" office:value-type="string">
            <text:p text:style-name="P424">Mínimo 1</text:p>
            <text:p text:style-name="P369"/>
            <text:p text:style-name="P437">V – <text:span text:style-name="T235">junto com tipo </text:span><text:span text:style-name="T236">2</text:span></text:p>
          </table:table-cell>
          <table:table-cell table:style-name="Tabela8.G7" office:value-type="string">
            <text:p text:style-name="P424">Mínimo 1</text:p>
            <text:p text:style-name="P424"/>
            <text:p text:style-name="P437">V - <text:span text:style-name="T235">junto com tipo </text:span><text:span text:style-name="T236">2</text:span></text:p>
          </table:table-cell>
          <table:table-cell table:style-name="Tabela8.H6" office:value-type="string">
            <text:p text:style-name="P47">Não -2</text:p>
            <text:p text:style-name="P47">Sim -1</text:p>
          </table:table-cell>
          <table:table-cell table:style-name="Tabela8.I7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5">junto com tipo 3</text:span></text:p>
          </table:table-cell>
          <table:covered-table-cell/>
          <table:table-cell table:style-name="Tabela8.L7" office:value-type="string">
            <text:p text:style-name="P204">Desconhecida <text:span text:style-name="T8">-0</text:span></text:p>
            <text:p text:style-name="P204"/>
            <text:p text:style-name="P435">V – <text:span text:style-name="T235">junto com tipo 3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202">Trilha ou Picada <text:span text:style-name="T8">-6</text:span></text:p>
          </table:table-cell>
          <table:table-cell table:style-name="Tabela8.D7" office:value-type="string">
            <text:p text:style-name="P202">Sem revestimento (Leito natural) <text:span text:style-name="T9">-1</text:span></text:p>
            <text:p text:style-name="P202"/>
            <text:p text:style-name="P438">V – <text:span text:style-name="T235">junto com tipo 3</text:span></text:p>
          </table:table-cell>
          <table:table-cell table:style-name="Tabela8.E7" office:value-type="string">
            <text:p text:style-name="P202">Periódico <text:span text:style-name="T8">-2</text:span></text:p>
            <text:p text:style-name="P202"/>
            <text:p text:style-name="P434">V – <text:span text:style-name="T235">junto com tipo 3</text:span></text:p>
          </table:table-cell>
          <table:table-cell table:style-name="Tabela8.F7" office:value-type="string">
            <text:p text:style-name="P368">1</text:p>
            <text:p text:style-name="P368"/>
            <text:p text:style-name="P437">V – <text:span text:style-name="T235">junto com tipo 3</text:span></text:p>
          </table:table-cell>
          <table:table-cell table:style-name="Tabela8.G7" office:value-type="string">
            <text:p text:style-name="P368">1</text:p>
            <text:p text:style-name="P368"/>
            <text:p text:style-name="P437">V - <text:span text:style-name="T235">junto com tipo 3</text:span></text:p>
          </table:table-cell>
          <table:table-cell table:style-name="Tabela8.H7" office:value-type="string">
            <text:p text:style-name="P47">Não -2</text:p>
            <text:p text:style-name="P47"/>
            <text:p text:style-name="P436">V – <text:span text:style-name="T235">junto com tipo 3</text:span></text:p>
          </table:table-cell>
          <table:table-cell table:style-name="Tabela8.I7" office:value-type="string">
            <text:p text:style-name="P89">Construída -3</text:p>
            <text:p text:style-name="P89"/>
            <text:p text:style-name="P429">V – <text:span text:style-name="T235">junto com tipo 3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5">junto com tipo 3</text:span></text:p>
          </table:table-cell>
          <table:covered-table-cell/>
          <table:table-cell table:style-name="Tabela8.L7" office:value-type="string">
            <text:p text:style-name="P202">Desconhecida <text:span text:style-name="T8">-0</text:span></text:p>
            <text:p text:style-name="P202"/>
            <text:p text:style-name="P435">V – <text:span text:style-name="T235">junto com tipo 3</text:span></text:p>
          </table:table-cell>
          <table:covered-table-cell/>
        </table:table-row>
      </table:table>
      <text:p text:style-name="P579">Obs de sigla: </text:p>
      <text:p text:style-name="P575">V - (sigla is not NULL and not (jurisdicao in (1,2))) or (jurisdicao in (1,2) and sigla is NULL)</text:p>
      <text:p text:style-name="P575">V - jurisdicao in (1) and not (array_contains( array_foreach( string_to_array( sigla,';'),(regexp_match( @element, '^BR-\\\\d\\\\d\\\\d$'))), true))</text:p>
      <text:p text:style-name="P575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576"/>
      <text:p text:style-name="P577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1739514951968">
          <table:table-cell table:style-name="Tabela22.A1" office:value-type="string">
            <text:p text:style-name="P37">Classe</text:p>
          </table:table-cell>
          <table:table-cell table:style-name="Tabela22.B1" table:number-columns-spanned="2" office:value-type="string">
            <text:p text:style-name="P90"><text:span text:style-name="T103">llp_</text:span><text:span text:style-name="T101">delimitacao_fisica</text:span><text:span text:style-name="T74"> [L]</text:span></text:p>
          </table:table-cell>
          <table:covered-table-cell/>
        </table:table-row>
        <table:table-row table:style-name="TableLine1739514972096">
          <table:table-cell table:style-name="Tabela22.A2" office:value-type="string">
            <text:p text:style-name="P37">Atributo</text:p>
          </table:table-cell>
          <table:table-cell table:style-name="Tabela22.A2" office:value-type="string">
            <text:p text:style-name="P208">tipo<text:span text:style-name="T5"> (1)</text:span></text:p>
          </table:table-cell>
          <table:table-cell table:style-name="Tabela22.C2" office:value-type="string">
            <text:p text:style-name="P234">material_construcao<text:span text:style-name="T5"> (1)</text:span></text:p>
          </table:table-cell>
        </table:table-row>
        <table:table-row table:style-name="TableLine1739514978624">
          <table:table-cell table:style-name="Tabela22.A4" table:number-rows-spanned="2" office:value-type="string">
            <text:p text:style-name="P37">Domínio</text:p>
          </table:table-cell>
          <table:table-cell table:style-name="Tabela22.B3" office:value-type="string">
            <text:p text:style-name="P258">Cerca -1</text:p>
          </table:table-cell>
          <table:table-cell table:style-name="Tabela22.C3" office:value-type="string">
            <text:p text:style-name="P212">Desconhecido -0</text:p>
            <text:p text:style-name="P212">Madeira -5</text:p>
            <text:p text:style-name="P402"><text:span text:style-name="T57">Outros</text:span><text:span text:style-name="T56"> -</text:span>98</text:p>
            <text:p text:style-name="P212"/>
            <text:p text:style-name="P536">V - tipo in (1) and not (material_construcao in (0,5,98))</text:p>
          </table:table-cell>
        </table:table-row>
        <table:table-row table:style-name="TableLine1739514972640">
          <table:covered-table-cell/>
          <table:table-cell table:style-name="Tabela22.B4" office:value-type="string">
            <text:p text:style-name="P329">Muro -2<text:span text:style-name="T1"> !</text:span></text:p>
            <text:p text:style-name="P329"/>
            <text:p text:style-name="P489">! - tipo in (2)</text:p>
          </table:table-cell>
          <table:table-cell table:style-name="Tabela22.C4" office:value-type="string">
            <text:p text:style-name="P213">Desconhecido -0</text:p>
            <text:p text:style-name="P212">Alvenaria -1</text:p>
            <text:p text:style-name="P212">Rocha -4</text:p>
            <text:p text:style-name="P115"><text:span text:style-name="T199">Outros</text:span> -98</text:p>
            <text:p text:style-name="P212"/>
            <text:p text:style-name="P536">V - tipo in (2) and not (material_construcao in (0,1,4,98))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1739514978896">
          <table:table-cell table:style-name="Tabela19.A1" office:value-type="string">
            <text:p text:style-name="P37">Classe</text:p>
          </table:table-cell>
          <table:table-cell table:style-name="Tabela19.B1" table:number-columns-spanned="5" office:value-type="string">
            <text:p text:style-name="P93"><text:span text:style-name="T27">llp_limite_especial [L A] / aquisicao_centroide_limite_especial </text:span><text:span text:style-name="T217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39514965840">
          <table:table-cell table:style-name="Tabela19.A2" office:value-type="string">
            <text:p text:style-name="P37">Atributo</text:p>
          </table:table-cell>
          <table:table-cell table:style-name="Tabela19.A2" office:value-type="string">
            <text:p text:style-name="P154">nome<text:span text:style-name="T6"> (0..1)</text:span></text:p>
          </table:table-cell>
          <table:table-cell table:style-name="Tabela19.A2" office:value-type="string">
            <text:p text:style-name="P154">tipo<text:span text:style-name="T5"> (1)</text:span></text:p>
          </table:table-cell>
          <table:table-cell table:style-name="Tabela19.A2" office:value-type="string">
            <text:p text:style-name="P94">geometria_aproximada<text:span text:style-name="T5"> (1)</text:span></text:p>
          </table:table-cell>
          <table:table-cell table:style-name="Tabela19.A2" office:value-type="string">
            <text:p text:style-name="P95"><text:span text:style-name="T200">s</text:span>obreposto <text:span text:style-name="T201">(1)</text:span></text:p>
          </table:table-cell>
          <table:table-cell table:style-name="Tabela19.F2" office:value-type="string">
            <text:p text:style-name="P95">exibir_rotulo_aproximado <text:span text:style-name="T201">(1)</text:span></text:p>
          </table:table-cell>
        </table:table-row>
        <table:table-row table:style-name="TableLine1739514974544">
          <table:table-cell table:style-name="Tabela19.A3" office:value-type="string">
            <text:p text:style-name="P37">Domínio</text:p>
          </table:table-cell>
          <table:table-cell table:style-name="Tabela19.B3" office:value-type="string">
            <text:p text:style-name="P514">A ser preenchido</text:p>
            <text:p text:style-name="P532">(*)</text:p>
          </table:table-cell>
          <table:table-cell table:style-name="Tabela19.C3" office:value-type="string">
            <text:p text:style-name="P86">Terra pública -1</text:p>
            <text:p text:style-name="P86">Terra indígena -2</text:p>
            <text:p text:style-name="P86"/>
            <text:p text:style-name="P239">Área de Proteção Ambiental – APA -24</text:p>
            <text:p text:style-name="P239">Área de Relevante Interesse Ecológico – ARIE -25</text:p>
            <text:p text:style-name="P239">Floresta – FLO -26</text:p>
            <text:p text:style-name="P235">Reserva de Desenvolvimento Sustentável – RDS -27</text:p>
            <text:p text:style-name="P239">Reserva Extrativista – RESEX -28</text:p>
            <text:p text:style-name="P235">Reserva de Fauna – REFAU -29</text:p>
            <text:p text:style-name="P235">Reserva Particular do Patrimônio Natural – RPPN -30</text:p>
            <text:p text:style-name="P239">Estação Ecológica – ESEC -31</text:p>
            <text:p text:style-name="P239">Parque – PAR -32</text:p>
            <text:p text:style-name="P239">Monumento Natural – MONA -33</text:p>
            <text:p text:style-name="P239">Reserva Biológica – REBIO -34</text:p>
            <text:p text:style-name="P239">Refúgio de Vida Silvestre – RVS -35</text:p>
            <text:p text:style-name="P239"/>
            <text:p text:style-name="P143">Área militar<text:span text:style-name="T27"> -36</text:span></text:p>
          </table:table-cell>
          <table:table-cell table:style-name="Tabela19.D3" office:value-type="string">
            <text:p text:style-name="P48">Sim -1</text:p>
            <text:p text:style-name="P51">Não -2</text:p>
          </table:table-cell>
          <table:table-cell table:style-name="Tabela19.E3" office:value-type="string">
            <text:p text:style-name="P51">Sim -1</text:p>
            <text:p text:style-name="P51">Não -2</text:p>
          </table:table-cell>
          <table:table-cell table:style-name="Tabela19.F3" office:value-type="string">
            <text:p text:style-name="P49">Sim -1</text:p>
            <text:p text:style-name="P313">Não -2 !</text:p>
            <text:p text:style-name="P313"/>
            <text:p text:style-name="P490">! - exibir_rotulo_aproximado in (2)</text:p>
          </table:table-cell>
        </table:table-row>
      </table:table>
      <text:p text:style-name="P8"/>
      <text:p text:style-name="P8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1739514976448">
          <table:table-cell table:style-name="Tabela18.A1" office:value-type="string">
            <text:p text:style-name="P34">Classe</text:p>
          </table:table-cell>
          <table:table-cell table:style-name="Tabela18.B1" table:number-columns-spanned="5" office:value-type="string">
            <text:p text:style-name="P96">l<text:span text:style-name="T26">llp_limite_legal</text:span> <text:span text:style-name="T72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39514981888">
          <table:table-cell table:style-name="Tabela18.A2" office:value-type="string">
            <text:p text:style-name="P34">Atributo</text:p>
          </table:table-cell>
          <table:table-cell table:style-name="Tabela18.A2" office:value-type="string">
            <text:p text:style-name="P155">nome<text:span text:style-name="T6"> (0..1)</text:span></text:p>
          </table:table-cell>
          <table:table-cell table:style-name="Tabela18.A2" office:value-type="string">
            <text:p text:style-name="P156">tipo<text:span text:style-name="T5"> (1)</text:span></text:p>
          </table:table-cell>
          <table:table-cell table:style-name="Tabela18.A2" office:value-type="string">
            <text:p text:style-name="P94">geometria_aproximada<text:span text:style-name="T5"> (1)</text:span></text:p>
          </table:table-cell>
          <table:table-cell table:style-name="Tabela18.A2" office:value-type="string">
            <text:p text:style-name="P95"><text:span text:style-name="T200">s</text:span>obreposto <text:span text:style-name="T201">(1)</text:span></text:p>
          </table:table-cell>
          <table:table-cell table:style-name="Tabela18.F2" office:value-type="string">
            <text:p text:style-name="P95">exibir_rotulo_aproximado <text:span text:style-name="T201">(1)</text:span></text:p>
          </table:table-cell>
        </table:table-row>
        <table:table-row table:style-name="TableLine1739514994128">
          <table:table-cell table:style-name="Tabela18.A4" table:number-rows-spanned="2" office:value-type="string">
            <text:p text:style-name="P34">Domínio</text:p>
          </table:table-cell>
          <table:table-cell table:style-name="Tabela18.B4" table:number-rows-spanned="2" office:value-type="string">
            <text:p text:style-name="P511">A ser preenchido</text:p>
          </table:table-cell>
          <table:table-cell table:style-name="Tabela18.C3" office:value-type="string">
            <text:p text:style-name="P391">Limite Internacional -1</text:p>
            <text:p text:style-name="P392">Limite Estadual -2</text:p>
            <text:p text:style-name="P392">Limite Municipal -3</text:p>
            <text:p text:style-name="P375">[L]</text:p>
          </table:table-cell>
          <table:table-cell table:style-name="Tabela18.D3" office:value-type="string">
            <text:p text:style-name="P51">Sim -1</text:p>
            <text:p text:style-name="P51">Não -2</text:p>
          </table:table-cell>
          <table:table-cell table:style-name="Tabela18.E3" office:value-type="string">
            <text:p text:style-name="P51">Sim -1</text:p>
            <text:p text:style-name="P51">Não -2</text:p>
          </table:table-cell>
          <table:table-cell table:style-name="Tabela18.F3" office:value-type="string">
            <text:p text:style-name="P51">Sim -1</text:p>
            <text:p text:style-name="P312">Não -2 !</text:p>
            <text:p text:style-name="P312"/>
            <text:p text:style-name="P490">! - exibir_rotulo_aproximado in (2)</text:p>
          </table:table-cell>
        </table:table-row>
        <table:table-row table:style-name="TableLine1739514982160">
          <table:covered-table-cell/>
          <table:covered-table-cell/>
          <table:table-cell table:style-name="Tabela18.C4" office:value-type="string">
            <text:p text:style-name="P391">País -4</text:p>
            <text:p text:style-name="P390">Unidade federação -5</text:p>
            <text:p text:style-name="P392">Município -6</text:p>
            <text:p text:style-name="P392">Distrito -7</text:p>
            <text:p text:style-name="P393">Área urbana isolada – Vila – 8</text:p>
            <text:p text:style-name="P393">Área urbana isolada – Cidade - 9</text:p>
            <text:p text:style-name="P375">[A]</text:p>
          </table:table-cell>
          <table:table-cell table:style-name="Tabela18.D4" office:value-type="string">
            <text:p text:style-name="P51">Sim -1</text:p>
            <text:p text:style-name="P51">Não -2</text:p>
          </table:table-cell>
          <table:table-cell table:style-name="Tabela18.E4" office:value-type="string">
            <text:p text:style-name="P412">Não previsto para este tipo geométrico</text:p>
          </table:table-cell>
          <table:table-cell table:style-name="Tabela18.F4" office:value-type="string">
            <text:p text:style-name="P413">Não previsto para este tipo geométrico</text:p>
          </table:table-cell>
        </table:table-row>
      </table:table>
      <text:p text:style-name="P3"/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1739514964208">
          <table:table-cell table:style-name="Tabela12.A1" office:value-type="string">
            <text:p text:style-name="P37">Classe</text:p>
          </table:table-cell>
          <table:table-cell table:style-name="Tabela12.B1" table:number-columns-spanned="3" office:value-type="string">
            <text:p text:style-name="P196">llp_localidade <text:span text:style-name="T67">[P]</text:span></text:p>
          </table:table-cell>
          <table:covered-table-cell/>
          <table:covered-table-cell/>
        </table:table-row>
        <table:table-row table:style-name="TableLine1739514990864">
          <table:table-cell table:style-name="Tabela12.A2" office:value-type="string">
            <text:p text:style-name="P37">Atributo</text:p>
          </table:table-cell>
          <table:table-cell table:style-name="Tabela12.A2" office:value-type="string">
            <text:p text:style-name="P154">nome<text:span text:style-name="T6"> (1)</text:span></text:p>
          </table:table-cell>
          <table:table-cell table:style-name="Tabela12.A2" office:value-type="string">
            <text:p text:style-name="P154">tipo<text:span text:style-name="T5"> (1)</text:span></text:p>
          </table:table-cell>
          <table:table-cell table:style-name="Tabela12.D2" office:value-type="string">
            <text:p text:style-name="P126">populacao</text:p>
          </table:table-cell>
        </table:table-row>
        <table:table-row table:style-name="TableLine1739514984608">
          <table:table-cell table:style-name="Tabela12.A3" office:value-type="string">
            <text:p text:style-name="P37">Domínio</text:p>
          </table:table-cell>
          <table:table-cell table:style-name="Tabela12.B3" office:value-type="string">
            <text:p text:style-name="P514">A ser preenchido</text:p>
            <text:p text:style-name="P531">(*)</text:p>
          </table:table-cell>
          <table:table-cell table:style-name="Tabela12.C3" office:value-type="string">
            <text:p text:style-name="P371">Cidade -1</text:p>
            <text:p text:style-name="P370">Capital estadual -2</text:p>
            <text:p text:style-name="P370">Capital federal -3</text:p>
            <text:p text:style-name="P370">Vila -4</text:p>
            <text:p text:style-name="P21">Aglomerado rural isolado – Núcleo -5</text:p>
            <text:p text:style-name="P371">Aglomerado rural isolado – Povoado -6</text:p>
            <text:p text:style-name="P371">Outros aglomerados rurais – Lugarejo -7</text:p>
            <text:p text:style-name="P371">Nome local -8</text:p>
          </table:table-cell>
          <table:table-cell table:style-name="Tabela12.D3" office:value-type="string">
            <text:p text:style-name="P427">Inteiro</text:p>
            <text:p text:style-name="P427"/>
            <text:p text:style-name="P444"><text:span text:style-name="T48">V - </text:span><text:span text:style-name="T58">(tipo in (1,2,3) and (populacao is NULL)) or (not(tipo in (1,2,3)) and (not(populacao is NULL)))</text:span></text:p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1739514991136">
          <table:table-cell table:style-name="Tabela23.A1" office:value-type="string">
            <text:p text:style-name="P34">Classe</text:p>
          </table:table-cell>
          <table:table-cell table:style-name="Tabela23.B1" table:number-columns-spanned="12" office:value-type="string">
            <text:p text:style-name="P173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39514988960">
          <table:table-cell table:style-name="Tabela23.A2" office:value-type="string">
            <text:p text:style-name="P34">Atributo</text:p>
          </table:table-cell>
          <table:table-cell table:style-name="Tabela23.A2" office:value-type="string">
            <text:p text:style-name="P232">cod_ponto<text:span text:style-name="T5"> (1)</text:span></text:p>
          </table:table-cell>
          <table:table-cell table:style-name="Tabela23.A2" office:value-type="string">
            <text:p text:style-name="P232">tipo<text:span text:style-name="T5"> (1)</text:span></text:p>
          </table:table-cell>
          <table:table-cell table:style-name="Tabela23.A2" office:value-type="string">
            <text:p text:style-name="P232">tipo_ref<text:span text:style-name="T5"> (1)</text:span></text:p>
          </table:table-cell>
          <table:table-cell table:style-name="Tabela23.A2" office:value-type="string">
            <text:p text:style-name="P232">altitude_<text:span text:style-name="T141">ortométrica (1)</text:span></text:p>
          </table:table-cell>
          <table:table-cell table:style-name="Tabela23.A2" office:value-type="string">
            <text:p text:style-name="P232">altitude_<text:span text:style-name="T141">geometrica (1)</text:span></text:p>
          </table:table-cell>
          <table:table-cell table:style-name="Tabela23.A2" office:value-type="string">
            <text:p text:style-name="P233">sistema_geodesico<text:span text:style-name="T5"> (1)</text:span></text:p>
          </table:table-cell>
          <table:table-cell table:style-name="Tabela23.A2" office:value-type="string">
            <text:p text:style-name="P232">referencial_altim<text:span text:style-name="T5"> (1)</text:span></text:p>
          </table:table-cell>
          <table:table-cell table:style-name="Tabela23.A2" office:value-type="string">
            <text:p text:style-name="P337">referencial_grav (1)</text:p>
          </table:table-cell>
          <table:table-cell table:style-name="Tabela23.A2" office:value-type="string">
            <text:p text:style-name="P232">situacao_marco<text:span text:style-name="T5"> (1)</text:span></text:p>
          </table:table-cell>
          <table:table-cell table:style-name="Tabela23.A2" office:value-type="string">
            <text:p text:style-name="P232">orgao_responsavel<text:span text:style-name="T5"> (1)</text:span></text:p>
          </table:table-cell>
          <table:table-cell table:style-name="Tabela23.A2" office:value-type="string">
            <text:p text:style-name="P232">latitude<text:span text:style-name="T5"> (1)</text:span></text:p>
          </table:table-cell>
          <table:table-cell table:style-name="Tabela23.M2" office:value-type="string">
            <text:p text:style-name="P232">longitude<text:span text:style-name="T5"> (1)</text:span></text:p>
          </table:table-cell>
        </table:table-row>
        <table:table-row table:style-name="TableLine1739514991408">
          <table:table-cell table:style-name="Tabela23.A6" table:number-rows-spanned="4" office:value-type="string">
            <text:p text:style-name="P34">Domínio</text:p>
          </table:table-cell>
          <table:table-cell table:style-name="Tabela23.B6" table:number-rows-spanned="4" office:value-type="string">
            <text:p text:style-name="P511">A ser preenchido</text:p>
          </table:table-cell>
          <table:table-cell table:style-name="Tabela23.C3" office:value-type="string">
            <text:p text:style-name="P250">Vértice de Triangulação – VT -1</text:p>
            <text:p text:style-name="P241">Estação de Poligonal – EP -4</text:p>
            <text:p text:style-name="P241">Ponto Astronômico – PA -5</text:p>
            <text:p text:style-name="P250">Ponto Trigonométrico – RV -7</text:p>
            <text:p text:style-name="P241">Ponto de Satélite – SAT -8</text:p>
            <text:p text:style-name="P250">Ponto de controle -9</text:p>
            <text:p text:style-name="P250">Centro perspectivo -12</text:p>
            <text:p text:style-name="P241">Ponto fotogramétrico -13</text:p>
          </table:table-cell>
          <table:table-cell table:style-name="Tabela23.D3" office:value-type="string">
            <text:p text:style-name="P242">Planimétrico -2</text:p>
            <text:p text:style-name="P251">Planialtimétrico -3</text:p>
            <text:p text:style-name="P446"/>
            <text:p text:style-name="P446">V - tipo in (1, 4, 5, 7, 8, 9, 12, 13, 14, 15, 16) and not (tipo_ref in (2, 3))</text:p>
          </table:table-cell>
          <table:table-cell table:style-name="Tabela23.E6" table:number-rows-spanned="4" office:value-type="string">
            <text:p text:style-name="P512">A ser preenchido</text:p>
          </table:table-cell>
          <table:table-cell table:style-name="Tabela23.F6" table:number-rows-spanned="4" office:value-type="string">
            <text:p text:style-name="P512">A ser preenchido</text:p>
          </table:table-cell>
          <table:table-cell table:style-name="Tabela23.G6" table:number-rows-spanned="4" office:value-type="string">
            <text:p text:style-name="P264">SAD 69 -1</text:p>
            <text:p text:style-name="P264">SIRGAS 2000 -2</text:p>
            <text:p text:style-name="P264">WGS-84 -3</text:p>
            <text:p text:style-name="P264">Córrego Alegre -4</text:p>
            <text:p text:style-name="P262">Astro Chuá -5</text:p>
            <text:p text:style-name="P263"><text:span text:style-name="T140">SAD-69 (96)</text:span> -<text:span text:style-name="T140">6</text:span></text:p>
            <text:p text:style-name="P373">Outra referência - 98</text:p>
          </table:table-cell>
          <table:table-cell table:style-name="Tabela23.H6" table:number-rows-spanned="4" office:value-type="string">
            <text:p text:style-name="P259">Torres -1</text:p>
            <text:p text:style-name="P254">Imbituba -2</text:p>
            <text:p text:style-name="P254">Santana -3</text:p>
            <text:p text:style-name="P259"><text:span text:style-name="T139">Outra referência</text:span> -4</text:p>
          </table:table-cell>
          <table:table-cell table:style-name="Tabela23.I3" office:value-type="string">
            <text:p text:style-name="P256">Não aplicável -97</text:p>
            <text:p text:style-name="P447"/>
            <text:p text:style-name="P267"><text:span text:style-name="T52">V - tipo in (1, 2, 4, 5, 6, 7, 8, 9, 12, 13, </text:span><text:span text:style-name="T53">14, 15, 16</text:span></text:p>
            <text:p text:style-name="P447">) and not (referencial_grav in (97))</text:p>
          </table:table-cell>
          <table:table-cell table:style-name="Tabela23.J5" table:number-rows-spanned="3" office:value-type="string">
            <text:p text:style-name="P254">Bom -1</text:p>
            <text:p text:style-name="P254">Destruído -2</text:p>
            <text:p text:style-name="P260">Destruído sem chapa -3</text:p>
            <text:p text:style-name="P254">Destruído com chapa danificada -4</text:p>
            <text:p text:style-name="P254">Não encontrado -5</text:p>
            <text:p text:style-name="P254">Não visitado -6</text:p>
            <text:p text:style-name="P448"/>
            <text:p text:style-name="P448">V - tipo in (1, 2, 3, 4, 5, 6, 7, 8, 9, 12, 13) and not (situacao_marco in (1, 2, 3, 4, 5, 6))</text:p>
          </table:table-cell>
          <table:table-cell table:style-name="Tabela23.K6" table:number-rows-spanned="4" office:value-type="string">
            <text:p text:style-name="P512">A ser preenchido</text:p>
          </table:table-cell>
          <table:table-cell table:style-name="Tabela23.L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  <table:table-cell table:style-name="Tabela23.M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</table:table-row>
        <table:table-row table:style-name="TableLine1739514938912">
          <table:covered-table-cell/>
          <table:covered-table-cell/>
          <table:table-cell table:style-name="Tabela23.C4" office:value-type="string">
            <text:p text:style-name="P243">Estação Gravimétrica – EG -3</text:p>
          </table:table-cell>
          <table:table-cell table:style-name="Tabela23.D4" office:value-type="string">
            <text:p text:style-name="P243">Gravimétrico -4</text:p>
            <text:p text:style-name="P243"/>
            <text:p text:style-name="P266"><text:span text:style-name="T51">V - </text:span><text:span text:style-name="T52">tipo in (3) and not (tipo_ref in (4)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60">Postdam 1930 -1</text:p>
            <text:p text:style-name="P255">IGSN71 -2</text:p>
            <text:p text:style-name="P260">Absoluto -3</text:p>
            <text:p text:style-name="P255">Local -4</text:p>
            <text:p text:style-name="P372">RGFB - 5</text:p>
            <text:p text:style-name="P255"/>
            <text:p text:style-name="P266"><text:span text:style-name="T51">V - </text:span><text:span text:style-name="T52">tipo in (3) and not (referencial_grav in (1, 2, 3, 4)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39514931840">
          <table:covered-table-cell/>
          <table:covered-table-cell/>
          <table:table-cell table:style-name="Tabela23.C5" office:value-type="string">
            <text:p text:style-name="P250">Referência de Nível – RN -2</text:p>
            <text:p text:style-name="P243">Ponto Barométrico – B -6</text:p>
          </table:table-cell>
          <table:table-cell table:style-name="Tabela23.D5" office:value-type="string">
            <text:p text:style-name="P243">Altimétrico -1</text:p>
            <text:p text:style-name="P243"/>
            <text:p text:style-name="P266"><text:span text:style-name="T51">V - </text:span><text:span text:style-name="T52">tipo in (2,6) and not (tipo_ref in (1)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56">Não aplicável -97</text:p>
            <text:p text:style-name="P261"/>
            <text:p text:style-name="P453"><text:span text:style-name="T54">V – </text:span><text:span text:style-name="T55">junto com tipo 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39514943264">
          <table:covered-table-cell/>
          <table:covered-table-cell/>
          <table:table-cell table:style-name="Tabela23.C6" office:value-type="string">
            <text:p text:style-name="P250">Marco internacional -14</text:p>
            <text:p text:style-name="P243">Marco estadual -15</text:p>
            <text:p text:style-name="P244">Marco municipal -16</text:p>
          </table:table-cell>
          <table:table-cell table:style-name="Tabela23.D6" office:value-type="string">
            <text:p text:style-name="P251">Planimétrico -2</text:p>
            <text:p text:style-name="P451">Planialtimétrico -3</text:p>
            <text:p text:style-name="P450"/>
            <text:p text:style-name="P454"><text:span text:style-name="T54">V - </text:span><text:span text:style-name="T55">junto com tipo 1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56">Não aplicável -97</text:p>
            <text:p text:style-name="P256"/>
            <text:p text:style-name="P452"><text:span text:style-name="T54">V – </text:span><text:span text:style-name="T55">junto com tipo 1</text:span></text:p>
          </table:table-cell>
          <table:table-cell table:style-name="Tabela23.J6" office:value-type="string">
            <text:p text:style-name="P257">Não aplicável -97</text:p>
            <text:p text:style-name="P449"/>
            <text:p text:style-name="P449">V - tipo in (14, 15, 16) and not (situacao_marco in (97))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8H58M53S</meta:editing-duration>
    <meta:editing-cycles>552</meta:editing-cycles>
    <meta:generator>LibreOffice/7.0.6.2$Windows_X86_64 LibreOffice_project/144abb84a525d8e30c9dbbefa69cbbf2d8d4ae3b</meta:generator>
    <dc:date>2022-07-12T16:20:16.488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723" meta:word-count="6317" meta:character-count="36296" meta:non-whitespace-character-count="31509"/>
  </office:meta>
</office:document-meta>
</file>